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1" svg:font-family="FreeSerif" style:font-adornments="Dőlt" style:font-pitch="variable"/>
    <style:font-face style:name="FreeSerif4" svg:font-family="FreeSerif" style:font-adornments="Félkövér" style:font-pitch="variable"/>
    <style:font-face style:name="FreeSerif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Dőlt" style:font-family-generic="swiss" style:font-pitch="variable"/>
    <style:font-face style:name="DejaVu Sans2" svg:font-family="'DejaVu Sans'" style:font-adornments="Általános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áblázat1" style:family="table">
      <style:table-properties style:width="5.63cm" fo:margin-left="0cm" fo:margin-right="0.953cm" fo:margin-top="0.499cm" fo:margin-bottom="0.499cm" table:align="margins"/>
    </style:style>
    <style:style style:name="Táblázat1.A" style:family="table-column">
      <style:table-column-properties style:column-width="2.815cm" style:rel-column-width="32767*"/>
    </style:style>
    <style:style style:name="Táblázat1.B" style:family="table-column">
      <style:table-column-properties style:column-width="2.815cm" style:rel-column-width="32768*"/>
    </style:style>
    <style:style style:name="Táblázat1.A1" style:family="table-cell">
      <style:table-cell-properties fo:background-color="#e6e6e6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áblázat1.B1" style:family="table-cell">
      <style:table-cell-properties fo:background-color="#e6e6e6" fo:padding="0cm" fo:border="0.002cm solid #000000">
        <style:background-image/>
      </style:table-cell-properties>
    </style:style>
    <style:style style:name="Táblázat1.A2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áblázat1.A7" style:family="table-cell">
      <style:table-cell-properties fo:background-color="#cccccc" fo:padding="0cm" fo:border-left="0.002cm solid #000000" fo:border-right="none" fo:border-top="none" fo:border-bottom="0.002cm solid #000000">
        <style:background-image/>
      </style:table-cell-properties>
    </style:style>
    <style:style style:name="Táblázat1.B7" style:family="table-cell">
      <style:table-cell-properties fo:background-color="#cccccc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áblázat3" style:family="table">
      <style:table-properties style:width="7.142cm" table:align="left"/>
    </style:style>
    <style:style style:name="Táblázat3.A" style:family="table-column">
      <style:table-column-properties style:column-width="1.785cm"/>
    </style:style>
    <style:style style:name="Táblázat3.D" style:family="table-column">
      <style:table-column-properties style:column-width="1.787cm"/>
    </style:style>
    <style:style style:name="Táblázat3.A1" style:family="table-cell">
      <style:table-cell-properties fo:background-color="#999999" fo:padding="0.097cm" fo:border="0.018cm solid #000000">
        <style:background-image/>
      </style:table-cell-properties>
    </style:style>
    <style:style style:name="Táblázat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áblázat3.D2" style:family="table-cell">
      <style:table-cell-properties fo:background-color="#e6e6e6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áblázat3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.A7" style:family="table-cell">
      <style:table-cell-properties fo:padding="0.097cm" fo:border-left="0.002cm solid #000000" fo:border-right="none" fo:border-top="none" fo:border-bottom="0.002cm solid #000000"/>
    </style:style>
    <style:style style:name="Táblázat3.C7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3.D7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3" style:family="table">
      <style:table-properties style:width="7.112cm" table:align="left"/>
    </style:style>
    <style:style style:name="Tábla3.A" style:family="table-column">
      <style:table-column-properties style:column-width="1.776cm"/>
    </style:style>
    <style:style style:name="Tábla3.B" style:family="table-column">
      <style:table-column-properties style:column-width="1.778cm"/>
    </style:style>
    <style:style style:name="Tábla3.D" style:family="table-column">
      <style:table-column-properties style:column-width="1.78cm"/>
    </style:style>
    <style:style style:name="Tábla3.A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a5" style:family="table">
      <style:table-properties style:width="12.326cm" fo:margin-left="2.545cm" fo:margin-right="2.429cm" fo:margin-top="0.499cm" fo:margin-bottom="0.499cm" table:align="margins"/>
    </style:style>
    <style:style style:name="Tábla5.A" style:family="table-column">
      <style:table-column-properties style:column-width="2.27cm" style:rel-column-width="12068*"/>
    </style:style>
    <style:style style:name="Tábla5.B" style:family="table-column">
      <style:table-column-properties style:column-width="2.612cm" style:rel-column-width="13885*"/>
    </style:style>
    <style:style style:name="Tábla5.C" style:family="table-column">
      <style:table-column-properties style:column-width="1.311cm" style:rel-column-width="6971*"/>
    </style:style>
    <style:style style:name="Tábla5.D" style:family="table-column">
      <style:table-column-properties style:column-width="1.159cm" style:rel-column-width="6164*"/>
    </style:style>
    <style:style style:name="Tábla5.E" style:family="table-column">
      <style:table-column-properties style:column-width="1.302cm" style:rel-column-width="6923*"/>
    </style:style>
    <style:style style:name="Tábla5.F" style:family="table-column">
      <style:table-column-properties style:column-width="1.214cm" style:rel-column-width="6452*"/>
    </style:style>
    <style:style style:name="Tábla5.G" style:family="table-column">
      <style:table-column-properties style:column-width="1.279cm" style:rel-column-width="6798*"/>
    </style:style>
    <style:style style:name="Tábla5.H" style:family="table-column">
      <style:table-column-properties style:column-width="1.18cm" style:rel-column-width="6274*"/>
    </style:style>
    <style:style style:name="Táb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5.G1" style:family="table-cell">
      <style:table-cell-properties fo:background-color="#cccccc" fo:padding="0.097cm" fo:border="0.002cm solid #000000">
        <style:background-image/>
      </style:table-cell-properties>
    </style:style>
    <style:style style:name="Tábla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5.D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a5.H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5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9" style:family="table">
      <style:table-properties style:width="19.436cm" fo:margin-left="-1.023cm" fo:margin-right="-1.113cm" table:align="margins" style:may-break-between-rows="false"/>
    </style:style>
    <style:style style:name="Táblázat9.A" style:family="table-column">
      <style:table-column-properties style:column-width="3.378cm" style:rel-column-width="11389*"/>
    </style:style>
    <style:style style:name="Táblázat9.B" style:family="table-column">
      <style:table-column-properties style:column-width="16.058cm" style:rel-column-width="54146*"/>
    </style:style>
    <style:style style:name="Táblázat9.A1" style:family="table-cell">
      <style:table-cell-properties style:vertical-align="middle" fo:background-color="#ffffcc" fo:padding-left="0.349cm" fo:padding-right="0.101cm" fo:padding-top="0.101cm" fo:padding-bottom="0.101cm" fo:border="0.002cm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ázat2" style:family="table">
      <style:table-properties style:width="12.457cm" table:align="left" style:may-break-between-rows="true"/>
    </style:style>
    <style:style style:name="Táblázat2.A" style:family="table-column">
      <style:table-column-properties style:column-width="3.318cm"/>
    </style:style>
    <style:style style:name="Táblázat2.B" style:family="table-column">
      <style:table-column-properties style:column-width="5.006cm"/>
    </style:style>
    <style:style style:name="Táblázat2.C" style:family="table-column">
      <style:table-column-properties style:column-width="4.133cm"/>
    </style:style>
    <style:style style:name="Táblázat2.A1" style:family="table-cell">
      <style:table-cell-properties style:vertical-align="middle" fo:background-color="#cccccc" fo:padding-left="0.349cm" fo:padding-right="0.049cm" fo:padding-top="0.049cm" fo:padding-bottom="0.049cm" fo:border-left="0.002cm solid #000000" fo:border-right="none" fo:border-top="0.002cm solid #000000" fo:border-bottom="0.002cm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349cm" fo:padding-right="0.049cm" fo:padding-top="0.049cm" fo:padding-bottom="0.049cm" fo:border="0.002cm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349cm" fo:padding-right="0.049cm" fo:padding-top="0.049cm" fo:padding-bottom="0.049cm" fo:border-left="0.002cm solid #000000" fo:border-right="none" fo:border-top="none" fo:border-bottom="0.002cm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349cm" fo:padding-right="0.049cm" fo:padding-top="0.049cm" fo:padding-bottom="0.049cm" fo:border-left="0.002cm solid #000000" fo:border-right="0.002cm solid #000000" fo:border-top="none" fo:border-bottom="0.002cm solid #000000">
        <style:background-image/>
      </style:table-cell-properties>
    </style:style>
    <style:style style:name="Táblázat2.B3.1" style:family="table-column">
      <style:table-column-properties style:column-width="5.009cm"/>
    </style:style>
    <style:style style:name="Táblázat2.B3.2" style:family="table-column">
      <style:table-column-properties style:column-width="4.129cm"/>
    </style:style>
    <style:style style:name="Táblázat32" style:family="table" style:master-page-name="">
      <style:table-properties style:width="20.443cm" fo:margin-left="-1.727cm" fo:margin-right="-1.416cm" style:page-number="0" fo:break-before="auto" fo:break-after="auto" table:align="margins" style:may-break-between-rows="true"/>
    </style:style>
    <style:style style:name="Táblázat32.A" style:family="table-column">
      <style:table-column-properties style:column-width="0.649cm" style:rel-column-width="2083*"/>
    </style:style>
    <style:style style:name="Táblázat32.B" style:family="table-column">
      <style:table-column-properties style:column-width="3.392cm" style:rel-column-width="10875*"/>
    </style:style>
    <style:style style:name="Táblázat32.C" style:family="table-column">
      <style:table-column-properties style:column-width="1.508cm" style:rel-column-width="4835*"/>
    </style:style>
    <style:style style:name="Táblázat32.D" style:family="table-column">
      <style:table-column-properties style:column-width="4.085cm" style:rel-column-width="13093*"/>
    </style:style>
    <style:style style:name="Táblázat32.E" style:family="table-column">
      <style:table-column-properties style:column-width="10.809cm" style:rel-column-width="34649*"/>
    </style:style>
    <style:style style:name="Táblázat32.1" style:family="table-row">
      <style:table-row-properties style:keep-together="false" fo:keep-together="always"/>
    </style:style>
    <style:style style:name="Táblázat3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2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97cm" fo:border-left="0.002cm solid #000000" fo:border-right="none" fo:border-top="none" fo:border-bottom="0.002cm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2.A1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2.A16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32.A1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33" style:family="table">
      <style:table-properties style:width="10.612cm" table:align="margins" style:may-break-between-rows="false"/>
    </style:style>
    <style:style style:name="Táblázat33.A" style:family="table-column">
      <style:table-column-properties style:column-width="2.081cm" style:rel-column-width="12850*"/>
    </style:style>
    <style:style style:name="Táblázat33.B" style:family="table-column">
      <style:table-column-properties style:column-width="1.319cm" style:rel-column-width="8144*"/>
    </style:style>
    <style:style style:name="Táblázat33.C" style:family="table-column">
      <style:table-column-properties style:column-width="1.314cm" style:rel-column-width="8121*"/>
    </style:style>
    <style:style style:name="Táblázat33.D" style:family="table-column">
      <style:table-column-properties style:column-width="1.97cm" style:rel-column-width="12165*"/>
    </style:style>
    <style:style style:name="Táblázat33.E" style:family="table-column">
      <style:table-column-properties style:column-width="1.969cm" style:rel-column-width="12154*"/>
    </style:style>
    <style:style style:name="Táblázat33.F" style:family="table-column">
      <style:table-column-properties style:column-width="1.96cm" style:rel-column-width="12101*"/>
    </style:style>
    <style:style style:name="Táblázat3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3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33.C2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3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5" style:family="table">
      <style:table-properties style:width="10.081cm" style:rel-width="95%" fo:margin-left="0.153cm" table:align="left" style:may-break-between-rows="false"/>
    </style:style>
    <style:style style:name="Táblázat35.A" style:family="table-column">
      <style:table-column-properties style:column-width="2.217cm" style:rel-column-width="909*"/>
    </style:style>
    <style:style style:name="Táblázat35.B" style:family="table-column">
      <style:table-column-properties style:column-width="3.937cm" style:rel-column-width="1614*"/>
    </style:style>
    <style:style style:name="Táblázat35.C" style:family="table-column">
      <style:table-column-properties style:column-width="3.926cm" style:rel-column-width="1610*"/>
    </style:style>
    <style:style style:name="Táblázat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5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5.C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35.B2" style:family="table-cell">
      <style:table-cell-properties fo:padding="0.097cm" fo:border-left="0.002cm solid #000000" fo:border-right="none" fo:border-top="none" fo:border-bottom="0.002cm solid #000000"/>
    </style:style>
    <style:style style:name="Táblázat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6" style:family="table">
      <style:table-properties style:width="17.3cm" table:align="margins" style:may-break-between-rows="true"/>
    </style:style>
    <style:style style:name="Táblázat36.A" style:family="table-column">
      <style:table-column-properties style:column-width="0.702cm" style:rel-column-width="2659*"/>
    </style:style>
    <style:style style:name="Táblázat36.B" style:family="table-column">
      <style:table-column-properties style:column-width="3.366cm" style:rel-column-width="12746*"/>
    </style:style>
    <style:style style:name="Táblázat36.C" style:family="table-column">
      <style:table-column-properties style:column-width="1.616cm" style:rel-column-width="6121*"/>
    </style:style>
    <style:style style:name="Táblázat36.D" style:family="table-column">
      <style:table-column-properties style:column-width="3.72cm" style:rel-column-width="14093*"/>
    </style:style>
    <style:style style:name="Táblázat36.E" style:family="table-column">
      <style:table-column-properties style:column-width="7.897cm" style:rel-column-width="29916*"/>
    </style:style>
    <style:style style:name="Táblázat36.1" style:family="table-row">
      <style:table-row-properties style:keep-together="false" fo:keep-together="always"/>
    </style:style>
    <style:style style:name="Táblázat36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9" style:family="table">
      <style:table-properties style:width="17.3cm" table:align="margins" style:may-break-between-rows="true"/>
    </style:style>
    <style:style style:name="Táblázat39.A" style:family="table-column">
      <style:table-column-properties style:column-width="0.702cm" style:rel-column-width="2659*"/>
    </style:style>
    <style:style style:name="Táblázat39.B" style:family="table-column">
      <style:table-column-properties style:column-width="3.366cm" style:rel-column-width="12746*"/>
    </style:style>
    <style:style style:name="Táblázat39.C" style:family="table-column">
      <style:table-column-properties style:column-width="1.616cm" style:rel-column-width="6121*"/>
    </style:style>
    <style:style style:name="Táblázat39.D" style:family="table-column">
      <style:table-column-properties style:column-width="3.72cm" style:rel-column-width="14093*"/>
    </style:style>
    <style:style style:name="Táblázat39.E" style:family="table-column">
      <style:table-column-properties style:column-width="7.897cm" style:rel-column-width="29916*"/>
    </style:style>
    <style:style style:name="Táblázat39.1" style:family="table-row">
      <style:table-row-properties style:keep-together="false" fo:keep-together="always"/>
    </style:style>
    <style:style style:name="Táblázat3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39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40" style:family="table">
      <style:table-properties style:width="7.479cm" table:align="left" style:may-break-between-rows="false"/>
    </style:style>
    <style:style style:name="Táblázat40.A" style:family="table-column">
      <style:table-column-properties style:column-width="2.741cm"/>
    </style:style>
    <style:style style:name="Táblázat40.B" style:family="table-column">
      <style:table-column-properties style:column-width="2.367cm"/>
    </style:style>
    <style:style style:name="Táblázat40.C" style:family="table-column">
      <style:table-column-properties style:column-width="2.371cm"/>
    </style:style>
    <style:style style:name="Táblázat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0.C1" style:family="table-cell">
      <style:table-cell-properties fo:padding="0.097cm" fo:border="0.002cm solid #000000"/>
    </style:style>
    <style:style style:name="Táblázat40.A2" style:family="table-cell">
      <style:table-cell-properties fo:padding="0.097cm" fo:border-left="0.002cm solid #000000" fo:border-right="none" fo:border-top="none" fo:border-bottom="0.002cm solid #000000"/>
    </style:style>
    <style:style style:name="Táblázat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1" style:family="table">
      <style:table-properties style:width="16.981cm" table:align="right" style:may-break-between-rows="false"/>
    </style:style>
    <style:style style:name="Táblázat41.A" style:family="table-column">
      <style:table-column-properties style:column-width="0.674cm"/>
    </style:style>
    <style:style style:name="Táblázat41.B" style:family="table-column">
      <style:table-column-properties style:column-width="3.657cm"/>
    </style:style>
    <style:style style:name="Táblázat41.C" style:family="table-column">
      <style:table-column-properties style:column-width="2.164cm"/>
    </style:style>
    <style:style style:name="Táblázat41.D" style:family="table-column">
      <style:table-column-properties style:column-width="3.799cm"/>
    </style:style>
    <style:style style:name="Táblázat41.E" style:family="table-column">
      <style:table-column-properties style:column-width="6.687cm"/>
    </style:style>
    <style:style style:name="Táblázat4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1.A8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42" style:family="table">
      <style:table-properties style:width="17.3cm" table:align="margins" style:may-break-between-rows="true"/>
    </style:style>
    <style:style style:name="Táblázat42.A" style:family="table-column">
      <style:table-column-properties style:column-width="0.702cm" style:rel-column-width="2659*"/>
    </style:style>
    <style:style style:name="Táblázat42.B" style:family="table-column">
      <style:table-column-properties style:column-width="3.291cm" style:rel-column-width="12466*"/>
    </style:style>
    <style:style style:name="Táblázat42.C" style:family="table-column">
      <style:table-column-properties style:column-width="1.616cm" style:rel-column-width="6120*"/>
    </style:style>
    <style:style style:name="Táblázat42.D" style:family="table-column">
      <style:table-column-properties style:column-width="3.766cm" style:rel-column-width="14268*"/>
    </style:style>
    <style:style style:name="Táblázat42.E" style:family="table-column">
      <style:table-column-properties style:column-width="7.925cm" style:rel-column-width="30022*"/>
    </style:style>
    <style:style style:name="Táblázat42.1" style:family="table-row">
      <style:table-row-properties style:keep-together="false" fo:keep-together="always"/>
    </style:style>
    <style:style style:name="Táblázat4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2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43" style:family="table">
      <style:table-properties style:width="17.3cm" table:align="margins" style:may-break-between-rows="true"/>
    </style:style>
    <style:style style:name="Táblázat43.A" style:family="table-column">
      <style:table-column-properties style:column-width="0.467cm" style:rel-column-width="1768*"/>
    </style:style>
    <style:style style:name="Táblázat43.B" style:family="table-column">
      <style:table-column-properties style:column-width="3.939cm" style:rel-column-width="14921*"/>
    </style:style>
    <style:style style:name="Táblázat43.C" style:family="table-column">
      <style:table-column-properties style:column-width="2.325cm" style:rel-column-width="8807*"/>
    </style:style>
    <style:style style:name="Táblázat43.D" style:family="table-column">
      <style:table-column-properties style:column-width="3.235cm" style:rel-column-width="12255*"/>
    </style:style>
    <style:style style:name="Táblázat43.E" style:family="table-column">
      <style:table-column-properties style:column-width="7.334cm" style:rel-column-width="27784*"/>
    </style:style>
    <style:style style:name="Táblázat43.1" style:family="table-row">
      <style:table-row-properties style:keep-together="false" fo:keep-together="always"/>
    </style:style>
    <style:style style:name="Táblázat43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áblázat70" style:family="table">
      <style:table-properties style:width="17.3cm" table:align="margins" style:may-break-between-rows="false"/>
    </style:style>
    <style:style style:name="Táblázat70.A" style:family="table-column">
      <style:table-column-properties style:column-width="0.702cm" style:rel-column-width="2659*"/>
    </style:style>
    <style:style style:name="Táblázat70.B" style:family="table-column">
      <style:table-column-properties style:column-width="3.366cm" style:rel-column-width="12746*"/>
    </style:style>
    <style:style style:name="Táblázat70.C" style:family="table-column">
      <style:table-column-properties style:column-width="1.933cm" style:rel-column-width="7325*"/>
    </style:style>
    <style:style style:name="Táblázat70.D" style:family="table-column">
      <style:table-column-properties style:column-width="3.815cm" style:rel-column-width="14453*"/>
    </style:style>
    <style:style style:name="Táblázat70.E" style:family="table-column">
      <style:table-column-properties style:column-width="7.484cm" style:rel-column-width="28352*"/>
    </style:style>
    <style:style style:name="Táblázat7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0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64" style:family="table">
      <style:table-properties style:width="17.3cm" table:align="margins" style:may-break-between-rows="false"/>
    </style:style>
    <style:style style:name="Táblázat64.A" style:family="table-column">
      <style:table-column-properties style:column-width="0.702cm" style:rel-column-width="2659*"/>
    </style:style>
    <style:style style:name="Táblázat64.B" style:family="table-column">
      <style:table-column-properties style:column-width="3.366cm" style:rel-column-width="12746*"/>
    </style:style>
    <style:style style:name="Táblázat64.C" style:family="table-column">
      <style:table-column-properties style:column-width="1.933cm" style:rel-column-width="7325*"/>
    </style:style>
    <style:style style:name="Táblázat64.D" style:family="table-column">
      <style:table-column-properties style:column-width="3.815cm" style:rel-column-width="14453*"/>
    </style:style>
    <style:style style:name="Táblázat64.E" style:family="table-column">
      <style:table-column-properties style:column-width="7.484cm" style:rel-column-width="28352*"/>
    </style:style>
    <style:style style:name="Táblázat6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4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4" style:family="table">
      <style:table-properties style:width="17.3cm" table:align="margins" style:may-break-between-rows="false"/>
    </style:style>
    <style:style style:name="Tábla4.A" style:family="table-column">
      <style:table-column-properties style:column-width="0.702cm" style:rel-column-width="2659*"/>
    </style:style>
    <style:style style:name="Tábla4.B" style:family="table-column">
      <style:table-column-properties style:column-width="3.366cm" style:rel-column-width="12746*"/>
    </style:style>
    <style:style style:name="Tábla4.C" style:family="table-column">
      <style:table-column-properties style:column-width="1.933cm" style:rel-column-width="7325*"/>
    </style:style>
    <style:style style:name="Tábla4.D" style:family="table-column">
      <style:table-column-properties style:column-width="3.815cm" style:rel-column-width="14453*"/>
    </style:style>
    <style:style style:name="Tábla4.E" style:family="table-column">
      <style:table-column-properties style:column-width="7.484cm" style:rel-column-width="28352*"/>
    </style:style>
    <style:style style:name="Táb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65" style:family="table">
      <style:table-properties style:width="17.3cm" table:align="margins" style:may-break-between-rows="false"/>
    </style:style>
    <style:style style:name="Táblázat65.A" style:family="table-column">
      <style:table-column-properties style:column-width="0.702cm" style:rel-column-width="2659*"/>
    </style:style>
    <style:style style:name="Táblázat65.B" style:family="table-column">
      <style:table-column-properties style:column-width="3.366cm" style:rel-column-width="12746*"/>
    </style:style>
    <style:style style:name="Táblázat65.C" style:family="table-column">
      <style:table-column-properties style:column-width="1.933cm" style:rel-column-width="7325*"/>
    </style:style>
    <style:style style:name="Táblázat65.D" style:family="table-column">
      <style:table-column-properties style:column-width="3.815cm" style:rel-column-width="14453*"/>
    </style:style>
    <style:style style:name="Táblázat65.E" style:family="table-column">
      <style:table-column-properties style:column-width="7.484cm" style:rel-column-width="28352*"/>
    </style:style>
    <style:style style:name="Táblázat6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5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72" style:family="table">
      <style:table-properties style:width="17.3cm" table:align="margins" style:may-break-between-rows="false"/>
    </style:style>
    <style:style style:name="Táblázat72.A" style:family="table-column">
      <style:table-column-properties style:column-width="0.702cm" style:rel-column-width="2659*"/>
    </style:style>
    <style:style style:name="Táblázat72.B" style:family="table-column">
      <style:table-column-properties style:column-width="3.366cm" style:rel-column-width="12746*"/>
    </style:style>
    <style:style style:name="Táblázat72.C" style:family="table-column">
      <style:table-column-properties style:column-width="1.933cm" style:rel-column-width="7325*"/>
    </style:style>
    <style:style style:name="Táblázat72.D" style:family="table-column">
      <style:table-column-properties style:column-width="3.815cm" style:rel-column-width="14453*"/>
    </style:style>
    <style:style style:name="Táblázat72.E" style:family="table-column">
      <style:table-column-properties style:column-width="7.484cm" style:rel-column-width="28352*"/>
    </style:style>
    <style:style style:name="Táblázat7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2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0" style:family="table">
      <style:table-properties style:width="15.572cm" style:rel-width="90%" table:align="center"/>
    </style:style>
    <style:style style:name="Tábla20.A" style:family="table-column">
      <style:table-column-properties style:column-width="15.572cm" style:rel-column-width="8674*"/>
    </style:style>
    <style:style style:name="Tábla20.A1" style:family="table-cell">
      <style:table-cell-properties fo:padding="0.097cm" fo:border="0.002cm solid #000000"/>
    </style:style>
    <style:style style:name="Táblázat15" style:family="table">
      <style:table-properties style:width="7.024cm" style:rel-width="100%" table:align="left"/>
    </style:style>
    <style:style style:name="Táblázat15.A" style:family="table-column">
      <style:table-column-properties style:column-width="2.425cm" style:rel-column-width="3327*"/>
    </style:style>
    <style:style style:name="Táblázat15.B" style:family="table-column">
      <style:table-column-properties style:column-width="4.598cm" style:rel-column-width="6309*"/>
    </style:style>
    <style:style style:name="Táblázat15.A1" style:family="table-cell">
      <style:table-cell-properties fo:background-color="#cccccc" fo:padding-left="0cm" fo:padding-right="0cm" fo:padding-top="0.079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áblázat15.B1" style:family="table-cell">
      <style:table-cell-properties fo:background-color="#cccccc" fo:padding-left="0cm" fo:padding-right="0cm" fo:padding-top="0.079cm" fo:padding-bottom="0cm" fo:border="0.002cm solid #000000">
        <style:background-image/>
      </style:table-cell-properties>
    </style:style>
    <style:style style:name="Táblázat15.A2" style:family="table-cell">
      <style:table-cell-properties fo:padding-left="0cm" fo:padding-right="0cm" fo:padding-top="0.079cm" fo:padding-bottom="0cm" fo:border-left="0.002cm solid #000000" fo:border-right="none" fo:border-top="none" fo:border-bottom="0.002cm solid #000000"/>
    </style:style>
    <style:style style:name="Táblázat15.B2" style:family="table-cell">
      <style:table-cell-properties fo:padding-left="0cm" fo:padding-right="0cm" fo:padding-top="0.079cm" fo:padding-bottom="0cm" fo:border-left="0.002cm solid #000000" fo:border-right="0.002cm solid #000000" fo:border-top="none" fo:border-bottom="0.002cm solid #000000"/>
    </style:style>
    <style:style style:name="Táblázat13" style:family="table">
      <style:table-properties style:width="9.977cm" table:align="margins" style:may-break-between-rows="false"/>
    </style:style>
    <style:style style:name="Táblázat13.A" style:family="table-column">
      <style:table-column-properties style:column-width="9.977cm" style:rel-column-width="65535*"/>
    </style:style>
    <style:style style:name="Táblázat13.A1" style:family="table-cell">
      <style:table-cell-properties fo:padding="0.097cm" fo:border="0.002cm solid #000000"/>
    </style:style>
    <style:style style:name="Táblázat22" style:family="table">
      <style:table-properties style:width="9.984cm" fo:margin-left="0cm" fo:margin-right="-0.007cm" table:align="margins"/>
    </style:style>
    <style:style style:name="Táblázat22.A" style:family="table-column">
      <style:table-column-properties style:column-width="1.081cm" style:rel-column-width="7102*"/>
    </style:style>
    <style:style style:name="Táblázat22.B" style:family="table-column">
      <style:table-column-properties style:column-width="3.856cm" style:rel-column-width="25309*"/>
    </style:style>
    <style:style style:name="Táblázat22.C" style:family="table-column">
      <style:table-column-properties style:column-width="1.259cm" style:rel-column-width="8269*"/>
    </style:style>
    <style:style style:name="Táblázat22.F" style:family="table-column">
      <style:table-column-properties style:column-width="1.266cm" style:rel-column-width="8317*"/>
    </style:style>
    <style:style style:name="Táblázat22.A1" style:family="table-cell">
      <style:table-cell-properties fo:background-color="#e6e6e6" fo:padding-left="0.101cm" fo:padding-right="0.101cm" fo:padding-top="0.101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áblázat22.F1" style:family="table-cell">
      <style:table-cell-properties fo:background-color="#e6e6e6" fo:padding-left="0.101cm" fo:padding-right="0.101cm" fo:padding-top="0.101cm" fo:padding-bottom="0cm" fo:border="0.002cm solid #000000">
        <style:background-image/>
      </style:table-cell-properties>
    </style:style>
    <style:style style:name="Táblázat22.A2" style:family="table-cell">
      <style:table-cell-properties fo:padding-left="0.101cm" fo:padding-right="0.101cm" fo:padding-top="0.101cm" fo:padding-bottom="0cm" fo:border-left="0.002cm solid #000000" fo:border-right="none" fo:border-top="none" fo:border-bottom="0.002cm solid #000000"/>
    </style:style>
    <style:style style:name="Táblázat22.F2" style:family="table-cell">
      <style:table-cell-properties fo:padding-left="0.101cm" fo:padding-right="0.101cm" fo:padding-top="0.101cm" fo:padding-bottom="0cm" fo:border-left="0.002cm solid #000000" fo:border-right="0.002cm solid #000000" fo:border-top="none" fo:border-bottom="0.002cm solid #000000"/>
    </style:style>
    <style:style style:name="Táblázat61" style:family="table">
      <style:table-properties style:width="12.181cm" fo:margin-left="0cm" fo:margin-right="5.119cm" table:align="margins" style:may-break-between-rows="true"/>
    </style:style>
    <style:style style:name="Táblázat61.A" style:family="table-column">
      <style:table-column-properties style:column-width="3.147cm" style:rel-column-width="16931*"/>
    </style:style>
    <style:style style:name="Táblázat61.B" style:family="table-column">
      <style:table-column-properties style:column-width="1.764cm" style:rel-column-width="9487*"/>
    </style:style>
    <style:style style:name="Táblázat61.E" style:family="table-column">
      <style:table-column-properties style:column-width="3.745cm" style:rel-column-width="20143*"/>
    </style:style>
    <style:style style:name="Táblázat6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6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61.E2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61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61.B5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61.E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62" style:family="table">
      <style:table-properties style:width="12.562cm" fo:margin-left="0cm" fo:margin-right="4.738cm" table:align="margins" style:may-break-between-rows="true"/>
    </style:style>
    <style:style style:name="Táblázat62.A" style:family="table-column">
      <style:table-column-properties style:column-width="3.216cm" style:rel-column-width="16778*"/>
    </style:style>
    <style:style style:name="Táblázat62.B" style:family="table-column">
      <style:table-column-properties style:column-width="1.422cm" style:rel-column-width="7416*"/>
    </style:style>
    <style:style style:name="Táblázat62.C" style:family="table-column">
      <style:table-column-properties style:column-width="7.925cm" style:rel-column-width="41341*"/>
    </style:style>
    <style:style style:name="Táblázat6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2.C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6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6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71" style:family="table">
      <style:table-properties style:width="5.741cm" table:align="left" style:may-break-between-rows="false"/>
    </style:style>
    <style:style style:name="Táblázat71.A" style:family="table-column">
      <style:table-column-properties style:column-width="3.281cm"/>
    </style:style>
    <style:style style:name="Táblázat71.B" style:family="table-column">
      <style:table-column-properties style:column-width="2.461cm"/>
    </style:style>
    <style:style style:name="Táblázat7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áblázat7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71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74" style:family="table">
      <style:table-properties style:width="17.304cm" fo:margin-left="0cm" fo:margin-right="-0.004cm" table:align="margins" style:may-break-between-rows="true"/>
    </style:style>
    <style:style style:name="Táblázat74.A" style:family="table-column">
      <style:table-column-properties style:column-width="5.251cm" style:rel-column-width="19886*"/>
    </style:style>
    <style:style style:name="Táblázat74.B" style:family="table-column">
      <style:table-column-properties style:column-width="12.053cm" style:rel-column-width="45649*"/>
    </style:style>
    <style:style style:name="Táblázat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74.B1" style:family="table-cell">
      <style:table-cell-properties style:vertical-align="middle" fo:padding="0.097cm" fo:border="0.002cm solid #000000"/>
    </style:style>
    <style:style style:name="Táblázat78" style:family="table">
      <style:table-properties style:width="17.3cm" table:align="margins" style:may-break-between-rows="false"/>
    </style:style>
    <style:style style:name="Táblázat78.A" style:family="table-column">
      <style:table-column-properties style:column-width="0.806cm" style:rel-column-width="3053*"/>
    </style:style>
    <style:style style:name="Táblázat78.B" style:family="table-column">
      <style:table-column-properties style:column-width="4.509cm" style:rel-column-width="17079*"/>
    </style:style>
    <style:style style:name="Táblázat78.C" style:family="table-column">
      <style:table-column-properties style:column-width="2.397cm" style:rel-column-width="9080*"/>
    </style:style>
    <style:style style:name="Táblázat78.G" style:family="table-column">
      <style:table-column-properties style:column-width="2.397cm" style:rel-column-width="9083*"/>
    </style:style>
    <style:style style:name="Táblázat78.A1" style:family="table-cell">
      <style:table-cell-properties fo:padding="0.097cm" fo:border="0.002cm solid #000000"/>
    </style:style>
    <style:style style:name="Táblázat78.A2" style:family="table-cell">
      <style:table-cell-properties fo:padding="0.097cm" fo:border-left="0.002cm solid #000000" fo:border-right="none" fo:border-top="none" fo:border-bottom="0.002cm solid #000000"/>
    </style:style>
    <style:style style:name="Táblázat78.B2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Táblázat78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8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80" style:family="table">
      <style:table-properties style:width="17.3cm" table:align="margins" style:may-break-between-rows="false"/>
    </style:style>
    <style:style style:name="Táblázat80.A" style:family="table-column">
      <style:table-column-properties style:column-width="0.806cm" style:rel-column-width="3054*"/>
    </style:style>
    <style:style style:name="Táblázat80.B" style:family="table-column">
      <style:table-column-properties style:column-width="4.533cm" style:rel-column-width="17171*"/>
    </style:style>
    <style:style style:name="Táblázat80.C" style:family="table-column">
      <style:table-column-properties style:column-width="2.392cm" style:rel-column-width="9061*"/>
    </style:style>
    <style:style style:name="Táblázat80.G" style:family="table-column">
      <style:table-column-properties style:column-width="2.394cm" style:rel-column-width="9066*"/>
    </style:style>
    <style:style style:name="Táblázat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0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80.G1" style:family="table-cell">
      <style:table-cell-properties fo:padding="0.097cm" fo:border="0.002cm solid #000000"/>
    </style:style>
    <style:style style:name="Táblázat81" style:family="table">
      <style:table-properties style:width="10.478cm" table:align="left" style:may-break-between-rows="false"/>
    </style:style>
    <style:style style:name="Táblázat81.A" style:family="table-column">
      <style:table-column-properties style:column-width="3.016cm"/>
    </style:style>
    <style:style style:name="Táblázat81.B" style:family="table-column">
      <style:table-column-properties style:column-width="2.402cm"/>
    </style:style>
    <style:style style:name="Táblázat81.C" style:family="table-column">
      <style:table-column-properties style:column-width="2.175cm"/>
    </style:style>
    <style:style style:name="Táblázat81.D" style:family="table-column">
      <style:table-column-properties style:column-width="2.884cm"/>
    </style:style>
    <style:style style:name="Táblázat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81.D1" style:family="table-cell">
      <style:table-cell-properties style:vertical-align="middle" fo:padding="0.097cm" fo:border="0.002cm solid #000000"/>
    </style:style>
    <style:style style:name="Táblázat8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81.B3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81.D3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82" style:family="table">
      <style:table-properties style:width="14.704cm" style:rel-width="85%" table:align="center" style:may-break-between-rows="false"/>
    </style:style>
    <style:style style:name="Táblázat82.A" style:family="table-column">
      <style:table-column-properties style:column-width="14.704cm" style:rel-column-width="8095*"/>
    </style:style>
    <style:style style:name="Táblázat82.A1" style:family="table-cell">
      <style:table-cell-properties fo:padding="0.097cm" fo:border="0.002cm solid #000000"/>
    </style:style>
    <style:style style:name="Erő_5f_követelmény" style:display-name="Erő_követelmény" style:family="table">
      <style:table-properties style:width="5.42cm" table:align="left" style:may-break-between-rows="false"/>
    </style:style>
    <style:style style:name="Erő_5f_követelmény.A" style:display-name="Erő_követelmény.A" style:family="table-column">
      <style:table-column-properties style:column-width="2.439cm"/>
    </style:style>
    <style:style style:name="Erő_5f_követelmény.B" style:display-name="Erő_követelmény.B" style:family="table-column">
      <style:table-column-properties style:column-width="2.981cm"/>
    </style:style>
    <style:style style:name="Erő_5f_követelmény.A1" style:display-name="Erő_követelmény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97cm" fo:border="0.002cm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97cm" fo:border-left="0.002cm solid #000000" fo:border-right="none" fo:border-top="none" fo:border-bottom="0.002cm solid #000000"/>
    </style:style>
    <style:style style:name="Erő_5f_követelmény.B2" style:display-name="Erő_követelmény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color="#ffffff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1pt" style:font-size-asian="9.60000038146973pt" style:font-size-complex="11pt"/>
    </style:style>
    <style:style style:name="P7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8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Nimbus Roman No9 L" fo:font-size="11pt" style:font-size-asian="11pt" style:font-size-complex="11pt"/>
    </style:style>
    <style:style style:name="P11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Text_20_body">
      <style:text-properties fo:font-size="9pt" style:font-size-asian="9pt" style:font-size-complex="9pt"/>
    </style:style>
    <style:style style:name="P14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</style:style>
    <style:style style:name="P20" style:family="paragraph" style:parent-style-name="_5b_RPG_5d__20_Táblázat_20_-_20_Fortély_20_hatás">
      <style:paragraph-properties fo:margin-left="0cm" fo:margin-right="0cm" fo:margin-top="0cm" fo:margin-bottom="0cm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6pt" style:font-size-asian="5.25pt" style:font-size-complex="6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Mufferaw1" fo:font-size="6pt" style:font-size-asian="6pt" style:font-size-complex="6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 fo:break-before="column"/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.169cm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169cm" fo:text-indent="0cm" style:auto-text-indent="false"/>
      <style:text-properties style:text-line-through-style="none" fo:font-size="14pt" fo:font-weight="bold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margin-top="0cm" fo:margin-bottom="0.169cm" fo:text-indent="0cm" style:auto-text-indent="false" fo:background-color="transparent">
        <style:background-image/>
      </style:paragraph-properties>
    </style:style>
    <style:style style:name="P40" style:family="paragraph" style:parent-style-name="Text_20_body">
      <style:paragraph-properties fo:margin-left="0cm" fo:margin-right="0cm" fo:margin-top="0cm" fo:margin-bottom="0.169cm" fo:text-indent="0cm" style:auto-text-indent="false" fo:background-color="transparent">
        <style:background-image/>
      </style:paragraph-properties>
      <style:text-properties style:text-line-through-style="none" fo:font-style="normal" style:font-style-asian="normal" style:font-style-complex="normal"/>
    </style:style>
    <style:style style:name="P41" style:family="paragraph" style:parent-style-name="Text_20_body">
      <style:paragraph-properties fo:margin-left="0cm" fo:margin-right="0cm" fo:margin-top="0cm" fo:margin-bottom="0.169cm" fo:text-indent="0cm" style:auto-text-indent="false" fo:background-color="transparent">
        <style:background-image/>
      </style:paragraph-properties>
      <style:text-properties fo:font-size="9pt" fo:font-style="italic" fo:background-color="#ff0000" style:font-size-asian="9pt" style:font-style-asian="italic" style:font-size-complex="9pt" style:font-style-complex="italic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1" fo:font-size="8pt" fo:font-style="normal" style:font-size-asian="8pt" style:font-style-asian="normal" style:font-size-complex="8pt" style:font-style-complex="normal"/>
    </style:style>
    <style:style style:name="P44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45" style:family="paragraph" style:parent-style-name="Standard">
      <style:text-properties fo:font-size="6pt" style:font-size-asian="6pt" style:font-size-complex="6pt"/>
    </style:style>
    <style:style style:name="P46" style:family="paragraph" style:parent-style-name="Standard">
      <style:text-properties style:font-name="Nimbus Roman No9 L" fo:font-size="11pt" style:font-size-asian="11pt" style:font-size-complex="11pt"/>
    </style:style>
    <style:style style:name="P47" style:family="paragraph" style:parent-style-name="Standard">
      <style:text-properties style:text-line-through-style="none"/>
    </style:style>
    <style:style style:name="P48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49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left="0cm" fo:margin-right="0cm" fo:text-indent="0.101cm" style:auto-text-indent="false"/>
      <style:text-properties style:font-name="Mufferaw1" fo:font-size="6pt" style:font-size-asian="6pt" style:font-size-complex="6pt"/>
    </style:style>
    <style:style style:name="P51" style:family="paragraph" style:parent-style-name="Standard">
      <style:paragraph-properties fo:margin-left="0cm" fo:margin-right="0cm" fo:text-indent="0.101cm" style:auto-text-indent="false"/>
      <style:text-properties style:text-line-through-style="none"/>
    </style:style>
    <style:style style:name="P52" style:family="paragraph" style:parent-style-name="Standard">
      <style:paragraph-properties fo:background-color="transparent">
        <style:background-image/>
      </style:paragraph-properties>
    </style:style>
    <style:style style:name="P53" style:family="paragraph" style:parent-style-name="_5b_RPG_5d__20_Táblázattartalom_20_-_20_saját_20_-_20_1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54" style:family="paragraph" style:parent-style-name="Text_20_body">
      <style:paragraph-properties fo:background-color="transparent">
        <style:background-image/>
      </style:paragraph-properties>
    </style:style>
    <style:style style:name="P55" style:family="paragraph" style:parent-style-name="Text_20_body">
      <style:paragraph-properties fo:background-color="transparent">
        <style:background-image/>
      </style:paragraph-properties>
      <style:text-properties fo:font-size="10pt" style:font-size-asian="10pt" style:font-size-complex="10pt"/>
    </style:style>
    <style:style style:name="P56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font-size="9pt" style:font-size-asian="9pt" style:font-size-complex="9pt"/>
    </style:style>
    <style:style style:name="P57" style:family="paragraph" style:parent-style-name="Text_20_body">
      <style:paragraph-properties fo:background-color="transparent">
        <style:background-image/>
      </style:paragraph-properties>
      <style:text-properties fo:font-weight="bold" fo:background-color="transparent" style:font-weight-asian="bold" style:font-weight-complex="bold"/>
    </style:style>
    <style:style style:name="P58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59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60" style:family="paragraph" style:parent-style-name="_5b_RPG_5d__20_OK">
      <style:paragraph-properties fo:background-color="transparent">
        <style:background-image/>
      </style:paragraph-properties>
    </style:style>
    <style:style style:name="P61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62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63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64" style:family="paragraph" style:parent-style-name="Standard">
      <style:paragraph-properties fo:margin-top="0cm" fo:margin-bottom="0cm" fo:text-align="start" style:justify-single-word="false" style:text-autospace="none"/>
      <style:text-properties style:font-name="Arial1" fo:font-size="10pt" fo:font-style="normal" style:font-size-asian="10pt" style:font-style-asian="normal" style:font-size-complex="10pt" style:font-style-complex="normal"/>
    </style:style>
    <style:style style:name="P65" style:family="paragraph" style:parent-style-name="Standard">
      <style:paragraph-properties fo:margin-top="0cm" fo:margin-bottom="0cm" fo:text-align="start" style:justify-single-word="false" style:text-autospace="none"/>
      <style:text-properties fo:font-size="10pt" style:font-size-asian="10pt" style:font-size-complex="10pt"/>
    </style:style>
    <style:style style:name="P66" style:family="paragraph" style:parent-style-name="Text_20_body">
      <style:paragraph-properties fo:margin-top="0cm" fo:margin-bottom="0cm"/>
      <style:text-properties fo:font-size="7pt" style:font-size-asian="6.09999990463257pt" style:font-size-complex="7pt"/>
    </style:style>
    <style:style style:name="P67" style:family="paragraph" style:parent-style-name="Text_20_body">
      <style:paragraph-properties fo:margin-top="0cm" fo:margin-bottom="0cm" fo:text-align="center" style:justify-single-word="false"/>
      <style:text-properties fo:font-weight="normal" style:font-weight-asian="normal" style:font-weight-complex="normal"/>
    </style:style>
    <style:style style:name="P68" style:family="paragraph" style:parent-style-name="Text_20_body">
      <style:paragraph-properties fo:margin-top="0cm" fo:margin-bottom="0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margin-top="0cm" fo:margin-bottom="0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71" style:family="paragraph" style:parent-style-name="Table_20_Contents">
      <style:paragraph-properties fo:margin-top="0cm" fo:margin-bottom="0cm" fo:text-align="start" style:justify-single-word="false"/>
      <style:text-properties fo:font-size="10pt" style:font-size-asian="10pt" style:font-size-complex="10pt"/>
    </style:style>
    <style:style style:name="P72" style:family="paragraph" style:parent-style-name="Table_20_Contents">
      <style:paragraph-properties fo:margin-top="0cm" fo:margin-bottom="0cm" fo:text-align="start" style:justify-single-word="false" style:text-autospace="none"/>
      <style:text-properties fo:font-size="10pt" style:font-size-asian="10pt" style:font-size-complex="10pt"/>
    </style:style>
    <style:style style:name="P73" style:family="paragraph" style:parent-style-name="Table_20_Contents">
      <style:paragraph-properties fo:margin-top="0cm" fo:margin-bottom="0cm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margin-top="0cm" fo:margin-bottom="0cm"/>
      <style:text-properties fo:font-size="9pt" style:font-size-asian="9pt" style:font-size-complex="9pt"/>
    </style:style>
    <style:style style:name="P75" style:family="paragraph" style:parent-style-name="Table_20_Contents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margin-top="0cm" fo:margin-bottom="0cm"/>
      <style:text-properties style:font-name="Arial1" fo:font-size="10pt" fo:font-style="normal" style:font-size-asian="10pt" style:font-style-asian="normal" style:font-size-complex="10pt" style:font-style-complex="normal"/>
    </style:style>
    <style:style style:name="P77" style:family="paragraph" style:parent-style-name="Table_20_Contents">
      <style:paragraph-properties fo:margin-top="0cm" fo:margin-bottom="0cm" fo:text-align="center" style:justify-single-word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78" style:family="paragraph" style:parent-style-name="Table_20_Contents">
      <style:paragraph-properties fo:margin-top="0cm" fo:margin-bottom="0cm" fo:text-align="center" style:justify-single-word="false"/>
      <style:text-properties style:font-name="Arial1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margin-top="0cm" fo:margin-bottom="0cm" fo:text-align="center" style:justify-single-word="false"/>
      <style:text-properties fo:font-size="11pt" style:font-size-asian="11pt" style:font-size-complex="11pt"/>
    </style:style>
    <style:style style:name="P80" style:family="paragraph" style:parent-style-name="Table_20_Contents">
      <style:paragraph-properties fo:margin-top="0cm" fo:margin-bottom="0cm" fo:text-align="center" style:justify-single-word="false" fo:background-color="#ff0000">
        <style:background-image/>
      </style:paragraph-properties>
      <style:text-properties fo:font-size="10pt" style:font-size-asian="10pt" style:font-size-complex="10pt"/>
    </style:style>
    <style:style style:name="P81" style:family="paragraph" style:parent-style-name="_5b_RPG_5d__20_Táblázattartalom_20_-_20_saját_20_-_20_1">
      <style:text-properties style:use-window-font-color="true"/>
    </style:style>
    <style:style style:name="P82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83" style:family="paragraph" style:parent-style-name="_5b_RPG_5d__20_Táblázattartalom_20_-_20_saját_20_-_20_1">
      <style:paragraph-properties fo:text-align="start" style:justify-single-word="false"/>
      <style:text-properties style:use-window-font-color="true"/>
    </style:style>
    <style:style style:name="P84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85" style:family="paragraph" style:parent-style-name="_5b_RPG_5d__20_Táblázattartalom_20_-_20_saját_20_-_20_1">
      <style:paragraph-properties fo:text-align="justify" style:justify-single-word="false"/>
    </style:style>
    <style:style style:name="P86" style:family="paragraph" style:parent-style-name="_5b_RPG_5d__20_Táblázattartalom_20_-_20_saját_20_-_20_1">
      <style:paragraph-properties fo:text-align="start" style:justify-single-word="false"/>
      <style:text-properties fo:color="#dc2300"/>
    </style:style>
    <style:style style:name="P87" style:family="paragraph" style:parent-style-name="_5b_RPG_5d__20_Táblázattartalom_20_-_20_saját_20_-_20_1">
      <style:text-properties fo:color="#666666" fo:font-size="7pt" style:font-size-asian="7pt" style:font-size-complex="7pt"/>
    </style:style>
    <style:style style:name="P8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_5b_RPG_5d__20_Táblázatfejléc">
      <style:paragraph-properties fo:text-align="start" style:justify-single-word="false"/>
    </style:style>
    <style:style style:name="P91" style:family="paragraph" style:parent-style-name="_5b_RPG_5d__20_Táblázattartalom_20_-_20_fejléc">
      <style:text-properties style:use-window-font-color="true"/>
    </style:style>
    <style:style style:name="P92" style:family="paragraph" style:parent-style-name="Table_20_Heading">
      <style:text-properties fo:font-size="9pt" style:font-size-asian="9pt" style:font-size-complex="9pt"/>
    </style:style>
    <style:style style:name="P93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94" style:family="paragraph" style:parent-style-name="Table_20_Heading">
      <style:paragraph-properties fo:text-align="center" style:justify-single-word="false"/>
      <style:text-properties fo:color="#00ae00" fo:font-size="10pt" style:font-size-asian="10pt" style:font-size-complex="10pt"/>
    </style:style>
    <style:style style:name="P95" style:family="paragraph" style:parent-style-name="Text_20_body">
      <style:paragraph-properties fo:break-before="column"/>
    </style:style>
    <style:style style:name="P96" style:family="paragraph" style:parent-style-name="Text_20_body">
      <style:paragraph-properties fo:margin-left="0.3cm" fo:margin-right="0cm" fo:text-indent="0cm" style:auto-text-indent="false" fo:break-before="column"/>
    </style:style>
    <style:style style:name="P97" style:family="paragraph" style:parent-style-name="Text_20_body">
      <style:paragraph-properties fo:margin-left="0cm" fo:margin-right="0cm" fo:text-indent="0.199cm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98" style:family="paragraph" style:parent-style-name="Text_20_body">
      <style:paragraph-properties fo:margin-top="0cm" fo:margin-bottom="0.169cm">
        <style:tab-stops>
          <style:tab-stop style:position="10.01cm"/>
        </style:tab-stops>
      </style:paragraph-properties>
      <style:text-properties fo:font-weight="normal" style:font-weight-asian="normal" style:font-weight-complex="normal"/>
    </style:style>
    <style:style style:name="P99" style:family="paragraph" style:parent-style-name="Text_20_body">
      <style:paragraph-properties fo:margin-top="0cm" fo:margin-bottom="0.169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0" style:family="paragraph" style:parent-style-name="Text_20_body">
      <style:paragraph-properties fo:margin-top="0cm" fo:margin-bottom="0.169cm"/>
      <style:text-properties fo:font-size="11pt" style:font-size-asian="11pt" style:font-size-complex="11pt"/>
    </style:style>
    <style:style style:name="P101" style:family="paragraph" style:parent-style-name="Text_20_body">
      <style:paragraph-properties fo:margin-top="0cm" fo:margin-bottom="0.169cm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background-color="#ff0000">
        <style:background-image/>
      </style:paragraph-properties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_5b_RPG_5d__20_Táblázattartalom_20_-_20_tulajdonságok">
      <style:paragraph-properties fo:text-align="center" style:justify-single-word="false"/>
    </style:style>
    <style:style style:name="P105" style:family="paragraph" style:parent-style-name="_5b_RPG_5d__20_Táblázattartalom_20_1">
      <style:paragraph-properties fo:text-align="start" style:justify-single-word="false"/>
    </style:style>
    <style:style style:name="P106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07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108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109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0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111" style:family="paragraph" style:parent-style-name="_5b_RPG_5d__20_Táblázattartalom_20_1">
      <style:text-properties style:font-name="Times New Roman"/>
    </style:style>
    <style:style style:name="P112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13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14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15" style:family="paragraph" style:parent-style-name="_5b_RPG_5d__20_Táblázattartalom_20_1">
      <style:text-properties style:font-name="Arial1" fo:font-size="11pt" style:font-size-asian="11pt" style:font-size-complex="11pt"/>
    </style:style>
    <style:style style:name="P116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117" style:family="paragraph" style:parent-style-name="_5b_RPG_5d__20_Táblázattartalom_20_1">
      <style:text-properties style:use-window-font-color="true" style:text-line-through-style="none" fo:background-color="transparent"/>
    </style:style>
    <style:style style:name="P118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119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120" style:family="paragraph" style:parent-style-name="_5b_RPG_5d__20_Táblázattartalom_20_1">
      <style:text-properties style:text-line-through-style="solid" style:text-line-through-width="bold" fo:background-color="#ffcc99"/>
    </style:style>
    <style:style style:name="P121" style:family="paragraph" style:parent-style-name="_5b_RPG_5d__20_Táblázattartalom_20_1">
      <style:text-properties style:text-line-through-style="none"/>
    </style:style>
    <style:style style:name="P122" style:family="paragraph" style:parent-style-name="_5b_RPG_5d__20_Táblázattartalom_20_1">
      <style:text-properties style:text-line-through-style="none" fo:background-color="transparent"/>
    </style:style>
    <style:style style:name="P123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124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125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126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127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128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129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130" style:family="paragraph" style:parent-style-name="_5b_RPG_5d__20_Táblázattartalom_20_1">
      <style:text-properties style:text-line-through-style="none" fo:background-color="#ff0000"/>
    </style:style>
    <style:style style:name="P131" style:family="paragraph" style:parent-style-name="_5b_RPG_5d__20_Táblázattartalom_20_1">
      <style:text-properties style:text-line-through-style="none" fo:background-color="#ffcc99"/>
    </style:style>
    <style:style style:name="P132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133" style:family="paragraph" style:parent-style-name="_5b_RPG_5d__20_Táblázattartalom_20_1">
      <style:text-properties style:text-line-through-style="none" fo:background-color="#23ff23"/>
    </style:style>
    <style:style style:name="P134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135" style:family="paragraph" style:parent-style-name="_5b_RPG_5d__20_Táblázattartalom_20_1">
      <style:text-properties style:text-line-through-style="none" fo:background-color="#ff6633"/>
    </style:style>
    <style:style style:name="P136" style:family="paragraph" style:parent-style-name="_5b_RPG_5d__20_Táblázattartalom_20_1">
      <style:text-properties style:text-line-through-style="none" fo:background-color="#ff9966"/>
    </style:style>
    <style:style style:name="P137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138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139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140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141" style:family="paragraph" style:parent-style-name="_5b_RPG_5d__20_Táblázattartalom_20_1">
      <style:text-properties fo:background-color="transparent"/>
    </style:style>
    <style:style style:name="P142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43" style:family="paragraph" style:parent-style-name="_5b_RPG_5d__20_Táblázattartalom_20_1">
      <style:paragraph-properties fo:text-align="center" style:justify-single-word="false"/>
    </style:style>
    <style:style style:name="P144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145" style:family="paragraph" style:parent-style-name="_5b_RPG_5d__20_Táblázattartalom_20_1">
      <style:text-properties fo:background-color="#ff0000"/>
    </style:style>
    <style:style style:name="P146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147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148" style:family="paragraph" style:parent-style-name="_5b_RPG_5d__20_Nem_5f_kell">
      <style:text-properties style:use-window-font-color="true"/>
    </style:style>
    <style:style style:name="P149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50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51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52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53" style:family="paragraph" style:parent-style-name="_5b_RPG_5d__20_Nem_5f_kell">
      <style:text-properties style:use-window-font-color="true" fo:background-color="transparent"/>
    </style:style>
    <style:style style:name="P154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55" style:family="paragraph" style:parent-style-name="_5b_RPG_5d__20_Táblázat_20_-_20_Fortély_20_hatás">
      <style:text-properties fo:background-color="transparent"/>
    </style:style>
    <style:style style:name="P156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157" style:family="paragraph" style:parent-style-name="_5b_RPG_5d__20_Táblázat_20_-_20_Fortély_20_hatás">
      <style:text-properties fo:background-color="#ff0000"/>
    </style:style>
    <style:style style:name="P158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159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16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6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62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63" style:family="paragraph" style:parent-style-name="_5b_RPG_5d__20_Táblázat_20_-_20_Fortély_20_hatás">
      <style:text-properties fo:font-style="normal" style:font-style-asian="normal" style:font-style-complex="normal"/>
    </style:style>
    <style:style style:name="P164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6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66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167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168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169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70" style:family="paragraph" style:parent-style-name="_5b_RPG_5d__20_Táblázat_20_-_20_Fortély_20_hatás">
      <style:text-properties fo:font-style="italic" style:font-style-asian="italic" style:font-style-complex="italic"/>
    </style:style>
    <style:style style:name="P171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172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173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174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175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176" style:family="paragraph" style:parent-style-name="_5b_RPG_5d__20_Táblázat_20_-_20_Fortély_20_hatás">
      <style:text-properties fo:font-size="9pt" style:font-size-asian="9pt" style:font-size-complex="9pt"/>
    </style:style>
    <style:style style:name="P177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178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179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180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181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182" style:family="paragraph" style:parent-style-name="_5b_RPG_5d__20_Táblázat_20_-_20_Fortély_20_hatás">
      <style:text-properties style:use-window-font-color="true" fo:background-color="transparent"/>
    </style:style>
    <style:style style:name="P183" style:family="paragraph" style:parent-style-name="_5b_RPG_5d__20_Táblázat_20_-_20_Fortély_20_hatás">
      <style:text-properties style:use-window-font-color="true" fo:background-color="#ff0000"/>
    </style:style>
    <style:style style:name="P184" style:family="paragraph" style:parent-style-name="_5b_RPG_5d__20_Táblázat_20_-_20_Fortély_20_hatás">
      <style:text-properties fo:background-color="#ff9966"/>
    </style:style>
    <style:style style:name="P185" style:family="paragraph" style:parent-style-name="Table_20_Contents">
      <style:paragraph-properties fo:text-align="center" style:justify-single-word="false"/>
      <style:text-properties style:font-name="Arial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1" fo:font-size="8pt" fo:font-style="normal" style:font-size-asian="8pt" style:font-style-asian="normal" style:font-size-complex="8pt" style:font-style-complex="normal"/>
    </style:style>
    <style:style style:name="P18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8" style:family="paragraph" style:parent-style-name="Table_20_Contents">
      <style:paragraph-properties fo:text-align="center" style:justify-single-word="false">
        <style:tab-stops>
          <style:tab-stop style:position="1.547cm"/>
        </style:tab-stops>
      </style:paragraph-properties>
      <style:text-properties fo:font-size="10pt" style:font-size-asian="10pt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90" style:family="paragraph" style:parent-style-name="Table_20_Contents">
      <style:paragraph-properties fo:margin-top="0.071cm" fo:margin-bottom="0.071cm"/>
    </style:style>
    <style:style style:name="P191" style:family="paragraph" style:parent-style-name="Table_20_Contents">
      <style:paragraph-properties fo:margin-top="0.071cm" fo:margin-bottom="0.071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margin-top="0.071cm" fo:margin-bottom="0.071cm"/>
      <style:text-properties fo:font-size="10pt" style:font-size-asian="10pt" style:font-size-complex="10pt"/>
    </style:style>
    <style:style style:name="P193" style:family="paragraph" style:parent-style-name="Table_20_Contents">
      <style:paragraph-properties fo:margin-top="0.071cm" fo:margin-bottom="0.071cm" fo:text-align="center" style:justify-single-word="false"/>
      <style:text-properties fo:font-size="10pt" style:font-size-asian="10pt" style:font-size-complex="10pt"/>
    </style:style>
    <style:style style:name="P194" style:family="paragraph" style:parent-style-name="Table_20_Contents">
      <style:paragraph-properties fo:margin-top="0.071cm" fo:margin-bottom="0.071cm" fo:text-align="center" style:justify-single-word="false"/>
      <style:text-properties fo:font-size="11pt" style:font-size-asian="11pt" style:font-size-complex="11pt"/>
    </style:style>
    <style:style style:name="P195" style:family="paragraph" style:parent-style-name="Table_20_Contents">
      <style:paragraph-properties fo:margin-top="0.071cm" fo:margin-bottom="0.071cm" fo:text-align="start" style:justify-single-word="false"/>
      <style:text-properties fo:font-size="11pt" style:font-size-asian="11pt" style:font-size-complex="11pt"/>
    </style:style>
    <style:style style:name="P196" style:family="paragraph" style:parent-style-name="Table_20_Contents">
      <style:paragraph-properties fo:margin-top="0.071cm" fo:margin-bottom="0.071cm" fo:text-align="center" style:justify-single-word="false"/>
    </style:style>
    <style:style style:name="P197" style:family="paragraph" style:parent-style-name="_5b_RPG_5d__20_Táblázat_20_-_20_Fortély_20_hatás" style:list-style-name="L6">
      <style:text-properties fo:background-color="transparent"/>
    </style:style>
    <style:style style:name="P198" style:family="paragraph" style:parent-style-name="_5b_RPG_5d__20_Táblázat_20_-_20_Fortély_20_hatás" style:list-style-name="L7">
      <style:text-properties fo:background-color="transparent"/>
    </style:style>
    <style:style style:name="P199" style:family="paragraph" style:parent-style-name="_5b_RPG_5d__20_Táblázat_20_-_20_Fortély_20_hatás" style:list-style-name="L10">
      <style:text-properties fo:background-color="transparent"/>
    </style:style>
    <style:style style:name="P200" style:family="paragraph" style:parent-style-name="_5b_RPG_5d__20_Táblázat_20_-_20_Fortély_20_hatás" style:list-style-name="L11">
      <style:text-properties fo:background-color="transparent"/>
    </style:style>
    <style:style style:name="P201" style:family="paragraph" style:parent-style-name="_5b_RPG_5d__20_Táblázat_20_-_20_Fortély_20_hatás" style:list-style-name="L13">
      <style:text-properties fo:background-color="transparent"/>
    </style:style>
    <style:style style:name="P202" style:family="paragraph" style:parent-style-name="_5b_RPG_5d__20_Táblázat_20_-_20_Fortély_20_hatás" style:list-style-name="L14">
      <style:text-properties fo:background-color="transparent"/>
    </style:style>
    <style:style style:name="P203" style:family="paragraph" style:parent-style-name="_5b_RPG_5d__20_Táblázat_20_-_20_Fortély_20_hatás" style:list-style-name="L15">
      <style:text-properties fo:background-color="transparent"/>
    </style:style>
    <style:style style:name="P204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205" style:family="paragraph" style:parent-style-name="_5b_RPG_5d__20_Táblázat_20_-_20_Fortély_20_hatás" style:list-style-name="L19">
      <style:text-properties fo:background-color="transparent"/>
    </style:style>
    <style:style style:name="P206" style:family="paragraph" style:parent-style-name="_5b_RPG_5d__20_Táblázat_20_-_20_Fortély_20_hatás" style:list-style-name="L21">
      <style:text-properties fo:background-color="transparent"/>
    </style:style>
    <style:style style:name="P207" style:family="paragraph" style:parent-style-name="_5b_RPG_5d__20_Táblázat_20_-_20_Fortély_20_hatás" style:list-style-name="L22">
      <style:text-properties fo:background-color="transparent"/>
    </style:style>
    <style:style style:name="P208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09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10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11" style:family="paragraph" style:parent-style-name="_5b_RPG_5d__20_Táblázat_20_-_20_Fortély_20_hatás" style:list-style-name="L2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212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213" style:family="paragraph" style:parent-style-name="_5b_RPG_5d__20_Táblázat_20_-_20_Fortély_20_hatás" style:list-style-name="L11">
      <style:text-properties fo:font-weight="normal" fo:background-color="transparent" style:font-weight-asian="normal" style:font-weight-complex="normal"/>
    </style:style>
    <style:style style:name="P214" style:family="paragraph" style:parent-style-name="_5b_RPG_5d__20_Táblázat_20_-_20_Fortély_20_hatás" style:list-style-name="L16">
      <style:paragraph-properties>
        <style:tab-stops>
          <style:tab-stop style:position="0.961cm"/>
        </style:tab-stops>
      </style:paragraph-properties>
    </style:style>
    <style:style style:name="P215" style:family="paragraph" style:parent-style-name="_5b_RPG_5d__20_Táblázat_20_-_20_Fortély_20_hatás" style:list-style-name="L19">
      <style:text-properties fo:background-color="#ff0000"/>
    </style:style>
    <style:style style:name="P216" style:family="paragraph" style:parent-style-name="_5b_RPG_5d__20_Táblázat_20_-_20_Fortély_20_hatás" style:list-style-name="L21">
      <style:text-properties style:font-name="FreeSerif6" fo:background-color="transparent" style:font-name-asian="FreeSerif6" style:font-name-complex="FreeSerif6"/>
    </style:style>
    <style:style style:name="P217" style:family="paragraph" style:parent-style-name="_5b_RPG_5d__20_Táblázat_20_-_20_Fortély_20_hatás" style:list-style-name="L24">
      <style:text-properties style:use-window-font-color="true" fo:background-color="transparent"/>
    </style:style>
    <style:style style:name="P218" style:family="paragraph" style:parent-style-name="_5b_RPG_5d__20_Táblázat_20_-_20_Fortély_20_hatás" style:list-style-name="L17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219" style:family="paragraph" style:parent-style-name="_5b_RPG_5d__20_Táblázat_20_-_20_Fortély_20_hatás" style:list-style-name="L19">
      <style:paragraph-properties fo:margin-left="0.75cm" fo:margin-right="0cm" fo:text-indent="0cm" style:auto-text-indent="false"/>
      <style:text-properties fo:background-color="transparent"/>
    </style:style>
    <style:style style:name="P220" style:family="paragraph" style:parent-style-name="Heading_20_2">
      <style:paragraph-properties fo:break-before="page"/>
    </style:style>
    <style:style style:name="P221" style:family="paragraph" style:parent-style-name="Heading_20_1">
      <style:text-properties style:text-line-through-style="none" fo:font-size="14pt" fo:font-weight="bold" style:font-size-asian="14pt" style:font-weight-asian="bold" style:font-size-complex="14pt" style:font-weight-complex="bold"/>
    </style:style>
    <style:style style:name="P222" style:family="paragraph" style:parent-style-name="Heading_20_1">
      <style:paragraph-properties fo:break-before="page"/>
    </style:style>
    <style:style style:name="P223" style:family="paragraph" style:parent-style-name="_5b_RPG_5d__20_Táblázattartalom_20_1" style:list-style-name="L18">
      <style:paragraph-properties fo:text-align="start" style:justify-single-word="false"/>
    </style:style>
    <style:style style:name="P224" style:family="paragraph" style:parent-style-name="_5b_RPG_5d__20_Táblázattartalom_20_1">
      <style:text-properties style:font-name="Arial1" fo:font-size="9pt" fo:font-weight="normal" fo:background-color="transparent" style:font-size-asian="9pt" style:font-weight-asian="normal" style:font-size-complex="9pt" style:font-weight-complex="normal"/>
    </style:style>
    <style:style style:name="P225" style:family="paragraph" style:parent-style-name="_5b_RPG_5d__20_Táblázattartalom_20_1">
      <style:text-properties style:font-name="Arial1" fo:font-size="9pt" fo:font-weight="normal" style:font-size-asian="9pt" style:font-weight-asian="normal" style:font-size-complex="9pt" style:font-weight-complex="normal"/>
    </style:style>
    <style:style style:name="P226" style:family="paragraph" style:parent-style-name="_5b_RPG_5d__20_Táblázattartalom_20_1" style:list-style-name="L4">
      <style:paragraph-properties fo:text-align="start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227" style:family="paragraph" style:parent-style-name="_5b_RPG_5d__20_Táblázattartalom_20_1" style:list-style-name="L4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229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" style:font-size-complex="9pt" style:font-style-complex="italic"/>
    </style:style>
    <style:style style:name="P230" style:family="paragraph" style:parent-style-name="Standard" style:list-style-name="L25">
      <style:text-properties style:use-window-font-color="true" fo:font-size="10pt" style:font-size-asian="10pt" style:font-size-complex="10pt"/>
    </style:style>
    <style:style style:name="P231" style:family="paragraph" style:parent-style-name="Standard" style:list-style-name="L26">
      <style:text-properties fo:font-size="10pt" style:font-size-asian="10pt" style:font-size-complex="10pt"/>
    </style:style>
    <style:style style:name="P232" style:family="paragraph" style:parent-style-name="Standard" style:list-style-name="L26">
      <style:paragraph-properties fo:margin-left="0cm" fo:margin-right="0cm" fo:text-indent="0cm" style:auto-text-indent="false"/>
      <style:text-properties style:use-window-font-color="true" fo:font-size="10pt" style:font-size-asian="10pt" style:font-size-complex="10pt"/>
    </style:style>
    <style:style style:name="P233" style:family="paragraph" style:parent-style-name="Standard" style:list-style-name="L26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34" style:family="paragraph" style:parent-style-name="_5b_RPG_5d__20_Táblázattartalom_20_-_20_fejléc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235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36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37" style:family="paragraph" style:parent-style-name="_5b_RPG_5d__20_Táblázattartalom_20_-_20_saját_20_-_20_1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238" style:family="paragraph" style:parent-style-name="_5b_RPG_5d__20_Táblázattartalom_20_-_20_saját_20_-_20_1">
      <style:paragraph-properties fo:text-align="center" style:justify-single-word="false" fo:background-color="transparent">
        <style:background-image/>
      </style:paragraph-properties>
      <style:text-properties style:font-name="Arial1" fo:font-size="9pt" fo:font-weight="bold" style:font-size-asian="9pt" style:font-weight-asian="bold" style:font-size-complex="9pt" style:font-weight-complex="bold"/>
    </style:style>
    <style:style style:name="P239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40" style:family="paragraph" style:parent-style-name="Text_20_body" style:list-style-name="L1">
      <style:paragraph-properties fo:text-align="start" style:justify-single-word="false"/>
    </style:style>
    <style:style style:name="P241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" style:font-size-complex="11pt" style:font-weight-complex="normal"/>
    </style:style>
    <style:style style:name="P242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" style:font-size-complex="11pt"/>
    </style:style>
    <style:style style:name="P243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" style:font-size-complex="11pt" style:font-weight-complex="bold"/>
    </style:style>
    <style:style style:name="P244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" style:font-size-complex="7pt"/>
    </style:style>
    <style:style style:name="P245" style:family="paragraph" style:parent-style-name="Text_20_body" style:list-style-name="L23"/>
    <style:style style:name="P246" style:family="paragraph" style:parent-style-name="Text_20_body" style:list-style-name="L28"/>
    <style:style style:name="P247" style:family="paragraph" style:parent-style-name="Text_20_body" style:list-style-name="L30"/>
    <style:style style:name="P248" style:family="paragraph" style:parent-style-name="Text_20_body" style:list-style-name="L31"/>
    <style:style style:name="P249" style:family="paragraph" style:parent-style-name="Text_20_body" style:list-style-name="L32"/>
    <style:style style:name="P250" style:family="paragraph" style:parent-style-name="Text_20_body">
      <style:text-properties fo:font-weight="bold" style:font-weight-asian="bold" style:font-weight-complex="bold"/>
    </style:style>
    <style:style style:name="P251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252" style:family="paragraph" style:parent-style-name="Text_20_body">
      <style:text-properties fo:font-size="6pt" style:font-size-asian="5.25pt" style:font-size-complex="6pt"/>
    </style:style>
    <style:style style:name="P253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54" style:family="paragraph" style:parent-style-name="Text_20_body">
      <style:paragraph-properties fo:margin-left="0cm" fo:margin-right="0cm" fo:margin-top="0cm" fo:margin-bottom="0.169cm" fo:text-indent="0cm" style:auto-text-indent="false"/>
      <style:text-properties style:text-line-through-style="none" fo:font-size="14pt" fo:font-weight="bold" style:font-size-asian="14pt" style:font-weight-asian="bold" style:font-size-complex="14pt" style:font-weight-complex="bold"/>
    </style:style>
    <style:style style:name="P255" style:family="paragraph" style:parent-style-name="Text_20_body" style:list-style-name="L28">
      <style:paragraph-properties fo:margin-left="0cm" fo:margin-right="0cm" fo:margin-top="0cm" fo:margin-bottom="0.169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256" style:family="paragraph" style:parent-style-name="Text_20_body" style:list-style-name="L2">
      <style:paragraph-properties fo:margin-top="0cm" fo:margin-bottom="0.169cm"/>
    </style:style>
    <style:style style:name="P257" style:family="paragraph" style:parent-style-name="Text_20_body" style:list-style-name="L2">
      <style:paragraph-properties fo:margin-top="0cm" fo:margin-bottom="0.169cm"/>
      <style:text-properties fo:font-weight="bold" style:font-weight-asian="bold" style:font-weight-complex="bold"/>
    </style:style>
    <style:style style:name="P258" style:family="paragraph" style:parent-style-name="Text_20_body" style:list-style-name="L2">
      <style:paragraph-properties fo:margin-left="1.251cm" fo:margin-right="0cm" fo:margin-top="0cm" fo:margin-bottom="0.169cm" fo:text-indent="0.199cm" style:auto-text-indent="false">
        <style:tab-stops>
          <style:tab-stop style:position="8.931cm"/>
        </style:tab-stops>
      </style:paragraph-properties>
    </style:style>
    <style:style style:name="P259" style:family="paragraph" style:parent-style-name="Text_20_body" style:list-style-name="L2">
      <style:paragraph-properties fo:margin-left="1.251cm" fo:margin-right="0cm" fo:margin-top="0cm" fo:margin-bottom="0.169cm" fo:text-indent="0.199cm" style:auto-text-indent="false"/>
    </style:style>
    <style:style style:name="P260" style:family="paragraph" style:parent-style-name="Text_20_body" style:list-style-name="L2">
      <style:paragraph-properties fo:margin-left="1.251cm" fo:margin-right="0cm" fo:margin-top="0cm" fo:margin-bottom="0.169cm" fo:text-indent="0.199cm" style:auto-text-indent="false"/>
      <style:text-properties style:text-line-through-style="none"/>
    </style:style>
    <style:style style:name="P261" style:family="paragraph" style:parent-style-name="Text_20_body" style:list-style-name="L2">
      <style:paragraph-properties fo:margin-left="1.251cm" fo:margin-right="0cm" fo:margin-top="0cm" fo:margin-bottom="0.169cm" fo:text-indent="0.199cm" style:auto-text-indent="false"/>
      <style:text-properties fo:font-size="10pt" style:font-size-asian="10pt" style:font-size-complex="10pt"/>
    </style:style>
    <style:style style:name="P262" style:family="paragraph" style:parent-style-name="Text_20_body" style:list-style-name="L2">
      <style:paragraph-properties fo:margin-left="1.251cm" fo:margin-right="0cm" fo:margin-top="0cm" fo:margin-bottom="0.169cm" fo:text-indent="0.199cm" style:auto-text-indent="false"/>
      <style:text-properties fo:font-weight="normal" style:font-weight-asian="normal" style:font-weight-complex="normal"/>
    </style:style>
    <style:style style:name="P263" style:family="paragraph" style:parent-style-name="Text_20_body" style:list-style-name="L2">
      <style:paragraph-properties fo:margin-left="0cm" fo:margin-right="0cm" fo:margin-top="0cm" fo:margin-bottom="0.169cm" fo:text-indent="0.199cm" style:auto-text-indent="false"/>
      <style:text-properties style:text-line-through-style="none"/>
    </style:style>
    <style:style style:name="P264" style:family="paragraph" style:parent-style-name="Text_20_body" style:list-style-name="L2">
      <style:paragraph-properties fo:margin-left="0cm" fo:margin-right="0cm" fo:margin-top="0cm" fo:margin-bottom="0.169cm" fo:text-indent="0.199cm" style:auto-text-indent="false"/>
      <style:text-properties fo:font-weight="bold" style:font-weight-asian="bold" style:font-weight-complex="bold"/>
    </style:style>
    <style:style style:name="P265" style:family="paragraph" style:parent-style-name="Text_20_body" style:list-style-name="L2">
      <style:paragraph-properties fo:margin-left="0cm" fo:margin-right="0cm" fo:margin-top="0cm" fo:margin-bottom="0.169cm" fo:text-indent="0.199cm" style:auto-text-indent="false"/>
    </style:style>
    <style:style style:name="P266" style:family="paragraph" style:parent-style-name="Text_20_body" style:list-style-name="L5">
      <style:paragraph-properties fo:margin-left="0cm" fo:margin-right="0cm" fo:margin-top="0cm" fo:margin-bottom="0.169cm" fo:text-indent="0.199cm" style:auto-text-indent="false" fo:background-color="transparent">
        <style:background-image/>
      </style:paragraph-properties>
    </style:style>
    <style:style style:name="P267" style:family="paragraph" style:parent-style-name="Text_20_body">
      <style:paragraph-properties fo:margin-left="0cm" fo:margin-right="0cm" fo:margin-top="0cm" fo:margin-bottom="0.169cm" fo:text-indent="0.199cm" style:auto-text-indent="false" fo:background-color="transparent">
        <style:background-image/>
      </style:paragraph-properties>
      <style:text-properties style:text-line-through-style="none" fo:font-style="normal" style:font-style-asian="normal" style:font-style-complex="normal"/>
    </style:style>
    <style:style style:name="P268" style:family="paragraph" style:parent-style-name="Text_20_body" style:list-style-name="L5">
      <style:paragraph-properties fo:margin-left="0cm" fo:margin-right="0cm" fo:margin-top="0cm" fo:margin-bottom="0.169cm" fo:text-indent="0.199cm" style:auto-text-indent="false" fo:background-color="transparent">
        <style:background-image/>
      </style:paragraph-properties>
      <style:text-properties style:text-line-through-style="none" fo:font-style="normal" style:font-style-asian="normal" style:font-style-complex="normal"/>
    </style:style>
    <style:style style:name="P269" style:family="paragraph" style:parent-style-name="Text_20_body" style:list-style-name="L2">
      <style:paragraph-properties fo:margin-left="1.251cm" fo:margin-right="0cm" fo:text-indent="0cm" style:auto-text-indent="false"/>
    </style:style>
    <style:style style:name="P270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" style:font-size-complex="11pt" style:font-weight-complex="bold"/>
    </style:style>
    <style:style style:name="P271" style:family="paragraph" style:parent-style-name="Text_20_body" style:list-style-name="L27">
      <style:paragraph-properties fo:margin-top="0cm" fo:margin-bottom="0cm" fo:background-color="transparent">
        <style:background-image/>
      </style:paragraph-properties>
      <style:text-properties fo:font-size="9pt" style:font-size-asian="9pt" style:font-size-complex="9pt"/>
    </style:style>
    <style:style style:name="P272" style:family="paragraph" style:parent-style-name="Text_20_body" style:list-style-name="L29">
      <style:paragraph-properties fo:margin-top="0cm" fo:margin-bottom="0.071cm">
        <style:tab-stops>
          <style:tab-stop style:position="7.071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normal" fo:background-color="#ff6633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Sans Serif" style:font-weight-asian="bold" style:font-name-complex="Tahoma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background-color="#ff000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style:font-name="FreeSerif6"/>
    </style:style>
    <style:style style:name="T16" style:family="text">
      <style:text-properties style:font-name="FreeSerif6" fo:background-color="transparent"/>
    </style:style>
    <style:style style:name="T17" style:family="text">
      <style:text-properties style:font-name="FreeSerif6" fo:background-color="transparent" style:font-name-asian="FreeSerif6" style:font-name-complex="FreeSerif6"/>
    </style:style>
    <style:style style:name="T18" style:family="text">
      <style:text-properties style:font-name="FreeSerif6" fo:font-weight="bold" fo:background-color="transparent" style:font-weight-asian="bold" style:font-weight-complex="bold"/>
    </style:style>
    <style:style style:name="T19" style:family="text">
      <style:text-properties style:font-name="FreeSerif6" style:font-name-asian="FreeSerif6" style:font-name-complex="FreeSerif6"/>
    </style:style>
    <style:style style:name="T20" style:family="text">
      <style:text-properties style:font-name="FreeSerif6" fo:background-color="#ff0000" style:font-name-asian="FreeSerif6" style:font-name-complex="FreeSerif6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style:font-style-asian="normal" style:font-style-complex="normal"/>
    </style:style>
    <style:style style:name="T23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background-color="#e6ff00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bold" style:font-weight-asian="bold" style:font-weight-complex="bold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fo:background-color="transparent" style:font-weight-asian="normal" style:font-weight-complex="normal"/>
    </style:style>
    <style:style style:name="T3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style:text-underline-style="none" fo:font-weight="normal" style:font-weight-asian="normal" style:font-weight-complex="normal"/>
    </style:style>
    <style:style style:name="T36" style:family="text">
      <style:text-properties style:use-window-font-color="true" style:font-name="FreeSerif5" fo:font-size="9pt" fo:font-weight="normal" style:font-size-asian="9pt" style:font-weight-asian="normal" style:font-size-complex="9pt" style:font-weight-complex="normal"/>
    </style:style>
    <style:style style:name="T37" style:family="text">
      <style:text-properties style:use-window-font-color="true" style:font-name="FreeSerif5" fo:font-size="9pt" fo:font-style="normal" fo:font-weight="normal" style:font-name-asian="Sans Serif" style:font-size-asian="9pt" style:font-style-asian="normal" style:font-weight-asian="normal" style:font-name-complex="Tahoma" style:font-size-complex="9pt" style:font-style-complex="normal" style:font-weight-complex="normal"/>
    </style:style>
    <style:style style:name="T38" style:family="text">
      <style:text-properties style:use-window-font-color="true" style:font-name="FreeSerif5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style:use-window-font-color="true" style:font-name="DejaVu Sans1" fo:font-size="9pt" fo:font-style="normal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40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41" style:family="text">
      <style:text-properties style:use-window-font-color="true" fo:font-size="9pt" fo:font-style="normal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42" style:family="text">
      <style:text-properties style:use-window-font-color="true" fo:font-size="9pt" fo:font-style="normal" fo:font-weight="normal" style:font-name-asian="Sans Serif" style:font-size-asian="9pt" style:font-style-asian="normal" style:font-weight-asian="normal" style:font-name-complex="Tahoma" style:font-size-complex="9pt" style:font-style-complex="normal" style:font-weight-complex="normal"/>
    </style:style>
    <style:style style:name="T43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use-window-font-color="true" style:font-name="Arial1" fo:font-size="9pt" fo:font-weight="normal" style:font-size-asian="9pt" style:font-weight-asian="normal" style:font-size-complex="9pt" style:font-weight-complex="normal"/>
    </style:style>
    <style:style style:name="T45" style:family="text">
      <style:text-properties style:use-window-font-color="true" style:font-name="Arial1" fo:font-size="9pt" fo:font-style="normal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46" style:family="text">
      <style:text-properties style:use-window-font-color="true" style:font-name="Arial1" fo:font-size="9pt" fo:font-style="normal" fo:font-weight="normal" style:font-name-asian="Sans Serif" style:font-size-asian="9pt" style:font-style-asian="normal" style:font-weight-asian="normal" style:font-name-complex="Tahoma" style:font-size-complex="9pt" style:font-style-complex="normal" style:font-weight-complex="normal"/>
    </style:style>
    <style:style style:name="T47" style:family="text">
      <style:text-properties style:use-window-font-color="true"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line-through-style="none"/>
    </style:style>
    <style:style style:name="T52" style:family="text">
      <style:text-properties style:text-line-through-style="none" fo:background-color="transparent"/>
    </style:style>
    <style:style style:name="T53" style:family="text">
      <style:text-properties style:text-line-through-style="none" fo:font-style="normal" style:font-style-asian="normal" style:font-style-complex="normal"/>
    </style:style>
    <style:style style:name="T54" style:family="text"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line-through-style="none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text-line-through-style="none" fo:font-size="9pt" fo:font-style="normal" style:font-size-asian="9pt" style:font-style-asian="normal" style:font-size-complex="9pt" style:font-style-complex="normal"/>
    </style:style>
    <style:style style:name="T57" style:family="text">
      <style:text-properties style:text-line-through-style="none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text-line-through-styl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style:text-line-through-style="none" style:font-name="Nimbus Roman No9 L" fo:font-size="11pt" style:font-size-asian="11pt" style:font-size-complex="11pt"/>
    </style:style>
    <style:style style:name="T60" style:family="text">
      <style:text-properties fo:background-color="#ff6633"/>
    </style:style>
    <style:style style:name="T61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4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65" style:family="text">
      <style:text-properties fo:color="#ffffff" style:text-line-through-style="none" style:font-name="Arial1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color="#ffffff" style:font-name="Arial1" fo:font-style="normal" style:font-style-asian="normal" style:font-style-complex="normal"/>
    </style:style>
    <style:style style:name="T67" style:family="text">
      <style:text-properties fo:background-color="#ff420e"/>
    </style:style>
    <style:style style:name="T68" style:family="text">
      <style:text-properties fo:background-color="#b84700"/>
    </style:style>
    <style:style style:name="T69" style:family="text">
      <style:text-properties style:font-name="FreeSerif2" style:font-name-asian="Sans Serif" style:font-name-complex="Tahoma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style:font-size-asian="11pt"/>
    </style:style>
    <style:style style:name="T72" style:family="text">
      <style:text-properties style:text-underline-style="none" fo:font-weight="normal" style:font-weight-asian="normal" style:font-weight-complex="normal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9pt" fo:font-weight="normal" style:font-size-asian="9pt" style:font-weight-asian="normal" style:font-size-complex="9pt" style:font-weight-complex="normal"/>
    </style:style>
    <style:style style:name="T75" style:family="text">
      <style:text-properties fo:font-size="9pt" style:text-underline-style="none" style:font-size-asian="9pt" style:font-size-complex="9pt"/>
    </style:style>
    <style:style style:name="T76" style:family="text">
      <style:text-properties style:font-name="FreeSerif1"/>
    </style:style>
    <style:style style:name="T77" style:family="text">
      <style:text-properties style:font-name="DejaVu Sans"/>
    </style:style>
    <style:style style:name="T78" style:family="text">
      <style:text-properties style:font-name="DejaVu Sans2" style:font-name-asian="DejaVu Sans2" style:font-name-complex="DejaVu Sans2"/>
    </style:style>
    <style:style style:name="T79" style:family="text">
      <style:text-properties style:font-name="DejaVu Sans2" style:text-underline-style="none" style:font-name-asian="DejaVu Sans2" style:font-name-complex="DejaVu Sans2"/>
    </style:style>
    <style:style style:name="T80" style:family="text">
      <style:text-properties style:font-name="DejaVu Sans2" fo:font-size="11pt" style:text-underline-style="none" style:font-name-asian="DejaVu Sans2" style:font-size-asian="11pt" style:font-name-complex="DejaVu Sans2" style:font-size-complex="11pt"/>
    </style:style>
    <style:style style:name="T81" style:family="text">
      <style:text-properties style:font-name="DejaVu Sans2" fo:font-size="11pt" style:text-underline-style="none" fo:font-weight="normal" style:font-name-asian="DejaVu Sans2" style:font-size-asian="9.60000038146973pt" style:font-weight-asian="normal" style:font-name-complex="DejaVu Sans2" style:font-size-complex="11pt" style:font-weight-complex="normal"/>
    </style:style>
    <style:style style:name="T82" style:family="text">
      <style:text-properties style:font-name="DejaVu Sans2" fo:font-size="11pt" fo:language="en" fo:country="US" fo:font-style="normal" style:text-underline-style="none" fo:font-weight="normal" style:font-name-asian="DejaVu Sans2" style:font-size-asian="9.60000038146973pt" style:language-asian="en" style:country-asian="US" style:font-weight-asian="normal" style:font-name-complex="DejaVu Sans2" style:font-size-complex="11pt" style:font-weight-complex="normal"/>
    </style:style>
    <style:style style:name="T83" style:family="text">
      <style:text-properties style:font-name="DejaVu Sans2" fo:font-size="11pt" fo:font-style="italic" style:text-underline-style="none" fo:font-weight="normal" style:font-name-asian="DejaVu Sans2" style:font-size-asian="9.60000038146973pt" style:font-style-asian="italic" style:font-weight-asian="normal" style:font-name-complex="DejaVu Sans2" style:font-size-complex="11pt" style:font-style-complex="italic" style:font-weight-complex="normal"/>
    </style:style>
    <style:style style:name="T84" style:family="text">
      <style:text-properties style:font-name="Nimbus Roman No9 L1" style:font-name-asian="Sans Serif" style:font-name-complex="Tahoma"/>
    </style:style>
    <style:style style:name="T85" style:family="text">
      <style:text-properties style:font-name="Nimbus Roman No9 L1" fo:font-size="9pt" style:font-name-asian="Sans Serif" style:font-size-asian="9pt" style:font-name-complex="Tahoma" style:font-size-complex="9pt"/>
    </style:style>
    <style:style style:name="T86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" style:font-size-complex="9pt" style:font-weight-complex="normal"/>
    </style:style>
    <style:style style:name="T87" style:family="text">
      <style:text-properties style:font-name="Nimbus Roman No9 L1" fo:font-size="9pt" style:text-underline-style="none" style:font-name-asian="Sans Serif" style:font-size-asian="9pt" style:font-name-complex="Tahoma" style:font-size-complex="9pt"/>
    </style:style>
    <style:style style:name="T88" style:family="text">
      <style:text-properties style:font-name="Nimbus Roman No9 L1" style:text-underline-style="solid" style:text-underline-width="auto" style:text-underline-color="font-color" style:font-name-asian="Sans Serif" style:font-name-complex="Tahoma"/>
    </style:style>
    <style:style style:name="T89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" style:font-size-complex="11pt" style:font-weight-complex="normal"/>
    </style:style>
    <style:style style:name="T90" style:family="text">
      <style:text-properties style:font-name="Nimbus Roman No9 L1" fo:font-size="11pt" fo:font-weight="normal" style:font-name-asian="Sans Serif" style:font-size-asian="9.60000038146973pt" style:font-weight-asian="normal" style:font-name-complex="Tahoma" style:font-size-complex="11pt" style:font-weight-complex="normal"/>
    </style:style>
    <style:style style:name="T91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" style:font-size-complex="11pt" style:font-weight-complex="normal"/>
    </style:style>
    <style:style style:name="T92" style:family="text">
      <style:text-properties style:font-name="Nimbus Roman No9 L1" style:text-underline-style="none" style:font-name-asian="Sans Serif" style:font-name-complex="Tahoma"/>
    </style:style>
    <style:style style:name="T93" style:family="text">
      <style:text-properties style:font-name="Nimbus Roman No9 L1" fo:font-size="8pt" style:text-underline-style="none" style:font-name-asian="Sans Serif" style:font-size-asian="8pt" style:font-name-complex="Tahoma" style:font-size-complex="8pt"/>
    </style:style>
    <style:style style:name="T94" style:family="text">
      <style:text-properties style:font-name="FreeSerif5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" style:font-size-complex="12pt"/>
    </style:style>
    <style:style style:name="T95" style:family="text">
      <style:text-properties style:font-name="FreeSerif5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" style:font-size-complex="11pt"/>
    </style:style>
    <style:style style:name="T96" style:family="text">
      <style:text-properties style:font-name="Nimbus Roman No9 L" fo:font-size="11pt" style:text-underline-style="none" style:font-name-asian="Sans Serif" style:font-size-asian="11pt" style:font-name-complex="Tahoma" style:font-size-complex="11pt"/>
    </style:style>
    <style:style style:name="T97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" style:font-size-complex="11pt" style:font-weight-complex="normal"/>
    </style:style>
    <style:style style:name="T98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" style:font-size-complex="11pt"/>
    </style:style>
    <style:style style:name="T99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" style:font-size-complex="11pt" style:font-style-complex="italic"/>
    </style:style>
    <style:style style:name="T100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" style:font-size-complex="11pt" style:font-style-complex="italic" style:font-weight-complex="normal"/>
    </style:style>
    <style:style style:name="T101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" style:font-size-complex="11pt" style:font-style-complex="normal"/>
    </style:style>
    <style:style style:name="T102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3" style:family="text">
      <style:text-properties style:font-name="Nimbus Roman No9 L" fo:font-size="9pt" style:text-underline-style="none" style:font-name-asian="Sans Serif" style:font-size-asian="9pt" style:font-name-complex="Tahoma" style:font-size-complex="9pt"/>
    </style:style>
    <style:style style:name="T104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" style:font-size-complex="9pt" style:font-style-complex="italic"/>
    </style:style>
    <style:style style:name="T105" style:family="text">
      <style:text-properties style:font-name="Nimbus Roman No9 L" fo:font-size="10pt" style:text-underline-style="none" style:font-name-asian="Sans Serif" style:font-size-asian="10pt" style:font-name-complex="Tahoma" style:font-size-complex="10pt"/>
    </style:style>
    <style:style style:name="T106" style:family="text">
      <style:text-properties style:font-name-asian="Sans Serif" style:font-name-complex="Tahoma"/>
    </style:style>
    <style:style style:name="T107" style:family="text">
      <style:text-properties style:font-name-asian="DejaVu Sans1" style:font-name-complex="DejaVu Sans1"/>
    </style:style>
    <style:style style:name="T108" style:family="text">
      <style:text-properties fo:color="#00ae00"/>
    </style:style>
    <style:style style:name="T109" style:family="text">
      <style:text-properties style:font-name="DejaVu Sans1" style:font-name-asian="DejaVu Sans1" style:font-name-complex="DejaVu Sans1"/>
    </style:style>
    <style:style style:name="T110" style:family="text">
      <style:text-properties style:font-name="DejaVu Sans1" style:text-underline-style="none" fo:font-weight="normal" style:font-name-asian="DejaVu Sans1" style:font-weight-asian="normal" style:font-name-complex="DejaVu Sans1" style:font-weight-complex="normal"/>
    </style:style>
    <style:style style:name="T111" style:family="text">
      <style:text-properties fo:background-color="#ffff00"/>
    </style:style>
    <style:style style:name="T112" style:family="text">
      <style:text-properties style:font-name="Times New Roman" style:font-name-asian="DejaVu Sans3" style:font-name-complex="DejaVu Sans3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-sep style:width="0.002cm" style:color="#000000" style:height="100%"/>
          <style:column style:rel-width="3662*" fo:start-indent="0cm" fo:end-indent="0.099cm"/>
          <style:column style:rel-width="5818*" fo:start-indent="0.099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4241*" fo:start-indent="0cm" fo:end-indent="0.099cm"/>
          <style:column style:rel-width="5397*" fo:start-indent="0.099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997*" fo:start-indent="0cm" fo:end-indent="0.15cm"/>
          <style:column style:rel-width="5641*" fo:start-indent="0.15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48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2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959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199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439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679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919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159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399cm" text:min-label-width="0.24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9cm" text:min-label-width="0.5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91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89cm" text:min-label-width="0.2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8">
      <text:list-level-style-bullet text:level="1" text:style-name="Bullet_20_Symbols" style:num-prefix=" 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style:num-suf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2">
      <text:list-level-style-bullet text:level="1" text:style-name="Bullet_20_Symbols" style:num-suffix=".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9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03">1.Tulajdonságok<text:tab/>2</text:p>
          <text:p text:style-name="P103">2.Életerő és Kábulat Pont<text:tab/>2</text:p>
          <text:p text:style-name="P103">3.Karakter pontok (KP) elosztása<text:tab/>3</text:p>
          <text:p text:style-name="P103">4.Képzettségek KP igényei<text:tab/>4</text:p>
          <text:p text:style-name="P103">5.Képzettséglista<text:tab/>4</text:p>
          <text:p text:style-name="P103">6.Manőverek<text:tab/>6</text:p>
          <text:p text:style-name="P103">7.Fortélyok<text:tab/>7</text:p>
          <text:p text:style-name="P88">7.1.Harci fortélyok<text:tab/>7</text:p>
          <text:p text:style-name="P88">7.2.Lovas fortélyok<text:tab/>13</text:p>
          <text:p text:style-name="P88">7.3.Íjász, Hajítás fortélyok<text:tab/>14</text:p>
          <text:p text:style-name="P88">7.4.Általános fortélyok<text:tab/>15</text:p>
          <text:p text:style-name="P88">7.5.Alvilági és fizikai fortélyok<text:tab/>16</text:p>
          <text:p text:style-name="P88">7.6.Szociális fortélyok<text:tab/>17</text:p>
          <text:p text:style-name="P88">7.7.Világi Fortélyok<text:tab/>18</text:p>
          <text:p text:style-name="P88">7.8.Tudományos Fortélyok<text:tab/>18</text:p>
          <text:p text:style-name="P88">7.9.Művészeti Fortélyok<text:tab/>18</text:p>
          <text:p text:style-name="P88">7.10.Mágikus, misztikus fortélyok<text:tab/>18</text:p>
          <text:p text:style-name="P88">7.11.Pszí fortélyok<text:tab/>19</text:p>
          <text:p text:style-name="P103">8.Karmák<text:tab/>19</text:p>
          <text:p text:style-name="P103">9.Harcértékek<text:tab/>20</text:p>
          <text:p text:style-name="P103">10.MGT<text:tab/>20</text:p>
          <text:p text:style-name="P103">11.Páncélok, vértek<text:tab/>21</text:p>
          <text:p text:style-name="P88">11.1.Sebzésfelfogó Érték (SFÉ)<text:tab/>21</text:p>
          <text:p text:style-name="P88">11.2. Páncél struktúrák, alapanyag minősége<text:tab/>21</text:p>
          <text:p text:style-name="P88">11.3.Páncél tagok és a védett terület<text:tab/>21</text:p>
          <text:p text:style-name="P88">11.4.Páncéldobás <text:tab/>21</text:p>
          <text:p text:style-name="P88">11.5.Mozgásgátló Tényező (MGT)<text:tab/>21</text:p>
          <text:p text:style-name="P89">11.5.1 Alap (mellvért) MGT<text:tab/>22</text:p>
          <text:p text:style-name="P89">11.5.2 Vért kidolgozottsága, csatolt elemek száma<text:tab/>22</text:p>
          <text:p text:style-name="P88">11.6.Fém vértek alapanyagai<text:tab/>22</text:p>
          <text:p text:style-name="P88">11.7.Páncél Ára<text:tab/>23</text:p>
          <text:p text:style-name="P88">11.8.Példa egy páncél leírására<text:tab/>23</text:p>
          <text:p text:style-name="P88"><text:soft-page-break/>11.9.Erő bónusz MGT-re<text:tab/>23</text:p>
          <text:p text:style-name="P88">11.10.Erő követelmény MGT-re<text:tab/>23</text:p>
          <text:p text:style-name="P88">11.11.Rossz méretű vért viselése<text:tab/>23</text:p>
          <text:p text:style-name="P88">11.12.Egydarabos tag viselése<text:tab/>23</text:p>
          <text:p text:style-name="P88">11.13.Sérült vért javítása és MGT módosító hatása<text:tab/>23</text:p>
          <text:p text:style-name="P88">11.14.Példa átlagos páncélra<text:tab/>24</text:p>
          <text:p text:style-name="P88">11.15.Vértviselet fortély<text:tab/>24</text:p>
        </text:index-body>
      </text:table-of-content>
      <text:p text:style-name="P49"/>
      <text:h text:style-name="P222" text:outline-level="1">Tulajdonságok</text:h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>
              <table:table-cell table:style-name="Táblázat1.A1" office:value-type="string">
                <text:p text:style-name="P115">Tulajdonság</text:p>
              </table:table-cell>
              <table:table-cell table:style-name="Táblázat1.B1" office:value-type="string">
                <text:p text:style-name="P115">Pont költség</text:p>
              </table:table-cell>
            </table:table-row>
          </table:table-header-rows>
          <table:table-row>
            <table:table-cell table:style-name="Táblázat1.A2" office:value-type="string">
              <text:p text:style-name="P115">-5</text:p>
            </table:table-cell>
            <table:table-cell table:style-name="Táblázat1.B2" office:value-type="string">
              <text:p text:style-name="P115">-</text:p>
            </table:table-cell>
          </table:table-row>
          <table:table-row>
            <table:table-cell table:style-name="Táblázat1.A2" office:value-type="string">
              <text:p text:style-name="P115">-4</text:p>
            </table:table-cell>
            <table:table-cell table:style-name="Táblázat1.B2" office:value-type="string">
              <text:p text:style-name="P115">1</text:p>
            </table:table-cell>
          </table:table-row>
          <table:table-row>
            <table:table-cell table:style-name="Táblázat1.A2" office:value-type="string">
              <text:p text:style-name="P115">-3</text:p>
            </table:table-cell>
            <table:table-cell table:style-name="Táblázat1.B2" office:value-type="string">
              <text:p text:style-name="P115">2</text:p>
            </table:table-cell>
          </table:table-row>
          <table:table-row>
            <table:table-cell table:style-name="Táblázat1.A2" office:value-type="string">
              <text:p text:style-name="P115">-2</text:p>
            </table:table-cell>
            <table:table-cell table:style-name="Táblázat1.B2" office:value-type="string">
              <text:p text:style-name="P115">3</text:p>
            </table:table-cell>
          </table:table-row>
          <table:table-row>
            <table:table-cell table:style-name="Táblázat1.A2" office:value-type="string">
              <text:p text:style-name="P115">-1</text:p>
            </table:table-cell>
            <table:table-cell table:style-name="Táblázat1.B2" office:value-type="string">
              <text:p text:style-name="P115">4</text:p>
            </table:table-cell>
          </table:table-row>
          <table:table-row>
            <table:table-cell table:style-name="Táblázat1.A7" office:value-type="string">
              <text:p text:style-name="P115">0</text:p>
            </table:table-cell>
            <table:table-cell table:style-name="Táblázat1.B7" office:value-type="string">
              <text:p text:style-name="P115">5</text:p>
            </table:table-cell>
          </table:table-row>
          <table:table-row>
            <table:table-cell table:style-name="Táblázat1.A2" office:value-type="string">
              <text:p text:style-name="P115">+1</text:p>
            </table:table-cell>
            <table:table-cell table:style-name="Táblázat1.B2" office:value-type="string">
              <text:p text:style-name="P115">6</text:p>
            </table:table-cell>
          </table:table-row>
          <table:table-row>
            <table:table-cell table:style-name="Táblázat1.A2" office:value-type="string">
              <text:p text:style-name="P115">+2</text:p>
            </table:table-cell>
            <table:table-cell table:style-name="Táblázat1.B2" office:value-type="string">
              <text:p text:style-name="P115">8</text:p>
            </table:table-cell>
          </table:table-row>
          <table:table-row>
            <table:table-cell table:style-name="Táblázat1.A2" office:value-type="string">
              <text:p text:style-name="P115">+3</text:p>
            </table:table-cell>
            <table:table-cell table:style-name="Táblázat1.B2" office:value-type="string">
              <text:p text:style-name="P115">11</text:p>
            </table:table-cell>
          </table:table-row>
          <table:table-row>
            <table:table-cell table:style-name="Táblázat1.A2" office:value-type="string">
              <text:p text:style-name="P115">+4</text:p>
            </table:table-cell>
            <table:table-cell table:style-name="Táblázat1.B2" office:value-type="string">
              <text:p text:style-name="P115">15</text:p>
            </table:table-cell>
          </table:table-row>
          <table:table-row>
            <table:table-cell table:style-name="Táblázat1.A2" office:value-type="string">
              <text:p text:style-name="P115">+5</text:p>
            </table:table-cell>
            <table:table-cell table:style-name="Táblázat1.B2" office:value-type="string">
              <text:p text:style-name="P115">20</text:p>
            </table:table-cell>
          </table:table-row>
        </table:table>
        <text:p text:style-name="P24"/>
        <text:p text:style-name="P96">Erő, Edzettség, Ügyesség, Gyorsaság, <text:line-break/>Intelligencia, Emlékezet, Önuralom, Fogékonyság</text:p>
        <text:list xml:id="list34373377" text:style-name="L1">
          <text:list-item>
            <text:p text:style-name="P240">Induló értékük: -5</text:p>
          </text:list-item>
          <text:list-item>
            <text:p text:style-name="P240">64 pont osztható szét</text:p>
          </text:list-item>
          <text:list-item>
            <text:p text:style-name="P240">Minden 4.szinten +2 bónusz pont jár</text:p>
          </text:list-item>
          <text:list-item>
            <text:p text:style-name="P240">Fajok határai: a teljes szabálykönyv Karakteralkotás fejezetében</text:p>
          </text:list-item>
          <text:list-item>
            <text:p text:style-name="P253"><text:span text:style-name="_5b_RPG_5d__20_Kiemelt_20_kifejezés"><text:span text:style-name="T32">Szintlépés: 1000KP</text:span></text:span></text:p>
          </text:list-item>
        </text:list>
        <text:p text:style-name="P23"/>
      </text:section>
      <text:h text:style-name="Heading_20_1" text:outline-level="1">Életerő és Kábulat Pont</text:h>
      <text:section text:style-name="Sect4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>
              <table:table-cell table:style-name="Táblázat3.A1" table:number-columns-spanned="4" office:value-type="string">
                <text:p text:style-name="P112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ázat3.A2" office:value-type="string">
              <text:p text:style-name="P112">S1</text:p>
              <text:p text:style-name="P113">(ÉP/4)</text:p>
            </table:table-cell>
            <table:table-cell table:style-name="Táblázat3.A2" office:value-type="string">
              <text:p text:style-name="P112">S2</text:p>
              <text:p text:style-name="P113">(ÉP/4)</text:p>
            </table:table-cell>
            <table:table-cell table:style-name="Táblázat3.A2" office:value-type="string">
              <text:p text:style-name="P112">S3</text:p>
              <text:p text:style-name="P113">(ÉP/4)</text:p>
            </table:table-cell>
            <table:table-cell table:style-name="Táblázat3.D2" office:value-type="string">
              <text:p text:style-name="P112">S4</text:p>
              <text:p text:style-name="P113">(ÉP/4)</text:p>
            </table:table-cell>
          </table:table-row>
          <table:table-row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D3" office:value-type="string">
              <text:p text:style-name="P112"/>
            </table:table-cell>
          </table:table-row>
          <table:table-row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D3" office:value-type="string">
              <text:p text:style-name="P112"/>
            </table:table-cell>
          </table:table-row>
          <table:table-row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D3" office:value-type="string">
              <text:p text:style-name="P112"/>
            </table:table-cell>
          </table:table-row>
          <table:table-row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A3" office:value-type="string">
              <text:p text:style-name="P112"/>
            </table:table-cell>
            <table:table-cell table:style-name="Táblázat3.D3" office:value-type="string">
              <text:p text:style-name="P112"/>
            </table:table-cell>
          </table:table-row>
          <table:table-row>
            <table:table-cell table:style-name="Táblázat3.A7" office:value-type="string">
              <text:p text:style-name="P112"/>
            </table:table-cell>
            <table:table-cell table:style-name="Táblázat3.A7" office:value-type="string">
              <text:p text:style-name="P112"/>
            </table:table-cell>
            <table:table-cell table:style-name="Táblázat3.C7" office:value-type="string">
              <text:p text:style-name="P112"/>
            </table:table-cell>
            <table:table-cell table:style-name="Táblázat3.D7" office:value-type="string">
              <text:p text:style-name="P112"/>
            </table:table-cell>
          </table:table-row>
        </table:table>
        <text:p text:style-name="P45"><text:s/></text:p>
        <text:p text:style-name="P50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>
              <table:table-cell table:style-name="Tábla3.A1" table:number-columns-spanned="4" office:value-type="string">
                <text:p text:style-name="P111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>
            <table:table-cell table:style-name="Tábla3.A2" office:value-type="string">
              <text:p text:style-name="P114">-</text:p>
            </table:table-cell>
            <table:table-cell table:style-name="Tábla3.A2" office:value-type="string">
              <text:p text:style-name="P114">-3 TÉ*</text:p>
            </table:table-cell>
            <table:table-cell table:style-name="Tábla3.A2" office:value-type="string">
              <text:p text:style-name="P114">-13 TÉ*</text:p>
            </table:table-cell>
            <table:table-cell table:style-name="Tábla3.D2" office:value-type="string">
              <text:p text:style-name="P114">-23 TÉ*</text:p>
            </table:table-cell>
          </table:table-row>
          <table:table-row>
            <table:table-cell table:style-name="Tábla3.D2" table:number-columns-spanned="4" office:value-type="string">
              <text:p text:style-name="P114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50"/>
        <text:p text:style-name="P26"/>
        <text:p text:style-name="P51"/>
        <text:p text:style-name="P95"><text:span text:style-name="T59">Az </text:span><text:span text:style-name="_5b_RPG_5d_Kiemelt_20_kifejezés"><text:span text:style-name="T59">Életerő Pontokat</text:span></text:span><text:span text:style-name="T59"> 4 egészség kategória közt egyenlő arányban (az össz ÉP 1/4-e minden oszlopba) osztjuk el. Ha maradékos az osztás, akkor a maradékot balról jobbra osszuk el.</text:span></text:p>
        <text:p text:style-name="P228">ÉP = 12 + (2 x Edzettség)</text:p>
        <text:p text:style-name="P46"><text:span text:style-name="T107">←</text:span><text:span text:style-name="T106"> </text:span>Példa 18 ÉP elosztására</text:p>
        <text:p text:style-name="P10"/>
        <text:p text:style-name="P97">Harcérték levonások:</text:p>
        <text:p text:style-name="P10">Kategóriánként (-10 TÉ), de ezt csökkenti a <text:s/>(Fájdalomtűrés+Önuralom) összege.</text:p>
        <text:p text:style-name="P46"><text:span text:style-name="T107">←</text:span><text:span text:style-name="T106"> </text:span>Példa. Mondjuk (Fájdalomtűrés+Önuralom) = 7<text:line-break/> <text:s text:c="7"/><text:span text:style-name="T107">→</text:span><text:span text:style-name="T106"> A levonások így: 10-7=</text:span><text:span text:style-name="T7">3</text:span><text:span text:style-name="T106"> <text:s/>; <text:s text:c="2"/>20-7=</text:span><text:span text:style-name="T7">13</text:span><text:span text:style-name="T106"> <text:s/>; <text:s/>30-7=</text:span><text:span text:style-name="T7">23</text:span></text:p>
      </text:section>
      <text:p text:style-name="Text_20_body"><text:span text:style-name="_5b_RPG_5d__20_Kiemelt_20_kifejezés"><text:span text:style-name="T32"/></text:span></text:p>
      <text:p text:style-name="Text_20_body"/>
      <text:h text:style-name="P222" text:outline-level="1">Karakter pontok (KP) elosztása</text:h>
      <text:p text:style-name="P98"><text:span text:style-name="T50">KP</text:span><text:span text:style-name="T6"> = 150 + (Tapasztalati szint <text:s/>x <text:s/>(80 + Intelligencia)) + (Tapasztalati szint x (15KP+Emlékezet))</text:span><text:line-break/><text:tab/><text:span text:style-name="T78">→ </text:span><text:span text:style-name="T73">(CSAK NEM harci/misztikus ismeretekre költhető)</text:span></text:p>
      <text:list xml:id="list34386080" text:style-name="L2">
        <text:list-item>
          <text:p text:style-name="P256"><text:span text:style-name="_5b_RPG_5d__20_Kiemelt_20_kifejezés"><text:span text:style-name="T31">Speciális bónuszok</text:span></text:span><text:span text:style-name="_5b_RPG_5d__20_Kiemelt_20_kifejezés"><text:span text:style-name="T32">: <text:s/></text:span></text:span><text:span text:style-name="_5b_RPG_5d__20_Kiemelt_20_kifejezés"><text:span text:style-name="T31">Vakság</text:span></text:span><text:span text:style-name="_5b_RPG_5d__20_Kiemelt_20_kifejezés"><text:span text:style-name="T32">: +40 KP; <text:s/></text:span></text:span><text:span text:style-name="_5b_RPG_5d__20_Kiemelt_20_kifejezés"><text:span text:style-name="T31">Süketség</text:span></text:span><text:span text:style-name="_5b_RPG_5d__20_Kiemelt_20_kifejezés"><text:span text:style-name="T32">: +30 KP (csak karakteralkotáskor!)</text:span></text:span></text:p>
        </text:list-item>
      </text:list>
      <text:p text:style-name="P37">A játékosnak ezen Karakter Pontjaiból kell felvennie a következőket:</text:p>
      <text:list xml:id="list34677683" text:continue-numbering="true" text:style-name="L2">
        <text:list-item>
          <text:p text:style-name="P257">Képzettségek</text:p>
        </text:list-item>
        <text:list-item text:start-value="1">
          <text:p text:style-name="P258"><text:span text:style-name="_5b_RPG_5d__20_Kiemelt_20_kifejezés"><text:span text:style-name="T32">A harci és misztikus képzettségek szintje legfeljebb (</text:span></text:span><text:span text:style-name="_5b_RPG_5d__20_Kiemelt_20_kifejezés"><text:span text:style-name="T31">szint+3</text:span></text:span><text:span text:style-name="_5b_RPG_5d__20_Kiemelt_20_kifejezés"><text:span text:style-name="T32">) lehet</text:span></text:span></text:p>
        </text:list-item>
        <text:list-item>
          <text:p text:style-name="P259"><text:span text:style-name="_5b_RPG_5d__20_Kiemelt_20_kifejezés"><text:span text:style-name="T32">A többi képzettség értéke pedig legfeljebb (</text:span></text:span><text:span text:style-name="_5b_RPG_5d__20_Kiemelt_20_kifejezés"><text:span text:style-name="T31">szint+8</text:span></text:span><text:span text:style-name="_5b_RPG_5d__20_Kiemelt_20_kifejezés"><text:span text:style-name="T32">) lehet</text:span></text:span></text:p>
        </text:list-item>
        <text:list-item>
          <text:p text:style-name="P259"><text:span text:style-name="_5b_RPG_5d__20_Kiemelt_20_kifejezés"><text:span text:style-name="T32">Szintlépéskor legfeljebb </text:span></text:span><text:span text:style-name="_5b_RPG_5d__20_Kiemelt_20_kifejezés"><text:span text:style-name="T31">2-vel</text:span></text:span><text:span text:style-name="_5b_RPG_5d__20_Kiemelt_20_kifejezés"><text:span text:style-name="T32"> növelhetőek a képzettségek, kivéve, ha 0-ról akar valaki egy képzettséget tanulni. Ilyenkor szintlépéskor maximum </text:span></text:span><text:span text:style-name="_5b_RPG_5d__20_Kiemelt_20_kifejezés"><text:span text:style-name="T31">3. szintre</text:span></text:span><text:span text:style-name="_5b_RPG_5d__20_Kiemelt_20_kifejezés"><text:span text:style-name="T32"> növelheti egy lépésben az ilyen képzettséget.</text:span></text:span></text:p>
        </text:list-item>
        <text:list-item>
          <text:p text:style-name="P259"><text:span text:style-name="_5b_RPG_5d__20_Kiemelt_20_kifejezés"><text:span text:style-name="T32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59"><text:span text:style-name="_5b_RPG_5d__20_Kiemelt_20_kifejezés"><text:span text:style-name="T32">A képzettségek egyes kiemelt szintjeinek is lehetnek követelményei! Magas szinten főleg.</text:span></text:span></text:p>
        </text:list-item>
        <text:list-item text:start-value="1">
          <text:p text:style-name="P256"><text:span text:style-name="T6">Fortélyok</text:span> (1, vagy többfokúak)</text:p>
        </text:list-item>
        <text:list-item>
          <text:p text:style-name="P260">Minden fok költsége: 15KP</text:p>
        </text:list-item>
        <text:list-item>
          <text:p text:style-name="P260">Több fokú Fortélyoknál szintenként csak egy fokot lehet fejlődni akkor is, ha lenne elég KP több fokra is! Ez alól kivétel az 1. szint (karakteralkotás).</text:p>
        </text:list-item>
        <text:list-item>
          <text:p text:style-name="P260">Egy szintlépés alkalmával nem vehető fel két olyan Fortély, amely ugyanazt a jellemzőt/képzettséget, stb módosítja.</text:p>
        </text:list-item>
        <text:list-item>
          <text:p text:style-name="P260">A fortélyoknak lehetnek követelményei: Tulajdonságok elvárt értékei, képzettségek elvárt szintje, esetleg más fortélyok megléte, vagy valamilyen nem számszerűsíthető körülmény.</text:p>
        </text:list-item>
        <text:list-item>
          <text:p text:style-name="P263"><text:span text:style-name="T6">Érzékek</text:span> (származtatott altulajdonságok) növelése pontonként:</text:p>
        </text:list-item>
        <text:list-item>
          <text:p text:style-name="P261">Intuíció :10 KP / pont; <text:s/>Látás: 7 KP / pont; <text:s/>Hallás: 7 KP / pont; <text:span text:style-name="T51">Ízlelés/Szaglás/Tapintás: 7 KP</text:span></text:p>
        </text:list-item>
        <text:list-item text:start-value="1">
          <text:p text:style-name="P264">Harcérték módosítók (HM)</text:p>
        </text:list-item>
        <text:list-item>
          <text:p text:style-name="P259">1 HM = 4 KP; <text:s/>1 CM = 4KP</text:p>
        </text:list-item>
        <text:list-item>
          <text:p text:style-name="P262">max 8 HM/szint <text:s text:c="2"/><text:span text:style-name="T73">(HM = „puszta kezes” HM, amibe a TÉ és VÉ tartozik bele)</text:span></text:p>
        </text:list-item>
        <text:list-item>
          <text:p text:style-name="P259"><text:span text:style-name="T1">max 4 CM/szint <text:s text:c="2"/></text:span><text:span text:style-name="T74">(CM = Célzó Érték Módosító, ami a CÉ-re fordítandó harcérték módosítót jelöli)</text:span></text:p>
        </text:list-item>
        <text:list-item>
          <text:p text:style-name="P259">Szintenként TÉ-re vagy VÉ-re legfeljebb 3-al több HM-et lehet költeni, mint a másikra!</text:p>
        </text:list-item>
        <text:list-item>
          <text:p text:style-name="P265"><text:span text:style-name="T6">Mana pontok, tanult Mágikus tradíció</text:span> (ha van), <text:span text:style-name="T6">Mágiaiskolák</text:span></text:p>
        </text:list-item>
        <text:list-item>
          <text:p text:style-name="P259">1 Mana pont = 3 KP</text:p>
        </text:list-item>
        <text:list-item>
          <text:p text:style-name="P259">Mágikus tradíciók: 50KP-ba kerülnek (csak 1x vehetőek fel) és követelményeik vannak (van amelyik, csak 1.szinten vehető fel). <text:s/><text:span text:style-name="T73">(Például: Kyr mozaikmágia, Vulgármágia, stb.)</text:span></text:p>
        </text:list-item>
        <text:list-item>
          <text:p text:style-name="P259">Mágiaiskolák: Átlagos képzettségek. Csak azok a mágiaiskolák tanulhatóak, amelyek a karakter által ismert mágia tradíció alá tartoznak.</text:p>
        </text:list-item>
        <text:list-item>
          <text:p text:style-name="P264">Pszí tradíció, Pszí iskolák, Pszí pontok</text:p>
        </text:list-item>
        <text:list-item>
          <text:p text:style-name="P259"><text:span text:style-name="T76">1</text:span><text:span text:style-name="T77">ψ</text:span><text:span text:style-name="T76">p = 2 KP</text:span></text:p>
        </text:list-item>
        <text:list-item>
          <text:p text:style-name="P259"><text:span text:style-name="T76">Pszí-alkalmazás: 4 fokú fortély egyre erősebb követelményekkel. Az alkalmazás fokát adja, nélküle nem lehet </text:span><text:span text:style-name="T77">ψ</text:span><text:span text:style-name="T76">p-ot venni, vagy </text:span><text:span text:style-name="T77">ψ</text:span><text:span text:style-name="T76"> tradíciót tanulni.</text:span></text:p>
        </text:list-item>
        <text:list-item>
          <text:p text:style-name="P269">Pszí tradíciók: átlagos képzettségek: vannak erősségeik és csak bizonyos diszciplínákat ismernek</text:p>
        </text:list-item>
      </text:list>
      <text:p text:style-name="P38"/>
      <text:h text:style-name="P222" text:outline-level="1">Képzettségek KP igényei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>
            <table:table-cell table:style-name="Tábla5.A1" office:value-type="string">
              <text:p text:style-name="P91">Fokozat</text:p>
            </table:table-cell>
            <table:table-cell table:style-name="Tábla5.A1" office:value-type="string">
              <text:p text:style-name="P91">Képzettség Szint</text:p>
            </table:table-cell>
            <table:table-cell table:style-name="Tábla5.A1" table:number-columns-spanned="2" office:value-type="string">
              <text:p text:style-name="P91">Átfogó</text:p>
            </table:table-cell>
            <table:covered-table-cell/>
            <table:table-cell table:style-name="Tábla5.A1" table:number-columns-spanned="2" office:value-type="string">
              <text:p text:style-name="P91">Átlagos</text:p>
            </table:table-cell>
            <table:covered-table-cell/>
            <table:table-cell table:style-name="Tábla5.G1" table:number-columns-spanned="2" office:value-type="string">
              <text:p text:style-name="P91">Spec+Könnyű</text:p>
            </table:table-cell>
            <table:covered-table-cell/>
          </table:table-row>
        </table:table-header-rows>
        <table:table-row>
          <table:table-cell table:style-name="Tábla5.A2" office:value-type="string">
            <text:p text:style-name="P81"/>
          </table:table-cell>
          <table:table-cell table:style-name="Tábla5.A2" office:value-type="string">
            <text:p text:style-name="P82">1</text:p>
          </table:table-cell>
          <table:table-cell table:style-name="Tábla5.A2" office:value-type="string">
            <text:p text:style-name="P81">6</text:p>
          </table:table-cell>
          <table:table-cell table:style-name="Tábla5.D2" office:value-type="string">
            <text:p text:style-name="P87">+6KP</text:p>
          </table:table-cell>
          <table:table-cell table:style-name="Tábla5.A2" office:value-type="string">
            <text:p text:style-name="P81">4</text:p>
          </table:table-cell>
          <table:table-cell table:style-name="Tábla5.D2" office:value-type="string">
            <text:p text:style-name="P87">+4KP</text:p>
          </table:table-cell>
          <table:table-cell table:style-name="Tábla5.A2" office:value-type="string">
            <text:p text:style-name="P81">2</text:p>
          </table:table-cell>
          <table:table-cell table:style-name="Tábla5.H2" office:value-type="string">
            <text:p text:style-name="P87">+2KP</text:p>
          </table:table-cell>
        </table:table-row>
        <table:table-row>
          <table:table-cell table:style-name="Tábla5.A3" office:value-type="string">
            <text:p text:style-name="P81"/>
          </table:table-cell>
          <table:table-cell table:style-name="Tábla5.A3" office:value-type="string">
            <text:p text:style-name="P82">2</text:p>
          </table:table-cell>
          <table:table-cell table:style-name="Tábla5.A2" office:value-type="string">
            <text:p text:style-name="P81">10</text:p>
          </table:table-cell>
          <table:table-cell table:style-name="Tábla5.D2" office:value-type="string">
            <text:p text:style-name="P87">+4KP</text:p>
          </table:table-cell>
          <table:table-cell table:style-name="Tábla5.A2" office:value-type="string">
            <text:p text:style-name="P81">6</text:p>
          </table:table-cell>
          <table:table-cell table:style-name="Tábla5.D2" office:value-type="string">
            <text:p text:style-name="P87">+2KP</text:p>
          </table:table-cell>
          <table:table-cell table:style-name="Tábla5.A2" office:value-type="string">
            <text:p text:style-name="P81">3</text:p>
          </table:table-cell>
          <table:table-cell table:style-name="Tábla5.H2" office:value-type="string">
            <text:p text:style-name="P87">+1KP</text:p>
          </table:table-cell>
        </table:table-row>
        <table:table-row>
          <table:table-cell table:style-name="Tábla5.A2" office:value-type="string">
            <text:p text:style-name="P82">Novícius</text:p>
          </table:table-cell>
          <table:table-cell table:style-name="Tábla5.A2" office:value-type="string">
            <text:p text:style-name="P82">3</text:p>
          </table:table-cell>
          <table:table-cell table:style-name="Tábla5.A2" office:value-type="string">
            <text:p text:style-name="P81">16</text:p>
          </table:table-cell>
          <table:table-cell table:style-name="Tábla5.D2" office:value-type="string">
            <text:p text:style-name="P87">+6KP</text:p>
          </table:table-cell>
          <table:table-cell table:style-name="Tábla5.A2" office:value-type="string">
            <text:p text:style-name="P81">9</text:p>
          </table:table-cell>
          <table:table-cell table:style-name="Tábla5.D2" office:value-type="string">
            <text:p text:style-name="P87">+3KP</text:p>
          </table:table-cell>
          <table:table-cell table:style-name="Tábla5.A2" office:value-type="string">
            <text:p text:style-name="P81">5</text:p>
          </table:table-cell>
          <table:table-cell table:style-name="Tábla5.H2" office:value-type="string">
            <text:p text:style-name="P87">+2KP</text:p>
          </table:table-cell>
        </table:table-row>
        <table:table-row>
          <table:table-cell table:style-name="Tábla5.A3" office:value-type="string">
            <text:p text:style-name="P81"/>
          </table:table-cell>
          <table:table-cell table:style-name="Tábla5.A3" office:value-type="string">
            <text:p text:style-name="P82">4</text:p>
          </table:table-cell>
          <table:table-cell table:style-name="Tábla5.A2" office:value-type="string">
            <text:p text:style-name="P81">24</text:p>
          </table:table-cell>
          <table:table-cell table:style-name="Tábla5.D2" office:value-type="string">
            <text:p text:style-name="P87">+8KP</text:p>
          </table:table-cell>
          <table:table-cell table:style-name="Tábla5.A2" office:value-type="string">
            <text:p text:style-name="P81">13</text:p>
          </table:table-cell>
          <table:table-cell table:style-name="Tábla5.D2" office:value-type="string">
            <text:p text:style-name="P87">+4KP</text:p>
          </table:table-cell>
          <table:table-cell table:style-name="Tábla5.A2" office:value-type="string">
            <text:p text:style-name="P81">7</text:p>
          </table:table-cell>
          <table:table-cell table:style-name="Tábla5.H2" office:value-type="string">
            <text:p text:style-name="P87">+3KP</text:p>
          </table:table-cell>
        </table:table-row>
        <table:table-row>
          <table:table-cell table:style-name="Tábla5.A2" office:value-type="string">
            <text:p text:style-name="P81"/>
          </table:table-cell>
          <table:table-cell table:style-name="Tábla5.A2" office:value-type="string">
            <text:p text:style-name="P82">5</text:p>
          </table:table-cell>
          <table:table-cell table:style-name="Tábla5.A2" office:value-type="string">
            <text:p text:style-name="P81">34</text:p>
          </table:table-cell>
          <table:table-cell table:style-name="Tábla5.D2" office:value-type="string">
            <text:p text:style-name="P87">+10KP</text:p>
          </table:table-cell>
          <table:table-cell table:style-name="Tábla5.A2" office:value-type="string">
            <text:p text:style-name="P81">18</text:p>
          </table:table-cell>
          <table:table-cell table:style-name="Tábla5.D2" office:value-type="string">
            <text:p text:style-name="P87">+5KP</text:p>
          </table:table-cell>
          <table:table-cell table:style-name="Tábla5.A2" office:value-type="string">
            <text:p text:style-name="P81">10</text:p>
          </table:table-cell>
          <table:table-cell table:style-name="Tábla5.H2" office:value-type="string">
            <text:p text:style-name="P87">+3KP</text:p>
          </table:table-cell>
        </table:table-row>
        <table:table-row>
          <table:table-cell table:style-name="Tábla5.A3" office:value-type="string">
            <text:p text:style-name="P82">Kismester</text:p>
          </table:table-cell>
          <table:table-cell table:style-name="Tábla5.A3" office:value-type="string">
            <text:p text:style-name="P82">6</text:p>
          </table:table-cell>
          <table:table-cell table:style-name="Tábla5.A2" office:value-type="string">
            <text:p text:style-name="P81">46</text:p>
          </table:table-cell>
          <table:table-cell table:style-name="Tábla5.D2" office:value-type="string">
            <text:p text:style-name="P87">+12KP</text:p>
          </table:table-cell>
          <table:table-cell table:style-name="Tábla5.A2" office:value-type="string">
            <text:p text:style-name="P81">24</text:p>
          </table:table-cell>
          <table:table-cell table:style-name="Tábla5.D2" office:value-type="string">
            <text:p text:style-name="P87">+6KP</text:p>
          </table:table-cell>
          <table:table-cell table:style-name="Tábla5.A2" office:value-type="string">
            <text:p text:style-name="P81">13</text:p>
          </table:table-cell>
          <table:table-cell table:style-name="Tábla5.H2" office:value-type="string">
            <text:p text:style-name="P87">+4KP</text:p>
          </table:table-cell>
        </table:table-row>
        <table:table-row>
          <table:table-cell table:style-name="Tábla5.A2" office:value-type="string">
            <text:p text:style-name="P82"/>
          </table:table-cell>
          <table:table-cell table:style-name="Tábla5.A2" office:value-type="string">
            <text:p text:style-name="P82">7</text:p>
          </table:table-cell>
          <table:table-cell table:style-name="Tábla5.A2" office:value-type="string">
            <text:p text:style-name="P81">60</text:p>
          </table:table-cell>
          <table:table-cell table:style-name="Tábla5.D2" office:value-type="string">
            <text:p text:style-name="P87">+14KP</text:p>
          </table:table-cell>
          <table:table-cell table:style-name="Tábla5.A2" office:value-type="string">
            <text:p text:style-name="P81">31</text:p>
          </table:table-cell>
          <table:table-cell table:style-name="Tábla5.D2" office:value-type="string">
            <text:p text:style-name="P87">+7KP</text:p>
          </table:table-cell>
          <table:table-cell table:style-name="Tábla5.A2" office:value-type="string">
            <text:p text:style-name="P81">17</text:p>
          </table:table-cell>
          <table:table-cell table:style-name="Tábla5.H2" office:value-type="string">
            <text:p text:style-name="P87">+4KP</text:p>
          </table:table-cell>
        </table:table-row>
        <table:table-row>
          <table:table-cell table:style-name="Tábla5.A3" office:value-type="string">
            <text:p text:style-name="P82"/>
          </table:table-cell>
          <table:table-cell table:style-name="Tábla5.A3" office:value-type="string">
            <text:p text:style-name="P82">8</text:p>
          </table:table-cell>
          <table:table-cell table:style-name="Tábla5.A2" office:value-type="string">
            <text:p text:style-name="P81">76</text:p>
          </table:table-cell>
          <table:table-cell table:style-name="Tábla5.D2" office:value-type="string">
            <text:p text:style-name="P87">+16KP</text:p>
          </table:table-cell>
          <table:table-cell table:style-name="Tábla5.A2" office:value-type="string">
            <text:p text:style-name="P81">39</text:p>
          </table:table-cell>
          <table:table-cell table:style-name="Tábla5.D2" office:value-type="string">
            <text:p text:style-name="P87">+8KP</text:p>
          </table:table-cell>
          <table:table-cell table:style-name="Tábla5.A2" office:value-type="string">
            <text:p text:style-name="P81">21</text:p>
          </table:table-cell>
          <table:table-cell table:style-name="Tábla5.H2" office:value-type="string">
            <text:p text:style-name="P87">+5KP</text:p>
          </table:table-cell>
        </table:table-row>
        <table:table-row>
          <table:table-cell table:style-name="Tábla5.A2" office:value-type="string">
            <text:p text:style-name="P82">Mester</text:p>
          </table:table-cell>
          <table:table-cell table:style-name="Tábla5.A2" office:value-type="string">
            <text:p text:style-name="P82">9</text:p>
          </table:table-cell>
          <table:table-cell table:style-name="Tábla5.A2" office:value-type="string">
            <text:p text:style-name="P81">94</text:p>
          </table:table-cell>
          <table:table-cell table:style-name="Tábla5.D2" office:value-type="string">
            <text:p text:style-name="P87">+18KP</text:p>
          </table:table-cell>
          <table:table-cell table:style-name="Tábla5.A2" office:value-type="string">
            <text:p text:style-name="P81">48</text:p>
          </table:table-cell>
          <table:table-cell table:style-name="Tábla5.D2" office:value-type="string">
            <text:p text:style-name="P87">+9KP</text:p>
          </table:table-cell>
          <table:table-cell table:style-name="Tábla5.A2" office:value-type="string">
            <text:p text:style-name="P81">26</text:p>
          </table:table-cell>
          <table:table-cell table:style-name="Tábla5.H2" office:value-type="string">
            <text:p text:style-name="P87">+5KP</text:p>
          </table:table-cell>
        </table:table-row>
        <table:table-row>
          <table:table-cell table:style-name="Tábla5.A3" office:value-type="string">
            <text:p text:style-name="P82"/>
          </table:table-cell>
          <table:table-cell table:style-name="Tábla5.A3" office:value-type="string">
            <text:p text:style-name="P82">10</text:p>
          </table:table-cell>
          <table:table-cell table:style-name="Tábla5.A2" office:value-type="string">
            <text:p text:style-name="P81">114</text:p>
          </table:table-cell>
          <table:table-cell table:style-name="Tábla5.D2" office:value-type="string">
            <text:p text:style-name="P87">+20KP</text:p>
          </table:table-cell>
          <table:table-cell table:style-name="Tábla5.A2" office:value-type="string">
            <text:p text:style-name="P81">58</text:p>
          </table:table-cell>
          <table:table-cell table:style-name="Tábla5.D2" office:value-type="string">
            <text:p text:style-name="P87">+10KP</text:p>
          </table:table-cell>
          <table:table-cell table:style-name="Tábla5.A2" office:value-type="string">
            <text:p text:style-name="P81">31</text:p>
          </table:table-cell>
          <table:table-cell table:style-name="Tábla5.H2" office:value-type="string">
            <text:p text:style-name="P87">+6KP</text:p>
          </table:table-cell>
        </table:table-row>
        <table:table-row>
          <table:table-cell table:style-name="Tábla5.A2" office:value-type="string">
            <text:p text:style-name="P82"/>
          </table:table-cell>
          <table:table-cell table:style-name="Tábla5.A2" office:value-type="string">
            <text:p text:style-name="P82">11</text:p>
          </table:table-cell>
          <table:table-cell table:style-name="Tábla5.A2" office:value-type="string">
            <text:p text:style-name="P81">136</text:p>
          </table:table-cell>
          <table:table-cell table:style-name="Tábla5.D2" office:value-type="string">
            <text:p text:style-name="P87">+22KP</text:p>
          </table:table-cell>
          <table:table-cell table:style-name="Tábla5.A2" office:value-type="string">
            <text:p text:style-name="P81">69</text:p>
          </table:table-cell>
          <table:table-cell table:style-name="Tábla5.D2" office:value-type="string">
            <text:p text:style-name="P87">+11KP</text:p>
          </table:table-cell>
          <table:table-cell table:style-name="Tábla5.A2" office:value-type="string">
            <text:p text:style-name="P81">37</text:p>
          </table:table-cell>
          <table:table-cell table:style-name="Tábla5.H2" office:value-type="string">
            <text:p text:style-name="P87">+6KP</text:p>
          </table:table-cell>
        </table:table-row>
        <table:table-row>
          <table:table-cell table:style-name="Tábla5.A3" office:value-type="string">
            <text:p text:style-name="P82">Nagymester</text:p>
          </table:table-cell>
          <table:table-cell table:style-name="Tábla5.A3" office:value-type="string">
            <text:p text:style-name="P82">12</text:p>
          </table:table-cell>
          <table:table-cell table:style-name="Tábla5.A2" office:value-type="string">
            <text:p text:style-name="P81">160</text:p>
          </table:table-cell>
          <table:table-cell table:style-name="Tábla5.D2" office:value-type="string">
            <text:p text:style-name="P87">+24KP</text:p>
          </table:table-cell>
          <table:table-cell table:style-name="Tábla5.A2" office:value-type="string">
            <text:p text:style-name="P81">81</text:p>
          </table:table-cell>
          <table:table-cell table:style-name="Tábla5.D2" office:value-type="string">
            <text:p text:style-name="P87">+12KP</text:p>
          </table:table-cell>
          <table:table-cell table:style-name="Tábla5.A2" office:value-type="string">
            <text:p text:style-name="P81">43</text:p>
          </table:table-cell>
          <table:table-cell table:style-name="Tábla5.H2" office:value-type="string">
            <text:p text:style-name="P87">+7KP</text:p>
          </table:table-cell>
        </table:table-row>
        <table:table-row>
          <table:table-cell table:style-name="Tábla5.A2" office:value-type="string">
            <text:p text:style-name="P82"/>
          </table:table-cell>
          <table:table-cell table:style-name="Tábla5.A2" office:value-type="string">
            <text:p text:style-name="P82">13</text:p>
          </table:table-cell>
          <table:table-cell table:style-name="Tábla5.A2" office:value-type="string">
            <text:p text:style-name="P81">186</text:p>
          </table:table-cell>
          <table:table-cell table:style-name="Tábla5.D2" office:value-type="string">
            <text:p text:style-name="P87">+26KP</text:p>
          </table:table-cell>
          <table:table-cell table:style-name="Tábla5.A2" office:value-type="string">
            <text:p text:style-name="P81">94</text:p>
          </table:table-cell>
          <table:table-cell table:style-name="Tábla5.D2" office:value-type="string">
            <text:p text:style-name="P87">+13KP</text:p>
          </table:table-cell>
          <table:table-cell table:style-name="Tábla5.A2" office:value-type="string">
            <text:p text:style-name="P81">50</text:p>
          </table:table-cell>
          <table:table-cell table:style-name="Tábla5.H2" office:value-type="string">
            <text:p text:style-name="P87">+7KP</text:p>
          </table:table-cell>
        </table:table-row>
        <table:table-row>
          <table:table-cell table:style-name="Tábla5.A3" office:value-type="string">
            <text:p text:style-name="P82"/>
          </table:table-cell>
          <table:table-cell table:style-name="Tábla5.A3" office:value-type="string">
            <text:p text:style-name="P82">14</text:p>
          </table:table-cell>
          <table:table-cell table:style-name="Tábla5.A2" office:value-type="string">
            <text:p text:style-name="P81">214</text:p>
          </table:table-cell>
          <table:table-cell table:style-name="Tábla5.D2" office:value-type="string">
            <text:p text:style-name="P87">+28KP</text:p>
          </table:table-cell>
          <table:table-cell table:style-name="Tábla5.A2" office:value-type="string">
            <text:p text:style-name="P81">108</text:p>
          </table:table-cell>
          <table:table-cell table:style-name="Tábla5.D2" office:value-type="string">
            <text:p text:style-name="P87">+14KP</text:p>
          </table:table-cell>
          <table:table-cell table:style-name="Tábla5.A2" office:value-type="string">
            <text:p text:style-name="P81">57</text:p>
          </table:table-cell>
          <table:table-cell table:style-name="Tábla5.H2" office:value-type="string">
            <text:p text:style-name="P87">+8KP</text:p>
          </table:table-cell>
        </table:table-row>
        <table:table-row>
          <table:table-cell table:style-name="Tábla5.A2" office:value-type="string">
            <text:p text:style-name="P82">Élő legenda</text:p>
          </table:table-cell>
          <table:table-cell table:style-name="Tábla5.A2" office:value-type="string">
            <text:p text:style-name="P82">15</text:p>
          </table:table-cell>
          <table:table-cell table:style-name="Tábla5.A2" office:value-type="string">
            <text:p text:style-name="P81">244</text:p>
          </table:table-cell>
          <table:table-cell table:style-name="Tábla5.D2" office:value-type="string">
            <text:p text:style-name="P87">+30KP</text:p>
          </table:table-cell>
          <table:table-cell table:style-name="Tábla5.A2" office:value-type="string">
            <text:p text:style-name="P81">123</text:p>
          </table:table-cell>
          <table:table-cell table:style-name="Tábla5.D2" office:value-type="string">
            <text:p text:style-name="P87">+15KP</text:p>
          </table:table-cell>
          <table:table-cell table:style-name="Tábla5.A2" office:value-type="string">
            <text:p text:style-name="P81">65</text:p>
          </table:table-cell>
          <table:table-cell table:style-name="Tábla5.H2" office:value-type="string">
            <text:p text:style-name="P87">+8KP</text:p>
          </table:table-cell>
        </table:table-row>
      </table:table>
      <text:h text:style-name="Heading_20_1" text:outline-level="1"><text:soft-page-break/>Képzettséglista</text:h>
      <table:table table:name="Táblázat9" table:style-name="Táblázat9">
        <table:table-column table:style-name="Táblázat9.A"/>
        <table:table-column table:style-name="Táblázat9.B"/>
        <table:table-header-rows>
          <table:table-row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>
          <table:table-cell table:style-name="Táblázat9.A2" office:value-type="string">
            <text:p text:style-name="P53">Név</text:p>
          </table:table-cell>
          <table:table-cell table:style-name="Táblázat9.B2" office:value-type="string">
            <text:p text:style-name="P84">Leírás</text:p>
          </table:table-cell>
        </table:table-row>
        <table:table-row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5">Ez egy speciális képzettség, melyre nem kell KP-t költeni. Minden karakter kezdéskor kap <text:span text:style-name="T6">10</text:span> szintnek megfelelő pontot, amit eloszthat az általa ismert városok/városnyi területek között. Például:</text:p>
            <text:p text:style-name="P83">Helyismeret – Shadlek : <text:span text:style-name="T6">10</text:span></text:p>
            <text:p text:style-name="P83"><text:s text:c="3"/>vagy</text:p>
            <text:p text:style-name="P83"><text:s text:c="2"/>Helyismeret – Shadlek: <text:span text:style-name="T6">5</text:span></text:p>
            <text:p text:style-name="P83"><text:s text:c="2"/>Helyismeret – Warwik : <text:span text:style-name="T6">3</text:span></text:p>
            <text:p text:style-name="P83"><text:s text:c="2"/>Helyismeret – El Sobira fővárosa: <text:span text:style-name="T6">2</text:span></text:p>
            <text:p text:style-name="P86"/>
            <text:list xml:id="list34372687" text:style-name="L3">
              <text:list-item>
                <text:p text:style-name="P235">Ha a játékosnak a fenti érték nem elég, akkor 1.szinten – <text:span text:style-name="T6">de csak akkor! -</text:span> Könnyű képzettségként növelheti bármely városnyi területre vonatkoztatott Helyismeret képzettségét.</text:p>
              </text:list-item>
              <text:list-item>
                <text:p text:style-name="P236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31">2</text:span><text:span text:style-name="T30">-</text:span>re is nőhet, ha sok újdonságot tapasztalt a várossal kapcsolatban.</text:p>
              </text:list-item>
              <text:list-item>
                <text:p text:style-name="P236">Ha a karakter egy általa ismert várost magában foglaló <text:span text:style-name="T6">országgal</text:span> kapcsolatban dob Helyismeret képzettségpróbát, akkor használhatja a városra vonatkoztatott értékét <text:span text:style-name="T5">-3</text:span> büntetéssel.</text:p>
              </text:list-item>
            </text:list>
          </table:table-cell>
        </table:table-row>
        <table:table-row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5">Első szinten minden karakter megkapja <text:span text:style-name="T6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5">Első szinten minden karakter megkapja <text:span text:style-name="T6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5">Első szinten minden karakter megkapja <text:span text:style-name="T6">6-os szinten</text:span> a saját anyanyelvéhez tartozó Nyelvismeret képzettséget.</text:p>
            <text:p text:style-name="P85">Továbbá – a fentin kívül – megkapja még <text:span text:style-name="T6">3-as szinten</text:span> a Közös nyelv ismeretét (Pyarroni) is. Amennyiben a karakter anyanyelve a Pyarroni, akkor <text:span text:style-name="T49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5">Harci képzettségek</text:p>
      <text:p text:style-name="Text_20_body"><text:span text:style-name="T49">Átfogó</text:span>: Közelharc, Kardvívás, Lándzsavívás, Pusztítás, Hajítás, Íjászat, Lövészet, Ostromlövészet </text:p>
      <text:p text:style-name="Text_20_body"><text:span text:style-name="T49">Átlagos</text:span>: Fájdalomtűrés </text:p>
      <text:p text:style-name="P4"/>
      <text:p text:style-name="P7">Fizikai képzettségek </text:p>
      <text:p text:style-name="P6"><text:span text:style-name="T49">Átfogó</text:span>: Akrobatika(<text:span text:style-name="T78">→</text:span>Átlagos: Esés, Ugrás)</text:p>
      <text:p text:style-name="P6"><text:span text:style-name="T49">Átlagos</text:span>: Mászás, Lovaglás, Léglovaglás </text:p>
      <text:p text:style-name="P4"/>
      <text:p text:style-name="P7">Alvilági képzettségek </text:p>
      <text:p text:style-name="P8"><text:span text:style-name="T49">Átlagos</text:span>: Lopakodás/Rejtőzés, Nyomolvasás, Álcázás/Álruha, Zárnyitás (<text:span text:style-name="T78">→</text:span>van spec), Csapdaállítás(<text:span text:style-name="T78">→</text:span>van spec), <text:s/>Tolvajlás, Zsonglőrködés, Kínzás, Szerencsejáték(<text:span text:style-name="T78">→</text:span>Átlagos: Kártyázás, Kockázás)</text:p>
      <text:p text:style-name="P251"/>
      <text:p text:style-name="P7">Művészeti képzettségek </text:p>
      <text:p text:style-name="P8"><text:span text:style-name="T49">Átfogó</text:span><text:span text:style-name="T70">: Zeneszerző (</text:span><text:span text:style-name="T79">→</text:span><text:span text:style-name="T70">Átlagos: Zene </text:span><text:span text:style-name="T75">(hangszercsoport)</text:span><text:span text:style-name="T70"> </text:span><text:span text:style-name="T70">(</text:span><text:span text:style-name="T79">→</text:span><text:span text:style-name="T70">Spec: Zene </text:span><text:span text:style-name="T75">(konkrét hangszer)</text:span><text:span text:style-name="T71">))</text:span></text:p>
      <text:p text:style-name="P8"><text:span text:style-name="T49">Átlagos</text:span>: Festészet, Szobrászat, Kalligráfia (<text:span text:style-name="T78">→</text:span><text:span text:style-name="T84">spec mindháromra: Hamisítás </text:span><text:span text:style-name="T85">(0-ról indul és nem mehet fölé!)</text:span><text:span text:style-name="T84">),<text:line-break/> <text:s/>Irodalom </text:span><text:span text:style-name="T85">(önálló+3 régió)</text:span><text:span text:style-name="T84">(</text:span><text:span text:style-name="T78">→</text:span><text:span text:style-name="T84">spec: Irodalom-ismeret </text:span><text:span text:style-name="T85">(adott régió)</text:span><text:span text:style-name="T84">), <text:s/><text:line-break/> <text:s/>Ének, <text:s/>Tánc(</text:span><text:span text:style-name="T78">→</text:span><text:span text:style-name="T84">spec:Tánc-speciális belső stílus)</text:span></text:p>
      <text:p text:style-name="Text_20_body"><text:span text:style-name="T89">Könnyű</text:span><text:span text:style-name="T90">: Művészetismeret (Festészet és Kalligráfia ; Szobrászat ; Irodalom és színjátszás ; Zene )</text:span></text:p>
      <text:p text:style-name="P241"><text:soft-page-break/></text:p>
      <text:p text:style-name="P5">Világi képzettségek</text:p>
      <text:p text:style-name="Text_20_body"><text:span text:style-name="T88">Átfogó</text:span><text:span text:style-name="T92">: Értékbecslés (általános) </text:span><text:span text:style-name="T79">→ </text:span><text:span text:style-name="T92">Értékbecslés</text:span><text:span text:style-name="T93">(adott tárgycsoport:fegyverek, ékszerek, festmények, szobrok,..)<text:line-break/></text:span><text:span text:style-name="T96"> <text:s/>Gyógyítás(</text:span><text:span text:style-name="T80">→</text:span><text:span text:style-name="T96">Átlagos: Sebgyógyítás, Orvoslás)</text:span></text:p>
      <text:p text:style-name="Text_20_body"><text:span text:style-name="T98">Átlagos</text:span><text:span text:style-name="T96">: Észlelés, Keresés, Emberismeret, Természetjárás</text:span><text:span text:style-name="T103">(adott tájtípus)</text:span><text:span text:style-name="T96">, Herbalizmus, Vadászat, Szexuális kultúra, Etikett</text:span><text:span text:style-name="T103">(adott kultúrkör)</text:span><text:span text:style-name="T96">, Hajózás</text:span><text:span text:style-name="T97"> (</text:span><text:span text:style-name="T81">→</text:span><text:span text:style-name="T97">van spec)</text:span><text:span text:style-name="T96">, Idomítás</text:span><text:span text:style-name="T97"> (</text:span><text:span text:style-name="T81">→</text:span><text:span text:style-name="T97">van spec)</text:span><text:span text:style-name="T96">, <text:s/>Szakma (</text:span><text:span text:style-name="T94">ács, kőműves, borbély, kádár, varga, szűcs, cserző, (fegyver)kovács, gazdálkodás(birtok), ékszerész, molnár, pék, szabó, kötélgyártó, lakatos, rejtjelfejtő</text:span><text:span text:style-name="T95">)(</text:span><text:span text:style-name="T82">→</text:span><text:span text:style-name="T91">spec: Hamisítás </text:span><text:span text:style-name="T86">(0-ról indul és nem mehet fölé!)</text:span><text:span text:style-name="T91">),</text:span></text:p>
      <text:p text:style-name="Text_20_body"><text:span text:style-name="T98">Könnyű</text:span><text:span text:style-name="T96">: Helyismeret*</text:span></text:p>
      <text:p text:style-name="P242"/>
      <text:p text:style-name="P243">Tudományos képzettségek</text:p>
      <text:p text:style-name="Text_20_body"><text:span text:style-name="T88">Átfogó</text:span><text:span text:style-name="T92">: Történelemismeret(Ynev)(</text:span><text:span text:style-name="T80">→</text:span><text:span text:style-name="T96">Átlagos: </text:span><text:span text:style-name="T92">Történelemismeret</text:span><text:span text:style-name="T87">(adott régió)</text:span><text:span text:style-name="T92"> (</text:span><text:span text:style-name="T80">→</text:span><text:span text:style-name="T96">Spec:</text:span><text:span text:style-name="T92">Tört.ismeret</text:span><text:span text:style-name="T87">(adott város))</text:span><text:span text:style-name="T92">)<text:line-break/> <text:s/>Vallásismeret(általános) (</text:span><text:span text:style-name="T80">→</text:span><text:span text:style-name="T96">Átlagos: </text:span><text:span text:style-name="T92">Vallásismeret (adott hitvilág)), <text:s/><text:line-break/> <text:s/>Élettan</text:span></text:p>
      <text:p text:style-name="Text_20_body"><text:span text:style-name="T98">Átlagos</text:span><text:span text:style-name="T96">: Ősi kultúrák ismerete</text:span><text:span text:style-name="T104">(Külön ősi kultúránként. Történem és Vallásismeret is egyben)</text:span><text:span text:style-name="T96">,</text:span></text:p>
      <text:p text:style-name="Text_20_body"><text:span text:style-name="T96">Ősi nyelv ismerete</text:span><text:span text:style-name="T104">(Külön ősi nyelvenként)</text:span><text:span text:style-name="T96">, <text:s text:c="2"/>Jogismeret </text:span><text:span text:style-name="T104">(adott kultúrkör. Pyarroni államszövetség, Toron, stb),<text:line-break/></text:span><text:span text:style-name="T99"> <text:s/></text:span><text:span text:style-name="T101">Alkímia</text:span><text:span text:style-name="T99">(</text:span><text:span text:style-name="T83">→</text:span><text:span text:style-name="T102">van spec</text:span><text:span text:style-name="T99">), </text:span><text:span text:style-name="T102">Mágia</text:span><text:span text:style-name="T102">ismere</text:span><text:span text:style-name="T102">t</text:span><text:span text:style-name="T101">, Építészet, Térképészet, Mechanika</text:span><text:span text:style-name="T99">(</text:span><text:span text:style-name="T83">→</text:span><text:span text:style-name="T100">van spec</text:span><text:span text:style-name="T99">)</text:span></text:p>
      <text:p text:style-name="Text_20_body"><text:span text:style-name="T98">Könnyű</text:span><text:span text:style-name="T96">: Nyelvismeret</text:span><text:span text:style-name="T105"> </text:span><text:span text:style-name="T104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238">Átfogó</text:p>
            </table:table-cell>
            <table:table-cell table:style-name="Táblázat2.A1" office:value-type="string">
              <text:p text:style-name="P237">Átlagos</text:p>
            </table:table-cell>
            <table:table-cell table:style-name="Táblázat2.C1" office:value-type="string">
              <text:p text:style-name="P234">Specializáció + Könnyű</text:p>
            </table:table-cell>
          </table:table-row>
        </table:table-header-rows>
        <table:table-row>
          <table:table-cell table:style-name="Táblázat2.A2" office:value-type="string">
            <text:p text:style-name="P224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44">Méregkeverés (adott kategória)</text:span></text:span></text:p>
            <text:p text:style-name="P104"><text:span text:style-name="_5b_RPG_5d__20_Szürkített"><text:span text:style-name="T45">→</text:span></text:span><text:span text:style-name="_5b_RPG_5d__20_Szürkített"><text:span text:style-name="T46"> </text:span></text:span><text:span text:style-name="_5b_RPG_5d__20_Szürkített"><text:span text:style-name="T47">ételmérgek<text:line-break/></text:span></text:span><text:span text:style-name="_5b_RPG_5d__20_Szürkített"><text:span text:style-name="T45">→</text:span></text:span><text:span text:style-name="_5b_RPG_5d__20_Szürkített"><text:span text:style-name="T46"> </text:span></text:span><text:span text:style-name="_5b_RPG_5d__20_Szürkített"><text:span text:style-name="T47">légi- és kontaktmérgek<text:line-break/></text:span></text:span><text:span text:style-name="_5b_RPG_5d__20_Szürkített"><text:span text:style-name="T45">→</text:span></text:span><text:span text:style-name="_5b_RPG_5d__20_Szürkített"><text:span text:style-name="T46"> </text:span></text:span><text:span text:style-name="_5b_RPG_5d__20_Szürkített"><text:span text:style-name="T47">fegyvermérgek</text:span></text:span></text:p>
          </table:table-cell>
          <table:table-cell table:style-name="Táblázat2.C2" office:value-type="string">
            <text:p text:style-name="P225">Méregkeverés <text:line-break/><text:span text:style-name="T10">(egy konkrét méreg)</text:span></text:p>
          </table:table-cell>
        </table:table-row>
        <table:table-row>
          <table:table-cell table:style-name="Táblázat2.A2" office:value-type="string">
            <text:p text:style-name="P225">Hadászat</text:p>
          </table:table-cell>
          <table:table-cell table:number-columns-spanned="2">
            <table:table table:is-sub-table="true">
              <table:table-column table:style-name="Táblázat2.B3.1"/>
              <table:table-column table:style-name="Táblázat2.B3.2"/>
              <table:table-row>
                <table:table-cell table:style-name="Táblázat2.A2" office:value-type="string">
                  <text:p text:style-name="P225">Taktika</text:p>
                  <text:p text:style-name="P225">(vezetői tudás)</text:p>
                  <text:p text:style-name="P225">(szakaszvezető)</text:p>
                </table:table-cell>
                <table:table-cell table:style-name="Táblázat2.C2" office:value-type="string">
                  <text:list xml:id="list34372279" text:style-name="L4">
                    <text:list-item>
                      <text:p text:style-name="P227">Nehézlovas taktika</text:p>
                    </text:list-item>
                    <text:list-item>
                      <text:p text:style-name="P227">Falanx taktika</text:p>
                    </text:list-item>
                    <text:list-item>
                      <text:p text:style-name="P227">Íjész taktika</text:p>
                    </text:list-item>
                    <text:list-item>
                      <text:p text:style-name="P227">Fejvadászok vezetése</text:p>
                    </text:list-item>
                    <text:list-item>
                      <text:p text:style-name="P227">Testőrség vezetése</text:p>
                    </text:list-item>
                    <text:list-item>
                      <text:p text:style-name="P227">Útonállás/Rajtaütés <text:line-break/>(passzív tudásként is)</text:p>
                    </text:list-item>
                  </text:list>
                </table:table-cell>
              </table:table-row>
              <table:table-row>
                <table:table-cell table:style-name="Táblázat2.A2" office:value-type="string">
                  <text:p text:style-name="P225">Stratégia</text:p>
                  <text:p text:style-name="P225">(elmélet)</text:p>
                </table:table-cell>
                <table:table-cell table:style-name="Táblázat2.C2" office:value-type="string">
                  <text:list xml:id="list34674378" text:continue-list="list34372279" text:style-name="L4">
                    <text:list-item text:start-value="1">
                      <text:p text:style-name="P226">Csatatervezés</text:p>
                    </text:list-item>
                    <text:list-item>
                      <text:p text:style-name="P226">Hadtáp</text:p>
                    </text:list-item>
                  </text:list>
                </table:table-cell>
              </table:table-row>
            </table:table>
          </table:table-cell>
          <table:covered-table-cell/>
        </table:table-row>
      </table:table>
      <text:p text:style-name="P229"/>
      <text:p text:style-name="P243"/>
      <text:p text:style-name="P270">Misztikus képzettségek</text:p>
      <text:p text:style-name="Text_20_body"><text:span text:style-name="T88">Átfogó</text:span><text:span text:style-name="T92">: Asztrológia*, Demonológia*</text:span></text:p>
      <text:p text:style-name="Text_20_body"><text:span text:style-name="T98">Átlagos</text:span><text:span text:style-name="T96">: Összpontosítás, Pszí iskolák</text:span></text:p>
      <text:p text:style-name="P242"/>
      <text:p text:style-name="P243">Vulgármágia képzettségek</text:p>
      <text:p text:style-name="Text_20_body"><text:span text:style-name="T98">Átlagos</text:span><text:span text:style-name="T96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243">Sámánmágia képzettség iskolái</text:p>
      <text:p text:style-name="Text_20_body"><text:span text:style-name="T98">Átlagos</text:span><text:span text:style-name="T96">: Szabadmágia, Ráolvasás, Átkok, Idézőmágia, Maszkmágia, Természeti mágia, Bábúmágia, Rituálé</text:span></text:p>
      <text:p text:style-name="P242"/>
      <text:p text:style-name="P243">Bárdmágia képzettség iskolái</text:p>
      <text:p text:style-name="Text_20_body"><text:span text:style-name="T98">Átlagos</text:span><text:span text:style-name="T96">: Fénymágia, Hangmágia, Dalmágia, Asztrálmágia, ???</text:span></text:p>
      <text:p text:style-name="P242"/>
      <text:p text:style-name="P243">Ordani tűzmágia képzettség iskolái</text:p>
      <text:p text:style-name="Text_20_body"><text:span text:style-name="T98">Átlagos</text:span><text:span text:style-name="T96">: ???, ???</text:span></text:p>
      <text:p text:style-name="P243"/>
      <text:p text:style-name="P243">Mozaikmágia képzettség iskolái</text:p>
      <text:p text:style-name="Text_20_body"><text:span text:style-name="T98">Átfogó</text:span><text:span text:style-name="T96">: Demonológia</text:span><text:span text:style-name="T103">(lásd: Misztikus képzettségek)</text:span></text:p>
      <text:p text:style-name="Text_20_body"><text:span text:style-name="T98">Átlagos</text:span><text:span text:style-name="T96">: Természetes anyagok mágiája, Asztrálmágia, Mentálmágia, Időmágia, Térmágia, Nekromancia, Drágakőmágia, Idézés??(szellemek), Ceremoniális mágiák(???)</text:span></text:p>
      <text:p text:style-name="P244"/>
      <text:p text:style-name="P38"/>
      <text:h text:style-name="P221" text:outline-level="1">Manőverek</text:h>
      <text:list xml:id="list34378378" text:style-name="L5">
        <text:list-item>
          <text:p text:style-name="P266"><text:span text:style-name="T54">Kivételek, mert </text:span><text:span text:style-name="T55">NEM</text:span><text:span text:style-name="T53"> KP-ba, hanem Manőverfejlesztő Pontba (</text:span><text:span text:style-name="T55">MFP</text:span><text:span text:style-name="T53">) kerülnek, amit automatikusan kap a játékos. <text:s/></text:span><text:span text:style-name="T56">(</text:span><text:span text:style-name="T57">ΣMFP = összes </text:span><text:span text:style-name="T58">nem-távolsági</text:span><text:span text:style-name="T57"> <text:s/>harcmodor szintek összege) </text:span></text:p>
        </text:list-item>
        <text:list-item>
          <text:p text:style-name="P268">Nem mind fejleszthető MFP-ből, van amit ráköltés nélkül simán „meg lehet csinálni”. De a legtöbb puszta végrehajtásának is van szituációs, vagy egyéb követelménye.</text:p>
        </text:list-item>
      </text:list>
      <text:p text:style-name="P267"/>
      <text:p text:style-name="P267"/>
      <text:p text:style-name="Text_20_body"/>
      <text:h text:style-name="P222" text:outline-level="1">Fortélyok</text:h>
      <text:h text:style-name="Heading_20_2" text:outline-level="2">Harci fortélyok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Alakzatharc</text:p>
          </table:table-cell>
          <table:table-cell table:style-name="Táblázat32.B2" office:value-type="string">
            <text:p text:style-name="P122">Lásd a leírást!</text:p>
          </table:table-cell>
          <table:table-cell table:style-name="Táblázat32.B2" office:value-type="string">
            <text:p text:style-name="P123">A társak is ismerjék az adott alakzatot</text:p>
            <text:p text:style-name="P123">+</text:p>
            <text:p text:style-name="P123">Alakzat függő, lásd azok leírását!</text:p>
          </table:table-cell>
          <table:table-cell table:style-name="Táblázat32.E2" office:value-type="string">
            <text:p text:style-name="P162">Sok féle alakzat létezik. Gyalogos, kisebb létszámra, nagy, csatatéri formációkra tervezett, valamint lovas alakzatok.</text:p>
            <text:p text:style-name="P162">Az Alakzatharc fortélyt akárhányszor felveheted. Ilyenkor választhatsz 2 alakzatot, melyek megtanulásának követelményeit teljesíteni tudod.</text:p>
            <text:p text:style-name="P162"/>
            <text:p text:style-name="P162">Egyes alakzatok ismeretének több foka van, ezekre külön költeni kell. Például egy "Lovas ék" alakzat 2.fokához külön alakzatként ismerni kell már a "Lovas ék" 1.fokát is.</text:p>
            <text:p text:style-name="P162"/>
            <text:p text:style-name="P162">Ha egy csoportban a társak legalább fele alacsonyabb fokon ismeri az adott alakzatot, akkor mindenkire az alacsonyabb bónuszok érvényesek.</text:p>
            <text:p text:style-name="P162"/>
            <text:p text:style-name="P169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Fárasztás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Harcmodor: 6.szint</text:p>
            <text:p text:style-name="P122">Ügyesség: +1</text:p>
          </table:table-cell>
          <table:table-cell table:style-name="Táblázat32.E2" office:value-type="string">
            <text:p text:style-name="_5b_RPG_5d__20_Táblázat_20_-_20_Fortély_20_hatás"><text:span text:style-name="T26">Ha a </text:span><text:span text:style-name="T21">Fárasztás</text:span><text:span text:style-name="T26"> harci taktikát alkalmazod és rendelkezel ezzel a harci fortéllyal, akkor további </text:span><text:span text:style-name="T23">+3 VÉ</text:span><text:span text:style-name="T26">-t csökkentesz ellenfeleden támadáskor.</text:span></text:p>
            <text:p text:style-name="P163">A fortély nagy ismerői a bajvívók és harcosok.</text:p>
            <text:p text:style-name="P163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16"/>
          </table:table-cell>
          <table:table-cell table:style-name="Táblázat32.B2" office:value-type="string">
            <text:p text:style-name="P149">Belharc -</text:p>
            <text:p text:style-name="P150">konkrét fegyver</text:p>
          </table:table-cell>
          <table:table-cell table:style-name="Táblázat32.B2" office:value-type="string">
            <text:p text:style-name="P148">2 fok</text:p>
          </table:table-cell>
          <table:table-cell table:style-name="Táblázat32.B2" office:value-type="string">
            <text:p text:style-name="P151">1.fok:</text:p>
            <text:p text:style-name="P153">Ügyesség, Gyorsaság: +1</text:p>
            <text:p text:style-name="P153">Közelharc - 6.szint</text:p>
            <text:p text:style-name="P153"/>
            <text:p text:style-name="P151">2.fok:</text:p>
            <text:p text:style-name="P153">Ügyesség, Gyorsaság: +2</text:p>
            <text:p text:style-name="P153">Közelharc - 9.szint</text:p>
            <text:p text:style-name="P153">Használt fegyverre: Mesterfegyver - 1.fok</text:p>
          </table:table-cell>
          <table:table-cell table:style-name="Táblázat32.E2" office:value-type="string">
            <text:p text:style-name="P154">Testközelben érzed igazában elemedben magad.</text:p>
            <text:p text:style-name="P154">Sikeres „Belharcba kerülés” manőver esetén Belharci szituációba kerülsz és harcértékeidre a következő pluszok járnak:</text:p>
            <text:p text:style-name="P152">KÉ: +2, <text:s/>TÉ: +3, <text:s/>VÉ: +3</text:p>
            <text:p text:style-name="P59"><text:span text:style-name="T49">Fontos</text:span>: ezt a fortélyt konkrét fegyverre (Puszta kéz is ide tartozik) kell felvenni, csak annak használatakor járnak a bónuszok. A Belharcot így többször is fel lehet venni.</text:p>
            <text:p text:style-name="P59">Az ellenfél módosítóinak változását lásd a Harcrendszer fejezet „<text:span text:style-name="T6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Fegyverrántás</text:p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2"><text:span text:style-name="T4">1.fok</text:span>: </text:p>
            <text:p text:style-name="P122">Gyorsaság: +1</text:p>
            <text:p text:style-name="P122"><text:span text:style-name="T4">2.fok</text:span>: </text:p>
            <text:p text:style-name="P122">Gyorsaság: +2</text:p>
          </table:table-cell>
          <table:table-cell table:style-name="Táblázat32.E2" office:value-type="string">
            <text:p text:style-name="P162">Bónuszok fegyverrántás szituációban </text:p>
            <text:p text:style-name="P162">(az alkalmazó oldalán):</text:p>
            <text:p text:style-name="_5b_RPG_5d__20_Táblázat_20_-_20_Fortély_20_hatás"><text:span text:style-name="T22">1.fok</text:span><text:span text:style-name="T26">:: +5KÉ </text:span></text:p>
            <text:p text:style-name="_5b_RPG_5d__20_Táblázat_20_-_20_Fortély_20_hatás"><text:span text:style-name="T21">2.fok</text:span><text:span text:style-name="T26">: +10KÉ</text:span></text:p>
            <text:p text:style-name="_5b_RPG_5d__20_Táblázat_20_-_20_Fortély_20_hatás">Bővebben <text:s/>lásd a <text:span text:style-name="T24">Harcrendszer fejezet </text:span><text:span text:style-name="T21">Fegyverrántás</text:span><text:span text:style-name="T24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Forgószél támadás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Min. 2 támadás</text:p>
            <text:p text:style-name="P122">Harcmodor: 6.szint</text:p>
            <text:p text:style-name="P122"/>
            <text:p text:style-name="P122">Manőver ismeret: Kibontakozás/Átsiklás<text:line-break/>(1.fok)</text:p>
          </table:table-cell>
          <table:table-cell table:style-name="Táblázat32.E2" office:value-type="string">
            <text:p text:style-name="P155">1db támadást adhatsz le a körben, de azt egyszerre több ellenfél ellen (akik a fegyvered hatótávolságán belül vannak)</text:p>
            <text:p text:style-name="P155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Gyors kezdeményezés</text:p>
          </table:table-cell>
          <table:table-cell table:style-name="Táblázat32.B2" office:value-type="string">
            <text:p text:style-name="P121">1 fok</text:p>
          </table:table-cell>
          <table:table-cell table:style-name="Táblázat32.B2" office:value-type="string">
            <text:p text:style-name="P123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Harc helyhez kötve 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Önuralom: +1</text:p>
            <text:p text:style-name="P122">Harcmodor: 3.szint</text:p>
          </table:table-cell>
          <table:table-cell table:style-name="Táblázat32.E2" office:value-type="string">
            <text:p text:style-name="P155">Felezi a <text:span text:style-name="T48">Harc helyhez kötve szituációt levonásait:</text:span></text:p>
            <text:p text:style-name="P171">-5 KÉ, -10 TÉ, -10 VÉ</text:p>
          </table:table-cell>
        </table:table-row>
        <table:table-row table:style-name="Táblázat32.1">
          <table:table-cell table:style-name="Táblázat32.A9" office:value-type="string">
            <text:p text:style-name="P119"/>
          </table:table-cell>
          <table:table-cell table:style-name="Táblázat32.B2" office:value-type="string">
            <text:p text:style-name="P108">Harci akrobatika</text:p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2">1. fok:</text:p>
            <text:p text:style-name="P122">Ügyesség:+2</text:p>
            <text:p text:style-name="P122">Gyorsaság: +2</text:p>
            <text:p text:style-name="P122">Akrobatika: 4.szint</text:p>
            <text:p text:style-name="P122"/>
            <text:p text:style-name="P122">2. fok:</text:p>
            <text:p text:style-name="P122">Ügyesség:+4</text:p>
            <text:p text:style-name="P122">Gyorsaság: +3</text:p>
            <text:p text:style-name="P122">Akrobatika: 8.szint</text:p>
          </table:table-cell>
          <table:table-cell table:style-name="Táblázat32.E2" office:value-type="string">
            <text:p text:style-name="P166"><text:span text:style-name="T6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166"><text:span text:style-name="T6">1.fok</text:span>: Az Akrobatika képzettséged felét hozzáadhatod bónuszként TÉ/VÉ értékeidhez.</text:p>
            <text:p text:style-name="P166">Kibontakozás/Átsiklás manőverre +1 bónuszt kapsz.</text:p>
            <text:p text:style-name="P166"><text:span text:style-name="T6">2.fok</text:span>: Az Akrobatika képzettségedet 1:1 hozzáadhatod bónuszként TÉ/VÉ értékeidhez.</text:p>
            <text:p text:style-name="P166">Kibontakozás/Átsiklás manőverre +3 bónuszt kapsz.</text:p>
            <text:p text:style-name="P166"><text:span text:style-name="T6">Fegyverek</text:span>: A forgatott fegyverek össz pengehossza nem lehet nagyobb, mint 1 penge (Például 1db hosszú kard, vagy 2db rövidkard), továbbá súlyuk is fontos tényező (KM dönt).</text:p>
            <text:p text:style-name="P166"><text:span text:style-name="T6">Vértek</text:span>: a fortély csak olyan hajlékony, könnyű, nem‑fém vértben használható, melynek nem nagyobb MGT-je <text:span text:style-name="T67">X</text:span>-nél.</text:p>
            <text:p text:style-name="P166"><text:span text:style-name="T6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166"><text:span text:style-name="T6">Helyigény</text:span>: a KM dönt, hogy van-e elég hely az alkalmazáshoz, de ne legyen túl szigorú; egy közepes szobában is alkalmazható (falra ugrás, elrugaszkodás, stb).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19"/>
          </table:table-cell>
          <table:table-cell table:style-name="Táblázat32.B2" office:value-type="string">
            <text:p text:style-name="P107">Harci anatómia</text:p>
          </table:table-cell>
          <table:table-cell table:style-name="Táblázat32.B2" office:value-type="string">
            <text:p text:style-name="P122">3</text:p>
          </table:table-cell>
          <table:table-cell table:style-name="Táblázat32.B2" office:value-type="string">
            <text:p text:style-name="P126">1.fok:</text:p>
            <text:p text:style-name="P130">Intelligencia: x <text:line-break/><text:span text:style-name="T68">Harcmodor: 4.szint <text:s/></text:span></text:p>
            <text:p text:style-name="P131"><text:span text:style-name="T9">Összpontosítás: 3.szint</text:span><text:line-break/></text:p>
            <text:p text:style-name="P126">2.fok:</text:p>
            <text:p text:style-name="P130">Intelligencia: y, <text:line-break/>Közelharc: 8.szint</text:p>
            <text:p text:style-name="P130">Összpontosítás: 6.szint</text:p>
            <text:p text:style-name="P130">Élettan - 3.szint</text:p>
            <text:p text:style-name="P131"/>
            <text:p text:style-name="P126">3.(titkos) fok:</text:p>
            <text:p text:style-name="P125">Intelligencia: z</text:p>
            <text:p text:style-name="P125">Fogékonyság: +1</text:p>
            <text:p text:style-name="P125">Élettan - 5.szint</text:p>
            <text:p text:style-name="P125">Közelharc: 12.szint</text:p>
            <text:p text:style-name="P125">Összpontosítás: 9.szint</text:p>
            <text:p text:style-name="P125">Mester, aki tanítja;</text:p>
          </table:table-cell>
          <table:table-cell table:style-name="Táblázat32.E2" office:value-type="string">
            <text:p text:style-name="P160">Ismered a test sebezhető pontjait és tisztában vagy a létfontosságú belső szervek elhelyezkedésével.</text:p>
            <text:p text:style-name="P155"><text:span text:style-name="T6">1. fok</text:span>: +5 SP</text:p>
            <text:list xml:id="list34385017" text:style-name="L6">
              <text:list-item>
                <text:p text:style-name="P197">a Visszafogott Csapás harci taktika csak Hátulról támadás esetén működik, harc közben nem.</text:p>
              </text:list-item>
              <text:list-item>
                <text:p text:style-name="P197">„Leütés hátulról” harci szituációban is bónuszt ad.</text:p>
              </text:list-item>
            </text:list>
            <text:p text:style-name="P155"><text:span text:style-name="T6">2 .fok</text:span>: +10 SP</text:p>
            <text:list xml:id="list34384692" text:style-name="L7">
              <text:list-item>
                <text:p text:style-name="P198">Harc közben is használható a <text:span text:style-name="T6">Visszafogott Csapás</text:span> harci taktika.</text:p>
              </text:list-item>
            </text:list>
            <text:list xml:id="list34673952" text:continue-list="list34385017" text:style-name="L6">
              <text:list-item text:start-value="1">
                <text:p text:style-name="P208">„Leütés hátulról” harci szituációban is bónuszt ad.</text:p>
              </text:list-item>
            </text:list>
            <text:p text:style-name="P160"><text:span text:style-name="T6">3.fok:</text:span> </text:p>
            <text:list xml:id="list34387821" text:style-name="L8">
              <text:list-item>
                <text:p text:style-name="P209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209">A 3.fokot csak fejvadász, boszorkány, boszorkánymester és egyes harcművész iskolákban tanítják</text:p>
              </text:list-item>
            </text:list>
            <text:list xml:id="list34676145" text:continue-list="list34673952" text:style-name="L6">
              <text:list-item text:start-value="1">
                <text:p text:style-name="P208">„Leütés hátulról” harci szituációban is bónuszt ad.</text:p>
              </text:list-item>
            </text:list>
            <text:p text:style-name="P160"/>
            <text:p text:style-name="P160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xml:id="list34369469" text:style-name="L9">
              <text:list-item>
                <text:p text:style-name="P210"><text:span text:style-name="_5b_RPG_5d_Kiemelt_20_kifejezés"><text:span text:style-name="T33">A fortély csak elfszabásúak ellen használható, ha anatómiájuk nem titok, vagy nem ismeretlen az alkalmazó számára</text:span></text:span></text:p>
              </text:list-item>
              <text:list-item>
                <text:p text:style-name="P210"><text:span text:style-name="_5b_RPG_5d_Kiemelt_20_kifejezés"><text:span text:style-name="T32">Csatabárdokkal, buzogányokkal, kétkezes fegyverekkel a fortély nem alkalmazható.</text:span></text:span></text:p>
              </text:list-item>
              <text:list-item>
                <text:p text:style-name="P210"><text:span text:style-name="_5b_RPG_5d_Kiemelt_20_kifejezés"><text:span text:style-name="T32">Nem alkalmazható Páncélszúrás manőver alkalmazása közben.</text:span></text:span></text:p>
              </text:list-item>
              <text:list-item>
                <text:p text:style-name="P210"><text:span text:style-name="_5b_RPG_5d_Kiemelt_20_kifejezés"><text:span text:style-name="T32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Harci láz</text:p>
          </table:table-cell>
          <table:table-cell table:style-name="Táblázat32.B2" office:value-type="string">
            <text:p text:style-name="P122">3 fok</text:p>
          </table:table-cell>
          <table:table-cell table:style-name="Táblázat32.B2" office:value-type="string">
            <text:p text:style-name="P122"><text:span text:style-name="T6">1.fok: </text:span><text:line-break/>Harcmodor: 3.szint</text:p>
            <text:p text:style-name="P122">Erő,Edzettség:+1</text:p>
            <text:p text:style-name="P127">2.fok:</text:p>
            <text:p text:style-name="P122">Harcmodor: 6.szint</text:p>
            <text:p text:style-name="P122">Erő,Edzettség:+2</text:p>
            <text:p text:style-name="P127">3. (titkos) fok:</text:p>
            <text:p text:style-name="P122">speciális, nem vehető fel KP-ért</text:p>
          </table:table-cell>
          <table:table-cell table:style-name="Táblázat32.E2" office:value-type="string">
            <text:p text:style-name="P155">Harci extázisba esel, melyből nagyon nehéz kizökkenteni. A menekülésre nem gondolsz.</text:p>
            <text:p text:style-name="P155"><text:span text:style-name="T4">1.fok</text:span>: </text:p>
            <text:list xml:id="list34377044" text:style-name="L10">
              <text:list-item>
                <text:p text:style-name="P199">Erő, Edzettség, Gyorsaság tulajdonságpróbákra: +1</text:p>
              </text:list-item>
              <text:list-item>
                <text:p text:style-name="P199">KÉ:+2; TÉ:+4 VÉ:-10</text:p>
              </text:list-item>
              <text:list-item>
                <text:p text:style-name="P199">SP: +1</text:p>
              </text:list-item>
              <text:list-item>
                <text:p text:style-name="P199">Harcmodor Sebesség:+1; ÉP:+2</text:p>
              </text:list-item>
              <text:list-item>
                <text:p text:style-name="P199">AME, MME: +5</text:p>
              </text:list-item>
              <text:list-item>
                <text:p text:style-name="P199">Sebesülés TÉ levonása 5-el mérséklődik</text:p>
              </text:list-item>
            </text:list>
            <text:p text:style-name="P155"><text:span text:style-name="T4">2.fok</text:span>: </text:p>
            <text:list xml:id="list34375852" text:style-name="L11">
              <text:list-item>
                <text:p text:style-name="P200">Erő, Edzettség, Gyorsaság tulajdonságpróbákra: +2</text:p>
              </text:list-item>
              <text:list-item>
                <text:p text:style-name="P200">KÉ:+4; TÉ:+8 VÉ:-10</text:p>
              </text:list-item>
            </text:list>
            <text:list xml:id="list34675622" text:continue-list="list34377044" text:style-name="L10">
              <text:list-item text:start-value="1">
                <text:p text:style-name="P199">SP: +2</text:p>
              </text:list-item>
            </text:list>
            <text:list xml:id="list34681923" text:continue-list="list34375852" text:style-name="L11">
              <text:list-item text:start-value="1">
                <text:p text:style-name="P200">Harcmodor Sebesség:+2; ÉP:+4</text:p>
              </text:list-item>
              <text:list-item>
                <text:p text:style-name="P200">AME, MME: +10</text:p>
              </text:list-item>
              <text:list-item>
                <text:p text:style-name="P200">Sebesülés TÉ levonása 10-el mérséklődik</text:p>
              </text:list-item>
            </text:list>
            <text:p text:style-name="P172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34366267" text:style-name="L12">
              <text:list-item>
                <text:p text:style-name="P212">Erő, Edzettség, Gyorsaság tulajdonságpróbákra: +3</text:p>
              </text:list-item>
            </text:list>
            <text:list xml:id="list34694833" text:continue-list="list34681923" text:style-name="L11">
              <text:list-item text:start-value="1">
                <text:p text:style-name="P200">KÉ:+6; TÉ:+12 VÉ:-10</text:p>
              </text:list-item>
            </text:list>
            <text:list xml:id="list34668426" text:continue-list="list34675622" text:style-name="L10">
              <text:list-item text:start-value="1">
                <text:p text:style-name="P199">SP: +3</text:p>
              </text:list-item>
            </text:list>
            <text:list xml:id="list34665926" text:continue-list="list34694833" text:style-name="L11">
              <text:list-item text:start-value="1">
                <text:p text:style-name="P200">Harcmodor Sebesség:+3; ÉP:+6</text:p>
              </text:list-item>
              <text:list-item>
                <text:p text:style-name="P200">AME, MME: +10</text:p>
              </text:list-item>
              <text:list-item>
                <text:p text:style-name="P213">Sebesülés TÉ levonása 15-el mérséklődik</text:p>
              </text:list-item>
            </text:list>
            <text:p text:style-name="P155"><text:span text:style-name="T6">Speciális</text:span>: </text:p>
            <text:list xml:id="list34394874" text:style-name="L13">
              <text:list-item>
                <text:p text:style-name="P201">Pajzs VÉ nem számít, lövés, mágia, pszi tiltott.</text:p>
              </text:list-item>
              <text:list-item>
                <text:p text:style-name="P201">Hajításnál a fegyver Osztója csökken:-1 <text:span text:style-name="T10">(min 1)</text:span></text:p>
              </text:list-item>
              <text:list-item>
                <text:p text:style-name="P201">A +ÉP a Harci láz alkalmazása alatt adódik csak hozzá az <text:span text:style-name="T49">utolsó</text:span> egészség kategória oszlopához.</text:p>
              </text:list-item>
            </text:list>
            <text:p text:style-name="P172">Bekerülés Harci lázba:</text:p>
            <text:list xml:id="list34379254" text:style-name="L14">
              <text:list-item>
                <text:p text:style-name="P202">2 kör hergelés szükséges</text:p>
              </text:list-item>
              <text:list-item>
                <text:p text:style-name="P202">Harc közben elég 1 kör</text:p>
              </text:list-item>
              <text:list-item>
                <text:p text:style-name="P202">Ha sebet kap (vagy okoz magának), akkor szintén elég 1 kör</text:p>
              </text:list-item>
            </text:list>
          </table:table-cell>
        </table:table-row>
        <text:soft-page-break/>
        <table:table-row table:style-name="Táblázat32.1">
          <table:table-cell table:style-name="Táblázat32.A12" office:value-type="string">
            <text:p text:style-name="P139">TÁP</text:p>
          </table:table-cell>
          <table:table-cell table:style-name="Táblázat32.B2" office:value-type="string">
            <text:p text:style-name="P106">Harcos elme</text:p>
          </table:table-cell>
          <table:table-cell table:style-name="Táblázat32.B2" office:value-type="string">
            <text:p text:style-name="P122">4 fok</text:p>
          </table:table-cell>
          <table:table-cell table:style-name="Táblázat32.B2" office:value-type="string">
            <text:p text:style-name="P140">TODO: Erősebb követelményeket!</text:p>
            <text:p text:style-name="P122"><text:span text:style-name="T4">1.fok</text:span>: </text:p>
            <text:p text:style-name="P122">Önuralom: +1</text:p>
            <text:p text:style-name="P122"/>
            <text:p text:style-name="P122"><text:span text:style-name="T4">2.fok</text:span>: </text:p>
            <text:p text:style-name="P122">Önuralom: +2</text:p>
            <text:p text:style-name="P122"/>
            <text:p text:style-name="P122"><text:span text:style-name="T4">3.fok</text:span>: </text:p>
            <text:p text:style-name="P122">Önuralom: +3</text:p>
            <text:p text:style-name="P122"/>
            <text:p text:style-name="P122"><text:span text:style-name="T4">4.fok</text:span><text:span text:style-name="T6">*</text:span>: </text:p>
            <text:p text:style-name="P122">Önuralom: +4</text:p>
            <text:p text:style-name="P122">Chi harc használata</text:p>
          </table:table-cell>
          <table:table-cell table:style-name="Táblázat32.E2" office:value-type="string">
            <text:p text:style-name="P155">A Fortély minden foka </text:p>
            <text:list xml:id="list34383126" text:style-name="L15">
              <text:list-item>
                <text:p text:style-name="P203">1 VÉ-t semlegesít az ellenfél VÉ csökkenést okozó támadásaiból. Az ÉP seb okozta VÉ csökkenésre ez nem vonatkozik.</text:p>
              </text:list-item>
              <text:list-item>
                <text:p text:style-name="P203">1 ponttal mérsékeli a sebesülés hatására elszenvedett TÉ csökkenést</text:p>
              </text:list-item>
              <text:list-item>
                <text:p text:style-name="P203">NEM mérsékli a Fárasztás harci taktika használata során az <text:span text:style-name="T49">alkalmazó</text:span> által elszenvedett automatikus VÉ csökkenést.</text:p>
              </text:list-item>
            </text:list>
            <text:p text:style-name="P155"/>
            <text:p text:style-name="P155"><text:span text:style-name="T6">4.(titkos) fok</text:span>: Az alkalmazó VÉ-je Védekező harcban (harci taktika) egyáltalán <text:span text:style-name="T49">nem csökken</text:span> ellenfelei támadásának hatására.</text:p>
          </table:table-cell>
        </table:table-row>
        <table:table-row table:style-name="Táblázat32.1">
          <table:table-cell table:style-name="Táblázat32.A9" office:value-type="string">
            <text:p text:style-name="P122"/>
          </table:table-cell>
          <table:table-cell table:style-name="Táblázat32.B2" office:value-type="string">
            <text:p text:style-name="P132">Hárítófegyver használat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Ügyesség: +1</text:p>
          </table:table-cell>
          <table:table-cell table:style-name="Táblázat32.E2" office:value-type="string">
            <text:p text:style-name="P155"><text:span text:style-name="T4">Alapeset: </text:span><text:span text:style-name="T1"><text:s/>hiába visel valaki hárítófegyvert, ha nem tudja használni, nem kap semmilyen pluszt.</text:span></text:p>
            <text:p text:style-name="P155"><text:span text:style-name="T4">Hatás:</text:span> Megkapja a hárítófegyver VÉ módosítóját</text:p>
            <text:p text:style-name="P155">Az egyes hárítófegyverek leírását lásd a Harcrendszer „Fegyverek” fejezetében.</text:p>
            <text:p text:style-name="P155">Gyakori hárítófegyverek: Alkarvédő, csatakesztyű, köpeny (köpenyvívás), tonfa, fejvadászkard.</text:p>
            <text:p text:style-name="P155"><text:span text:style-name="T6">Megjegyzés</text:span>:: Egyszerre legfeljebb 1db hárítófegyver használható! Pusztító fegyverek és kétkezes, vagy nagyobb kardok ellen hatástalan, nem ad védelmet.</text:p>
            <text:p text:style-name="P155"><text:span text:style-name="T6">Megjegyezés 2</text:span>: a hárítófegyverre is felvehető Mesterfegyver fortély. Ekkor annak VÉ bónusza is beszámít.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Kaszabolás</text:p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2"><text:span text:style-name="T6">1.fok:</text:span> <text:line-break/>Erő: +1, Harcmodor: 4</text:p>
            <text:p text:style-name="P122"><text:span text:style-name="T6">2.fok:</text:span> <text:line-break/>Erő: +1, Harcmodor: 8</text:p>
          </table:table-cell>
          <table:table-cell table:style-name="Táblázat32.E2" office:value-type="string">
            <text:p text:style-name="P155"><text:span text:style-name="T4">1.fok</text:span>: Ha harcképtelenné teszel valakit, akkor kapsz egy bónusz támadást egy közeli ellenfél ellen. Ezt egy körben max 1x alkalmazhatod.</text:p>
            <text:p text:style-name="P155"><text:span text:style-name="T4">2.fok</text:span>: Mint az 1.fok, de akárhányszor alkalmazhatod egy körben.</text:p>
            <text:p text:style-name="P155">A fortély hatása lő- és hajítófegyverek használatánál nem érvényesül!</text:p>
          </table:table-cell>
        </table:table-row>
        <table:table-row table:style-name="Táblázat32.1">
          <table:table-cell table:style-name="Táblázat32.A2" office:value-type="string">
            <text:p text:style-name="P133"/>
          </table:table-cell>
          <table:table-cell table:style-name="Táblázat32.B2" office:value-type="string">
            <text:p text:style-name="P106">Elsöprő roham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Harcmodor: 4.szint</text:p>
          </table:table-cell>
          <table:table-cell table:style-name="Táblázat32.E2" office:value-type="string">
            <text:p text:style-name="P158">Roham esetén KÉ: +5; Erőbónusz duplázódik.</text:p>
            <text:p text:style-name="P158">Öngyilkos roham esetén a fentiek <text:span text:style-name="T49">nem</text:span> használhatóak.</text:p>
          </table:table-cell>
        </table:table-row>
        <text:soft-page-break/>
        <table:table-row table:style-name="Táblázat32.1">
          <table:table-cell table:style-name="Táblázat32.A16" office:value-type="string">
            <text:p text:style-name="P119"/>
          </table:table-cell>
          <table:table-cell table:style-name="Táblázat32.B2" office:value-type="string">
            <text:p text:style-name="P106">Kétkezes harc</text:p>
          </table:table-cell>
          <table:table-cell table:style-name="Táblázat32.B2" office:value-type="string">
            <text:p text:style-name="P122">3 fok</text:p>
          </table:table-cell>
          <table:table-cell table:style-name="Táblázat32.B2" office:value-type="string">
            <text:p text:style-name="P122"><text:span text:style-name="T6">1.fok</text:span>: </text:p>
            <text:p text:style-name="P122">Főfegyver harcmodora – 6.szint</text:p>
            <text:p text:style-name="P122">Kiegészítő fegyver harcmodora – 3.szint</text:p>
            <text:p text:style-name="P122"/>
            <text:p text:style-name="P122"><text:span text:style-name="T6">2.fok</text:span>: </text:p>
            <text:p text:style-name="P122">Főfegyver harcmodora – 9.szint</text:p>
            <text:p text:style-name="P122">Kiegészítő fegyver harcmodora – 6.szint</text:p>
            <text:p text:style-name="P122"/>
            <text:p text:style-name="P122"><text:span text:style-name="T6">3.fok</text:span>: </text:p>
            <text:p text:style-name="P122">Főfegyver harcmodora – 9.szint</text:p>
            <text:p text:style-name="P122">Kiegészítő fegyver harcmodora – 9.szint</text:p>
          </table:table-cell>
          <table:table-cell table:style-name="Táblázat32.E2" office:value-type="string">
            <text:p text:style-name="P168"><text:span text:style-name="T6">Alapeset</text:span>: Képzetlen kétkezes harc esetén két fegyver használatakor a főfegyver (nagyobb fegyver) harcmodora és értékei számítanak. </text:p>
            <text:p text:style-name="P168">Továbbá: -10 KÉ/TÉ/VÉ; <text:s/>+1 Sebesség</text:p>
            <text:p text:style-name="P168"/>
            <text:p text:style-name="_5b_RPG_5d__20_Táblázat_20_-_20_Fortély_20_hatás"><text:span text:style-name="T4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9">+3 Harcmodor-Sebesség</text:span><text:span text:style-name="T70">*</text:span></text:p>
            <text:p text:style-name="P168"><text:span text:style-name="T4">2.fok</text:span>: Mint az 1.fok, de csak a főfegyver Mesterfegyver fortélya számít<text:line-break/>(akkor is, ha a két fegyver típusa ugyanaz!)</text:p>
            <text:p text:style-name="P168">Továbbá: <text:span text:style-name="T49">+6 Harcmodor-Sebesség</text:span><text:span text:style-name="T70">*</text:span></text:p>
            <text:p text:style-name="P168"><text:span text:style-name="T4">3.fok</text:span>:: Mint az 2.fok, de mindkét fegyver Mesterfegyver fortélya beszámít (annál hosszabbak esetén viszont semmilyen bónusz nem számít és a fegyverek harcértéke 0)</text:p>
            <text:p text:style-name="P168">Továbbá: <text:span text:style-name="T49">+6 Harcmodor-</text:span><text:span text:style-name="T70">Sebesség* (ez nem emelkedik)</text:span></text:p>
            <text:p text:style-name="P168"/>
            <text:p text:style-name="P173">*Harcmodor-Sebesség bónusz</text:p>
            <text:p text:style-name="P168">A sebesség bónusz végső értékét úgy kapjuk meg, hogy még fegyver-függő levonásokat alkalmazunk rá az alábbiak szerint:</text:p>
            <text:list xml:id="list34374508" text:style-name="L16">
              <text:list-item>
                <text:p text:style-name="P214">Adjuk össze a forgatott 2 fegyver pengehosszait</text:p>
              </text:list-item>
              <text:list-item>
                <text:p text:style-name="P214">Minden 0,5 penge 1 ponttal csökkenti a bónuszt<text:line-break/><text:span text:style-name="T73">Fontos: A „rövid” fegyverek 0 pengének számítanak számolásnál!)</text:span></text:p>
              </text:list-item>
            </text:list>
            <text:p text:style-name="P168"><text:span text:style-name="T6">Általános szabályok</text:span>:</text:p>
            <text:list xml:id="list34392455" text:style-name="L17">
              <text:list-item>
                <text:p text:style-name="P204">Támadások számának meghatározásánál a nagyobb fegyver számít (+sebesség beszámításánál)</text:p>
              </text:list-item>
              <text:list-item>
                <text:p text:style-name="P204">Kétkezesség fortély: ha a Kétkezes harc legalább 1.fokú, akkor +1 Sebesség bónuszt ad</text:p>
              </text:list-item>
              <text:list-item>
                <text:p text:style-name="P204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9">→</text:span><text:span text:style-name="T69"> </text:span>Erő +2 </text:p>
              </text:list-item>
              <text:list-item>
                <text:p text:style-name="P204">Sebzésnél melyik fegyver talál: <text:line-break/>a k20-as sebződobással együtt dobunk k6-al is</text:p>
              </text:list-item>
              <text:list-item>
                <text:p text:style-name="P218">azonos méretű fegyverek esetén: <text:line-break/>1-3: gyengébb kéz fegyvere ; 4-6: ügyesebb kéz fegyvere sebez</text:p>
              </text:list-item>
              <text:list-item>
                <text:p text:style-name="P218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2.1">
          <table:table-cell table:style-name="Táblázat32.A2" office:value-type="string">
            <text:p text:style-name="P141"/>
          </table:table-cell>
          <table:table-cell table:style-name="Táblázat32.B2" office:value-type="string">
            <text:p text:style-name="_5b_RPG_5d__20_Táblázattartalom_20_1">Kétkezesség</text:p>
          </table:table-cell>
          <table:table-cell table:style-name="Táblázat32.B2" office:value-type="string">
            <text:p text:style-name="_5b_RPG_5d__20_Táblázattartalom_20_1">1 fok</text:p>
          </table:table-cell>
          <table:table-cell table:style-name="Táblázat32.B2" office:value-type="string">
            <text:p text:style-name="P143">Csak 1.szinten vehető fel.</text:p>
          </table:table-cell>
          <table:table-cell table:style-name="Táblázat32.E2" office:value-type="string">
            <text:list xml:id="list34375524" text:style-name="L18">
              <text:list-item>
                <text:p text:style-name="P223">Mindkét kezeddel levonás nélkül tudsz harcolni, de csak 1 fegyverrel!!</text:p>
              </text:list-item>
              <text:list-item>
                <text:p text:style-name="P223">„Páros hajítás” harci szituációban csak -15CÉ büntetés jár mindkét kézre.</text:p>
              </text:list-item>
              <text:list-item>
                <text:p text:style-name="P223">Ha legalább 1.fokon jártas vagy Kétkezes harcban és épp két fegyvert forgatsz, +1 járul harci Sebesség értékedhez.</text:p>
              </text:list-item>
            </text:list>
          </table:table-cell>
        </table:table-row>
        <text:soft-page-break/>
        <table:table-row table:style-name="Táblázat32.1">
          <table:table-cell table:style-name="Táblázat32.A18" office:value-type="string">
            <text:p text:style-name="P119"/>
          </table:table-cell>
          <table:table-cell table:style-name="Táblázat32.B2" office:value-type="string">
            <text:p text:style-name="P106">Kínokozás</text:p>
            <text:p text:style-name="P144">Miben különbözik a Harci anatómiától??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Élettan (elfszabásúak): 4.szint</text:p>
          </table:table-cell>
          <table:table-cell table:style-name="Táblázat32.E2" office:value-type="string">
            <text:p text:style-name="P155">Sebzésed: <text:span text:style-name="T9">XX</text:span></text:p>
            <text:p text:style-name="P155">Ellenfeled Fájdalomtűrés célszáma 3-al nő. A próba rontása esetén Önuralom próba: 6 (nehéz) ellen. Ha elrontja, akkor a következő körben Harc gyűlölet vagy Harc félelemből módosítóival harcol (KM dönt).</text:p>
            <text:p text:style-name="P155">Csak egykezes szúró-vágó fegyverrel alkalmazhatod.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Kitérés Lövés elől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59">Ügyesség +3</text:p>
            <text:p text:style-name="P159">Gyorsaság : +3 <text:span text:style-name="T9">Összpontosítás 6.szint</text:span></text:p>
          </table:table-cell>
          <table:table-cell table:style-name="Táblázat32.E2" office:value-type="string">
            <text:p text:style-name="P170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Körkörös harc</text:p>
          </table:table-cell>
          <table:table-cell table:style-name="Táblázat32.B2" office:value-type="string">
            <text:p text:style-name="P122">1 fok</text:p>
          </table:table-cell>
          <table:table-cell table:style-name="Táblázat32.B2" office:value-type="string">
            <text:p text:style-name="P122">Akrobatika: 6.szint</text:p>
          </table:table-cell>
          <table:table-cell table:style-name="Táblázat32.E2" office:value-type="string">
            <text:p text:style-name="P155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155">A próbát minden kör elején újra kell dobni.</text:p>
          </table:table-cell>
        </table:table-row>
        <table:table-row table:style-name="Táblázat32.1">
          <table:table-cell table:style-name="Táblázat32.A2" office:value-type="string">
            <text:p text:style-name="P130">!!!</text:p>
          </table:table-cell>
          <table:table-cell table:style-name="Táblázat32.B2" office:value-type="string">
            <text:p text:style-name="P109">Pajzshasználat</text:p>
            <text:p text:style-name="P110"/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7">1. fok:</text:p>
            <text:p text:style-name="P122">Erő: +0</text:p>
            <text:p text:style-name="P122"><text:line-break/><text:span text:style-name="T6">2. fok:</text:span><text:line-break/>Erő: +1</text:p>
          </table:table-cell>
          <table:table-cell table:style-name="Táblázat32.E2" office:value-type="string">
            <table:table table:name="Táblázat33" table:style-name="Táblázat33">
              <table:table-column table:style-name="Táblázat33.A"/>
              <table:table-column table:style-name="Táblázat33.B"/>
              <table:table-column table:style-name="Táblázat33.C"/>
              <table:table-column table:style-name="Táblázat33.D"/>
              <table:table-column table:style-name="Táblázat33.E"/>
              <table:table-column table:style-name="Táblázat33.F"/>
              <table:table-row>
                <table:table-cell table:style-name="Táblázat33.A1" office:value-type="string">
                  <text:p text:style-name="P42">Pajzs</text:p>
                </table:table-cell>
                <table:table-cell table:style-name="Táblázat33.A1" office:value-type="string">
                  <text:p text:style-name="P185">VÉ</text:p>
                </table:table-cell>
                <table:table-cell table:style-name="Táblázat33.A1" office:value-type="string">
                  <text:p text:style-name="P185">MGT</text:p>
                </table:table-cell>
                <table:table-cell table:style-name="Táblázat33.A1" office:value-type="string">
                  <text:p text:style-name="P185">TÉ levonás képzetlenül</text:p>
                </table:table-cell>
                <table:table-cell table:style-name="Táblázat33.A1" office:value-type="string">
                  <text:p text:style-name="P185">TÉ levonás<text:line-break/>1.fok</text:p>
                </table:table-cell>
                <table:table-cell table:style-name="Táblázat33.F1" office:value-type="string">
                  <text:p text:style-name="P185">TÉ levonás<text:line-break/>2.fok</text:p>
                </table:table-cell>
              </table:table-row>
              <table:table-row>
                <table:table-cell table:style-name="Táblázat33.A2" office:value-type="string">
                  <text:p text:style-name="P43">Kis pajzs</text:p>
                </table:table-cell>
                <table:table-cell table:style-name="Táblázat33.A2" office:value-type="string">
                  <text:p text:style-name="P186">10</text:p>
                </table:table-cell>
                <table:table-cell table:style-name="Táblázat33.C2" office:value-type="string">
                  <text:p text:style-name="P186"/>
                </table:table-cell>
                <table:table-cell table:style-name="Táblázat33.A2" office:value-type="string">
                  <text:p text:style-name="P186">-10 TÉ</text:p>
                </table:table-cell>
                <table:table-cell table:style-name="Táblázat33.A2" office:value-type="string">
                  <text:p text:style-name="P186">0</text:p>
                </table:table-cell>
                <table:table-cell table:style-name="Táblázat33.F2" office:value-type="string">
                  <text:p text:style-name="P186">0</text:p>
                </table:table-cell>
              </table:table-row>
              <table:table-row>
                <table:table-cell table:style-name="Táblázat33.A2" office:value-type="string">
                  <text:p text:style-name="P43">Közepes pajzs</text:p>
                </table:table-cell>
                <table:table-cell table:style-name="Táblázat33.A2" office:value-type="string">
                  <text:p text:style-name="P186">30</text:p>
                </table:table-cell>
                <table:table-cell table:style-name="Táblázat33.C2" office:value-type="string">
                  <text:p text:style-name="P186"/>
                </table:table-cell>
                <table:table-cell table:style-name="Táblázat33.A2" office:value-type="string">
                  <text:p text:style-name="P186">-15 TÉ</text:p>
                </table:table-cell>
                <table:table-cell table:style-name="Táblázat33.A2" office:value-type="string">
                  <text:p text:style-name="P186">-5 TÉ</text:p>
                </table:table-cell>
                <table:table-cell table:style-name="Táblázat33.F2" office:value-type="string">
                  <text:p text:style-name="P186">0</text:p>
                </table:table-cell>
              </table:table-row>
              <table:table-row>
                <table:table-cell table:style-name="Táblázat33.A2" office:value-type="string">
                  <text:p text:style-name="P43">Nagy pajzs</text:p>
                </table:table-cell>
                <table:table-cell table:style-name="Táblázat33.A2" office:value-type="string">
                  <text:p text:style-name="P186">50</text:p>
                </table:table-cell>
                <table:table-cell table:style-name="Táblázat33.C2" office:value-type="string">
                  <text:p text:style-name="P186"/>
                </table:table-cell>
                <table:table-cell table:style-name="Táblázat33.A2" office:value-type="string">
                  <text:p text:style-name="P186">-20 TÉ</text:p>
                </table:table-cell>
                <table:table-cell table:style-name="Táblázat33.A2" office:value-type="string">
                  <text:p text:style-name="P186">-10 TÉ</text:p>
                </table:table-cell>
                <table:table-cell table:style-name="Táblázat33.F2" office:value-type="string">
                  <text:p text:style-name="P186">0</text:p>
                </table:table-cell>
              </table:table-row>
            </table:table>
            <text:p text:style-name="P167">MGT: változzon foktól függően, vagy ne? A fizikai képzettség- és tulajdonság-próbákra mindenképpen. Az MGT amúgy más levonást ne adjon szerintem...</text:p>
            <text:p text:style-name="P174"/>
            <text:p text:style-name="P155"><text:span text:style-name="T6">Alapeset</text:span>:: Képzetlen pajzshasználó. A pajzs VÉ felét kapja csak meg, és magas TÉ levonást kap.</text:p>
            <text:p text:style-name="P155"><text:span text:style-name="T4">1.fok</text:span>: Tudsz pajzsot használni, megkapod annak teljes VÉ-jét.</text:p>
            <text:list xml:id="list34390773" text:style-name="L19">
              <text:list-item>
                <text:p text:style-name="P205">A TÉ levonás csökken (lásd a táblázatot)</text:p>
              </text:list-item>
              <text:list-item>
                <text:p text:style-name="P215">MGT érvényesül? (az brutál levonás!)</text:p>
              </text:list-item>
            </text:list>
            <text:p text:style-name="P155"><text:span text:style-name="T4">2.fok</text:span>: </text:p>
            <text:list xml:id="list34676014" text:continue-list="list34390773" text:style-name="L19">
              <text:list-item text:start-value="1">
                <text:p text:style-name="P205">A TÉ levonás csökken (lásd a táblázatot)</text:p>
              </text:list-item>
              <text:list-item>
                <text:p text:style-name="P205">MGT: harcban nem érvényesül a pajzs MGT büntetése.</text:p>
              </text:list-item>
              <text:list-item>
                <text:p text:style-name="P205">Támadhatsz is a pajzzsal.</text:p>
              </text:list-item>
              <text:list-item>
                <text:p text:style-name="P219">Ha csak pajzs van nálad, akkor azzal</text:p>
              </text:list-item>
              <text:list-item>
                <text:p text:style-name="P219">Ha fegyver is van nálad: akkor VAGY a fegyverrel VAGY a pajzzsal támadhatsz.</text:p>
              </text:list-item>
              <text:list-item>
                <text:p text:style-name="P205">Tanulhatsz pajzsos Manőver ismereteket.</text:p>
              </text:list-item>
            </text:list>
            <text:p text:style-name="P44"><text:span text:style-name="T6">Megjegyzés</text:span>: Ha a karakter készületlen, vagy Meglepetés támadás áldozata, akkor a pajzs VÉ nem adódik hozzá a aktuális Védő Értékhez.</text:p>
            <text:p text:style-name="P44">Nagy pajzsot cipelni hosszú távon igen kimerítő, ezért is viszik lovon, vagy fegyverhordozókkal a harcosok. Továbbá behatolásnál, szűk helyen, sűrű erdőben képtelenség cipelni.</text:p>
            <text:p text:style-name="P44"><text:span text:style-name="T6">Megjegyzés 2</text:span>:</text:p>
            <text:p text:style-name="P44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Páros harc</text:p>
          </table:table-cell>
          <table:table-cell table:style-name="Táblázat32.B2" office:value-type="string">
            <text:p text:style-name="P134">3 fok</text:p>
          </table:table-cell>
          <table:table-cell table:style-name="Táblázat32.B2" office:value-type="string">
            <text:p text:style-name="P128">1. fok:</text:p>
            <text:p text:style-name="P124">Harcmodor: </text:p>
            <text:p text:style-name="P124">3.szint <text:line-break/>(mindkét félnek)</text:p>
            <text:p text:style-name="P124"/>
            <text:p text:style-name="P128">2. fok:</text:p>
            <text:p text:style-name="P124">Harcmodor: </text:p>
            <text:p text:style-name="P124">6.szint <text:line-break/>(mindkét félnek)</text:p>
            <text:p text:style-name="P124"/>
            <text:p text:style-name="P128">3. fok:</text:p>
            <text:p text:style-name="P124">Harcmodor: </text:p>
            <text:p text:style-name="P124">9.szint <text:line-break/>(mindkét félnek)</text:p>
            <text:p text:style-name="P124">- Harmonikus kapcsolat</text:p>
          </table:table-cell>
          <table:table-cell table:style-name="Táblázat32.E2" office:value-type="string">
            <text:p text:style-name="P161"><text:span text:style-name="T6">1. fok</text:span>: Két jól összeszokott társ. Legalább 1 éve harcolnak együtt a közös taktika szerint.</text:p>
            <text:p text:style-name="P161">Ilyenkor közös harc esetén plusz harcértékek:</text:p>
            <text:list xml:id="list34373568" text:style-name="L20">
              <text:list-item>
                <text:p text:style-name="P211">+5 TÉ, +5<text:span text:style-name="T6"> </text:span>VÉ</text:p>
              </text:list-item>
              <text:list-item>
                <text:p text:style-name="P211">egy ellenfél ellen +5KÉ</text:p>
              </text:list-item>
              <text:list-item>
                <text:p text:style-name="P211">3 ellenfélig nincs túlerőből adódó VÉ csökkenés</text:p>
              </text:list-item>
              <text:list-item>
                <text:p text:style-name="P211">3 ellenfél felett -5VÉ plusz ellenfelenként mindkét alkalmazóra</text:p>
              </text:list-item>
            </text:list>
            <text:p text:style-name="P161"><text:span text:style-name="T6">2. fok</text:span>: Két szorosan összeszokott harcos, régóta kalandozó társak. Legalább 3 éve harcolnak együtt a közös taktika szerint.</text:p>
            <text:p text:style-name="P161">Ilyenkor közös harc esetén plusz harcértékek:</text:p>
            <text:list xml:id="list34694001" text:continue-list="list34373568" text:style-name="L20">
              <text:list-item text:start-value="1">
                <text:p text:style-name="P211">+10 TÉ, +10<text:span text:style-name="T6"> </text:span>VÉ</text:p>
              </text:list-item>
              <text:list-item>
                <text:p text:style-name="P211">2 ellenfélig +5KÉ</text:p>
              </text:list-item>
              <text:list-item>
                <text:p text:style-name="P211">4 ellenfélig nincs túlerőből adódó VÉ csökkenés</text:p>
              </text:list-item>
              <text:list-item>
                <text:p text:style-name="P211">4 ellenfél felett -5VÉ plusz ellenfelenként mindkét alkalmazóra</text:p>
              </text:list-item>
            </text:list>
            <text:p text:style-name="P161"><text:span text:style-name="T6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61">Harmadik fokon közös harc esetén a plusz harcértékek:</text:p>
            <text:list xml:id="list34671451" text:continue-list="list34694001" text:style-name="L20">
              <text:list-item text:start-value="1">
                <text:p text:style-name="P211">+15 TÉ, +15<text:span text:style-name="T6"> </text:span>VÉ</text:p>
              </text:list-item>
              <text:list-item>
                <text:p text:style-name="P211">3 ellenfélig +5KÉ</text:p>
              </text:list-item>
              <text:list-item>
                <text:p text:style-name="P211">5 ellenfélig nincs túlerőből adódó VÉ csökkenés</text:p>
              </text:list-item>
              <text:list-item>
                <text:p text:style-name="P211">5 ellenfél felett -5VÉ plusz ellenfelenként mindkét alkalmazóra</text:p>
              </text:list-item>
            </text:list>
          </table:table-cell>
        </table:table-row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7">Sárkány ököl</text:p>
          </table:table-cell>
          <table:table-cell table:style-name="Táblázat32.B2" office:value-type="string">
            <text:p text:style-name="P122">3</text:p>
          </table:table-cell>
          <table:table-cell table:style-name="Táblázat32.B2" office:value-type="string">
            <text:p text:style-name="P123">1.fok: <text:line-break/>Közelharc – 3.szint<text:line-break/>Slan pszí iskola- 3.szint<text:line-break/></text:p>
            <text:p text:style-name="P123">2.fok: <text:line-break/>Közelharc – 6.szint<text:line-break/>Slan pszí iskola- 6.szint</text:p>
            <text:p text:style-name="P123">Mesterfegyver <text:line-break/>(puszta kéz) - 1.fok<text:line-break/></text:p>
            <text:p text:style-name="P123">3.fok: </text:p>
            <text:p text:style-name="P123">Közelharc – 9.szint</text:p>
            <text:p text:style-name="P123">Slan pszí iskola- 9.szint</text:p>
            <text:p text:style-name="P123">Mesterfegyver</text:p>
            <text:p text:style-name="P123">(puszta kéz) - 2.fok</text:p>
          </table:table-cell>
          <table:table-cell table:style-name="Táblázat32.E2" office:value-type="string">
            <text:p text:style-name="P160"><text:span text:style-name="T49">Alapeset</text:span>: puszta kézzel csak KT sérülés okozható, valamint sebzése: -5+k20 SP</text:p>
            <text:p text:style-name="P160"/>
            <text:p text:style-name="P160"><text:span text:style-name="T49">Fortély hatása</text:span>:</text:p>
            <text:p text:style-name="P160">Ez a Harcművészek speciális fortélya. A Slan pszí útja delejes erőt ad a harcművésznek pusztakezes küzdelmében.</text:p>
            <text:p text:style-name="P160"/>
            <text:p text:style-name="P164"><text:span text:style-name="T8">1.fok: minden 3.KT</text:span><text:span text:style-name="T17">→</text:span><text:span text:style-name="T8"> 1 ÉP seb; KÉ,TÉ,VÉ: -10<text:line-break/>Ököl SP: -2</text:span></text:p>
            <text:p text:style-name="P160"/>
            <text:p text:style-name="P164"><text:span text:style-name="T8">2.fok: minden 2.KT</text:span><text:span text:style-name="T17">→ </text:span><text:span text:style-name="T8">1 ÉP seb; KÉ,TÉ,VÉ: -3<text:line-break/>Ököl SP: 0; Vasököl használata nem ad további bónuszt</text:span></text:p>
            <text:p text:style-name="P160"/>
            <text:p text:style-name="P160">3.fok: minden sebzés rendes ÉP seb; KÉ,TÉ,VÉ: 4<text:line-break/>Ököl SP: +2</text:p>
            <text:p text:style-name="P160"/>
            <text:p text:style-name="P160">Megjegyzés: a fentiek a "fegyver" alapértékei. A Mesterfegyver bónusz még ehhez pluszban hozzájön.</text:p>
            <text:p text:style-name="P165">Belharci szituációban mi legyen? Ugye ott -10-ről 0-ra emelkednek a Puszta Kéz értékei... Kapjon a Sárkány öklös +10-et simán?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19"/>
          </table:table-cell>
          <table:table-cell table:style-name="Táblázat32.B2" office:value-type="string">
            <text:p text:style-name="P106">Támadás erőből</text:p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7">1. fok:</text:p>
            <text:p text:style-name="P122">Erő: +2,</text:p>
            <text:p text:style-name="P122">Harcmodor: 3.szint</text:p>
            <text:p text:style-name="P127">2.fok: </text:p>
            <text:p text:style-name="P122">Erő: +3</text:p>
            <text:p text:style-name="P122">Harcmodor: 6.szint</text:p>
          </table:table-cell>
          <table:table-cell table:style-name="Táblázat32.E2" office:value-type="string">
            <text:p text:style-name="P155">TÉ-ből átrakhatsz a sebzésre 1:3 váltószámmal.</text:p>
            <text:p text:style-name="P155">1. fok: legfeljebb +5 SP (-15TÉ)</text:p>
            <text:p text:style-name="P155">2 .fok: legfeljebb +10 SP (-30TÉ)</text:p>
          </table:table-cell>
        </table:table-row>
        <table:table-row table:style-name="Táblázat32.1">
          <table:table-cell table:style-name="Táblázat32.A2" office:value-type="string">
            <text:p text:style-name="P122"/>
          </table:table-cell>
          <table:table-cell table:style-name="Táblázat32.B2" office:value-type="string">
            <text:p text:style-name="P132">Testőr</text:p>
          </table:table-cell>
          <table:table-cell table:style-name="Táblázat32.B2" office:value-type="string">
            <text:p text:style-name="P122">2 fok</text:p>
          </table:table-cell>
          <table:table-cell table:style-name="Táblázat32.B2" office:value-type="string">
            <text:p text:style-name="P127">1.fok:</text:p>
            <text:p text:style-name="P122">Önuralom: +1</text:p>
            <text:p text:style-name="P122">Összpontosítás – 3.szint</text:p>
            <text:p text:style-name="P122">Harcmodor - 4.szint</text:p>
            <text:p text:style-name="P122"/>
            <text:p text:style-name="P127">2.fok:</text:p>
            <text:p text:style-name="P122">Önuralom: +2</text:p>
            <text:p text:style-name="P122">Összpontosítás – 6.szint</text:p>
            <text:p text:style-name="P122">Harcmodor - 8.szint</text:p>
          </table:table-cell>
          <table:table-cell table:style-name="Táblázat32.E2" office:value-type="string">
            <text:p text:style-name="P166">Hasznos fortély, ha Védő Értékedet egy másik személyre is ki akarod terjeszteni.</text:p>
            <text:p text:style-name="_5b_RPG_5d__20_Táblázat_20_-_20_Fortély_20_hatás"><text:span text:style-name="T5">Alapeset: </text:span><text:span text:style-name="T2">Ha társadat akarod védeni, kiterjesztheted rá Védő Értékedet, <text:s/>de csak -25 VÉ-vel (ennyivel csökken a Védő értéked)</text:span></text:p>
            <text:p text:style-name="P175"/>
            <text:p text:style-name="_5b_RPG_5d__20_Táblázat_20_-_20_Fortély_20_hatás"><text:span text:style-name="T6">1.fok</text:span>: A levonás csak -15VÉ</text:p>
            <text:p text:style-name="_5b_RPG_5d__20_Táblázat_20_-_20_Fortély_20_hatás"><text:span text:style-name="T6">2.fok</text:span>: Levonás nélkül védheted pá<text:span text:style-name="T2">rtfogoltad</text:span></text:p>
            <text:p text:style-name="P166"/>
            <text:p text:style-name="P166"><text:span text:style-name="T6">Speciális</text:span>: az oltalmazott személy nem harcolhat, a testőrnek pedig két méteren belül kell lennie.</text:p>
          </table:table-cell>
        </table:table-row>
        <table:table-row table:style-name="Táblázat32.1">
          <table:table-cell table:style-name="Táblázat32.A2" office:value-type="string">
            <text:p text:style-name="P130"/>
          </table:table-cell>
          <table:table-cell table:style-name="Táblázat32.B2" office:value-type="string">
            <text:p text:style-name="P106">Vakharc</text:p>
          </table:table-cell>
          <table:table-cell table:style-name="Táblázat32.B2" office:value-type="string">
            <text:p text:style-name="P122">3 fok</text:p>
          </table:table-cell>
          <table:table-cell table:style-name="Táblázat32.B2" office:value-type="string">
            <text:p text:style-name="P127">1. fok:</text:p>
            <text:p text:style-name="P122">Összpontosítás: 3.szint</text:p>
            <text:p text:style-name="P122"/>
            <text:p text:style-name="P127">2. fok:</text:p>
            <text:p text:style-name="P122">Összpontosítás: 6.szint</text:p>
            <text:p text:style-name="P122">Hallás <text:span text:style-name="T13">vagy</text:span> Intuíció: +3*</text:p>
            <text:p text:style-name="P122"/>
            <text:p text:style-name="P127">3. fok:</text:p>
            <text:p text:style-name="P122">Összpontosítás: 9.szint</text:p>
            <text:p text:style-name="P122">Intuíció: +4*</text:p>
          </table:table-cell>
          <table:table-cell table:style-name="Táblázat32.E2" office:value-type="string">
            <text:p text:style-name="P20">Fok / Szituáció:</text:p>
            <table:table table:name="Táblázat35" table:style-name="Táblázat35">
              <table:table-column table:style-name="Táblázat35.A"/>
              <table:table-column table:style-name="Táblázat35.B"/>
              <table:table-column table:style-name="Táblázat35.C"/>
              <table:table-row>
                <table:table-cell table:style-name="Táblázat35.A1" office:value-type="string">
                  <text:p text:style-name="P176">Fok / Szitu</text:p>
                </table:table-cell>
                <table:table-cell table:style-name="Táblázat35.B1" office:value-type="string">
                  <text:p text:style-name="P177">Csönd és sötét</text:p>
                </table:table-cell>
                <table:table-cell table:style-name="Táblázat35.C1" office:value-type="string">
                  <text:p text:style-name="P177">Zajok és sötét</text:p>
                </table:table-cell>
              </table:table-row>
              <table:table-row>
                <table:table-cell table:style-name="Táblázat35.A2" office:value-type="string">
                  <text:p text:style-name="P176">Képzetlen</text:p>
                </table:table-cell>
                <table:table-cell table:style-name="Táblázat35.B2" office:value-type="string">
                  <text:p text:style-name="P177">-30 KÉ, -50 TÉ/VÉ</text:p>
                </table:table-cell>
                <table:table-cell table:style-name="Táblázat35.C2" office:value-type="string">
                  <text:p text:style-name="P177">-20 KÉ, -30 TÉ/VÉ</text:p>
                </table:table-cell>
              </table:table-row>
              <table:table-row>
                <table:table-cell table:style-name="Táblázat35.A2" office:value-type="string">
                  <text:p text:style-name="P176">1.fok</text:p>
                </table:table-cell>
                <table:table-cell table:style-name="Táblázat35.B2" office:value-type="string">
                  <text:p text:style-name="P177">-20 KÉ, -30 TÉ/VÉ</text:p>
                </table:table-cell>
                <table:table-cell table:style-name="Táblázat35.C2" office:value-type="string">
                  <text:p text:style-name="P177">-10 KÉ, -15 TÉ/VÉ</text:p>
                </table:table-cell>
              </table:table-row>
              <table:table-row>
                <table:table-cell table:style-name="Táblázat35.A2" office:value-type="string">
                  <text:p text:style-name="P176">2.fok</text:p>
                </table:table-cell>
                <table:table-cell table:style-name="Táblázat35.B2" office:value-type="string">
                  <text:p text:style-name="P177">-10 KÉ, -15 TÉ/VÉ</text:p>
                </table:table-cell>
                <table:table-cell table:style-name="Táblázat35.C2" office:value-type="string">
                  <text:p text:style-name="P177">nincs levonás</text:p>
                </table:table-cell>
              </table:table-row>
              <table:table-row>
                <table:table-cell table:style-name="Táblázat35.A2" office:value-type="string">
                  <text:p text:style-name="P176">3.fok</text:p>
                </table:table-cell>
                <table:table-cell table:style-name="Táblázat35.B2" office:value-type="string">
                  <text:p text:style-name="P177">nincs levonás</text:p>
                </table:table-cell>
                <table:table-cell table:style-name="Táblázat35.C2" office:value-type="string">
                  <text:p text:style-name="P177">nincs levonás</text:p>
                </table:table-cell>
              </table:table-row>
            </table:table>
            <text:p text:style-name="P178"><text:span text:style-name="T49">Megjegyzés</text:span>: ha a harc résztvevői mind képzetlen vakharcosok, akkor jó eséllyel ütőtávba se kerülnek. KM dönt a szituáció ismeretében.</text:p>
            <text:p text:style-name="P178"><text:span text:style-name="T6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178"><text:span text:style-name="T6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20"/>
          </table:table-cell>
          <table:table-cell table:style-name="Táblázat32.B2" office:value-type="string">
            <text:p text:style-name="P106">Vértviselet</text:p>
          </table:table-cell>
          <table:table-cell table:style-name="Táblázat32.B2" office:value-type="string">
            <text:p text:style-name="P122">3 fok</text:p>
          </table:table-cell>
          <table:table-cell table:style-name="Táblázat32.B2" office:value-type="string">
            <text:p text:style-name="P127">1. fok:</text:p>
            <text:p text:style-name="P123">Erő: -1</text:p>
            <text:p text:style-name="P123"/>
            <text:p text:style-name="P127">2. fok:</text:p>
            <text:p text:style-name="P122">Erő: +1</text:p>
            <text:p text:style-name="P123">Edzettség: +1</text:p>
            <text:p text:style-name="P123"/>
            <text:p text:style-name="P127">3. fok:</text:p>
            <text:p text:style-name="P122">Erő: +2</text:p>
            <text:p text:style-name="P123">Edzettség: +2</text:p>
          </table:table-cell>
          <table:table-cell table:style-name="Táblázat32.E2" office:value-type="string">
            <text:p text:style-name="P155"><text:span text:style-name="T6">Alapeset</text:span>: A vért teljes MGT-je érvényesül. </text:p>
            <text:list xml:id="list34393637" text:style-name="L21">
              <text:list-item>
                <text:p text:style-name="P206">1 MGT <text:span text:style-name="T19">→ -5 KÉ, -10 TÉ,VÉ</text:span></text:p>
              </text:list-item>
              <text:list-item>
                <text:p text:style-name="P216">1 MGT → <text:span text:style-name="T9">-1</text:span> mozgást igénylő képzettségpróbákra</text:p>
              </text:list-item>
            </text:list>
            <text:list xml:id="list34380591" text:style-name="L22">
              <text:list-item>
                <text:p text:style-name="P207">Könnyű vért: <text:span text:style-name="T9">definiálni (súlyban?)</text:span></text:p>
              </text:list-item>
              <text:list-item>
                <text:p text:style-name="P207"><text:span text:style-name="T19">Nehéz vért: </text:span><text:span text:style-name="T20">definiálni (súlyban?)</text:span></text:p>
              </text:list-item>
            </text:list>
            <text:p text:style-name="P155">Ha <text:span text:style-name="T13">nehéz vértet</text:span> vesz fel a karakter teljesen képzetlenül, akkor a képzetlen fegyverhasználat büntetéseinek megfelelő levonások sújtják:</text:p>
            <text:p text:style-name="P155">KÉ: -20, TÉ: -30, VÉ:-30</text:p>
            <text:p text:style-name="P155"><text:span text:style-name="T4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155">KÉ: -10, TÉ: -15, VÉ:-15</text:p>
            <text:p text:style-name="P155"><text:span text:style-name="T6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155"><text:span text:style-name="T4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19"/>
      <text:h text:style-name="Heading_20_2" text:outline-level="2">Lovas fortélyok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19"/>
          </table:table-cell>
          <table:table-cell table:style-name="Táblázat36.B2" office:value-type="string">
            <text:p text:style-name="P106">Lovas harc</text:p>
          </table:table-cell>
          <table:table-cell table:style-name="Táblázat36.B2" office:value-type="string">
            <text:p text:style-name="P122">2 fok</text:p>
          </table:table-cell>
          <table:table-cell table:style-name="Táblázat36.B2" office:value-type="string">
            <text:p text:style-name="P122">1.fok:</text:p>
            <text:p text:style-name="P122">Lovaglás – <text:span text:style-name="T60">3.szint</text:span></text:p>
            <text:p text:style-name="P135">Ügyesség - ??</text:p>
            <text:p text:style-name="P135">Önuralom - ??</text:p>
            <text:p text:style-name="P135">Fogékonyság - ??</text:p>
            <text:p text:style-name="P122"/>
            <text:p text:style-name="P122">2.fok:</text:p>
            <text:p text:style-name="P122">Lovaglás – <text:span text:style-name="T60">6.szint</text:span></text:p>
            <text:p text:style-name="P135">Ügyesség - ??</text:p>
            <text:p text:style-name="P135">Önuralom - ??</text:p>
            <text:p text:style-name="P135">Fogékonyság - ??</text:p>
          </table:table-cell>
          <table:table-cell table:style-name="Táblázat36.E2" office:value-type="string">
            <text:p text:style-name="P155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155">A forgatott fegyver Harcmodorából adódó értékek továbbra is megmaradnak, tehát a fentiek bónuszként értelmezendők!</text:p>
            <text:p text:style-name="P155"/>
            <text:p text:style-name="P155"><text:span text:style-name="T6">Alapeset</text:span>: A bónuszok <text:span text:style-name="T49">nem</text:span> adódnak hozzá, de 3. szint alatti Lovaglás esetén elszenvedi a harcmodor szokásos harcérték büntetéseit.</text:p>
            <text:p text:style-name="P157">Járjon alapból azért +5 (vagy +10) a magasabb pozíció miatt.</text:p>
            <text:p text:style-name="P155"><text:span text:style-name="T6">1.fok</text:span>: A bónuszok fele (<text:span text:style-name="T60">felfele</text:span> kerekítve) adódik hozzá a fegyveres harcértékekhez.</text:p>
            <text:p text:style-name="P155"><text:span text:style-name="T6">2.fok</text:span>: A bónuszok 1:1-ben hozzáadódnak a fegyveres harcértékekhez</text:p>
            <text:p text:style-name="P155"/>
            <text:p text:style-name="P155">Speciális: <text:span text:style-name="T60">?</text:span></text:p>
          </table:table-cell>
        </table:table-row>
        <text:soft-page-break/>
        <table:table-row table:style-name="Táblázat36.1">
          <table:table-cell table:style-name="Táblázat36.A2" office:value-type="string">
            <text:p text:style-name="P119"/>
          </table:table-cell>
          <table:table-cell table:style-name="Táblázat36.B2" office:value-type="string">
            <text:p text:style-name="P106">Legázolás</text:p>
          </table:table-cell>
          <table:table-cell table:style-name="Táblázat36.B2" office:value-type="string">
            <text:p text:style-name="P122"/>
          </table:table-cell>
          <table:table-cell table:style-name="Táblázat36.B2" office:value-type="string">
            <text:p text:style-name="P122"/>
          </table:table-cell>
          <table:table-cell table:style-name="Táblázat36.E2" office:value-type="string">
            <text:p text:style-name="P155"/>
          </table:table-cell>
        </table:table-row>
        <table:table-row table:style-name="Táblázat36.1">
          <table:table-cell table:style-name="Táblázat36.A2" office:value-type="string">
            <text:p text:style-name="P119"/>
          </table:table-cell>
          <table:table-cell table:style-name="Táblázat36.B2" office:value-type="string">
            <text:p text:style-name="P106">Lótáncoltatás</text:p>
          </table:table-cell>
          <table:table-cell table:style-name="Táblázat36.B2" office:value-type="string">
            <text:p text:style-name="P122"/>
          </table:table-cell>
          <table:table-cell table:style-name="Táblázat36.B2" office:value-type="string">
            <text:p text:style-name="P135"/>
          </table:table-cell>
          <table:table-cell table:style-name="Táblázat36.E2" office:value-type="string">
            <text:p text:style-name="P155"/>
          </table:table-cell>
        </table:table-row>
        <table:table-row table:style-name="Táblázat36.1">
          <table:table-cell table:style-name="Táblázat36.A2" office:value-type="string">
            <text:p text:style-name="P119"/>
          </table:table-cell>
          <table:table-cell table:style-name="Táblázat36.B2" office:value-type="string">
            <text:p text:style-name="P106">Lovas íjászat</text:p>
          </table:table-cell>
          <table:table-cell table:style-name="Táblázat36.B2" office:value-type="string">
            <text:p text:style-name="P122"/>
          </table:table-cell>
          <table:table-cell table:style-name="Táblázat36.B2" office:value-type="string">
            <text:p text:style-name="P122"/>
          </table:table-cell>
          <table:table-cell table:style-name="Táblázat36.E2" office:value-type="string">
            <text:p text:style-name="P155"/>
          </table:table-cell>
        </table:table-row>
        <table:table-row table:style-name="Táblázat36.1">
          <table:table-cell table:style-name="Táblázat36.A2" office:value-type="string">
            <text:p text:style-name="P119"/>
          </table:table-cell>
          <table:table-cell table:style-name="Táblázat36.B2" office:value-type="string">
            <text:p text:style-name="P106">Képzett lovasroham</text:p>
          </table:table-cell>
          <table:table-cell table:style-name="Táblázat36.B2" office:value-type="string">
            <text:p text:style-name="P122"/>
          </table:table-cell>
          <table:table-cell table:style-name="Táblázat36.B2" office:value-type="string">
            <text:p text:style-name="P122"/>
          </table:table-cell>
          <table:table-cell table:style-name="Táblázat36.E2" office:value-type="string">
            <text:p text:style-name="P155"/>
          </table:table-cell>
        </table:table-row>
      </table:table>
      <text:p text:style-name="Standard"/>
      <text:h text:style-name="P220" text:outline-level="2">Íjász, Hajítás fortélyok</text:h>
      <text:p text:style-name="P102">TODO: Újra átnézni őket, főleg a követelményeket a következő szempontok szerint:</text:p>
      <text:list xml:id="list34371629" text:style-name="L23">
        <text:list-item>
          <text:p text:style-name="P245"><text:span text:style-name="T6">Észlelés</text:span> és <text:span text:style-name="T6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Célzá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39.E2" office:value-type="string">
            <text:p text:style-name="P179">Rövidebb idő alatt felméred a szelet, a távolságot és a többi változót, ami lövésedet segíti, vagy gátolja.</text:p>
            <text:p text:style-name="P180"/>
            <text:p text:style-name="P181"><text:span text:style-name="T6">Alapeset</text:span>: 1 célzással eltöltött kör után +10 CÉ módosítót kapsz</text:p>
            <text:p text:style-name="P181"/>
            <text:p text:style-name="P181"><text:span text:style-name="T6">Hatás</text:span>: 1 célzással eltöltött kör után <text:span text:style-name="T60">+20 CÉ</text:span> módosítót kapsz</text:p>
            <text:p text:style-name="_5b_RPG_5d__20_Táblázat_20_-_20_Fortély_20_hatás"/>
            <text:p text:style-name="_5b_RPG_5d__20_Táblázat_20_-_20_Fortély_20_hatás"><text:span text:style-name="T6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Gyors Lövé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Gyorsaság +1, Hajítás/Íjászat/Lövészet – 5.szint</text:p>
          </table:table-cell>
          <table:table-cell table:style-name="Táblázat39.E2" office:value-type="string">
            <text:p text:style-name="P170">Lövéseidet/hajításaidat kivételesen gyorsan tudod leadni.</text:p>
            <text:p text:style-name="P157">???????????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Gyors újratölté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Gyorsaság +1, Hajítás/Íjászat/Lövészet - 5.szint</text:p>
          </table:table-cell>
          <table:table-cell table:style-name="Táblázat39.E2" office:value-type="string">
            <text:p text:style-name="P170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155"><text:span text:style-name="T6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Közeli lövé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<text:s/>Önuralom +1 Hajítás/Íjászat/Lövészet - 5.szint</text:p>
          </table:table-cell>
          <table:table-cell table:style-name="Táblázat39.E2" office:value-type="string">
            <text:p text:style-name="P170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6">+10 CÉ</text:span> járul a Célzó Értékedhez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Lovas íjászat</text:p>
          </table:table-cell>
          <table:table-cell table:style-name="Táblázat39.A2" office:value-type="string">
            <text:p text:style-name="P122">2 fok</text:p>
          </table:table-cell>
          <table:table-cell table:style-name="Táblázat39.A2" office:value-type="string">
            <text:p text:style-name="P127">1.fok:</text:p>
            <text:p text:style-name="P136">Lovas Harc – 1.fok </text:p>
            <text:p text:style-name="P136">Lovaglás – 6.szint </text:p>
            <text:p text:style-name="P136">Hajítás/Íjászat/Lövészet – 5.szint</text:p>
            <text:p text:style-name="P136">Mesterfegyver (íjra)</text:p>
            <text:p text:style-name="P136">– 1.fok</text:p>
            <text:p text:style-name="P122"/>
            <text:p text:style-name="P127">2.fok:</text:p>
            <text:p text:style-name="P136">Lovas Harc – 2.fok </text:p>
            <text:p text:style-name="P136">Lovaglás – 9.szint </text:p>
            <text:p text:style-name="P136">Hajítás/Íjászat/Lövészet – 9.szint</text:p>
            <text:p text:style-name="P136">Mesterfegyver (íjra)</text:p>
            <text:p text:style-name="P136">– 2.fok</text:p>
          </table:table-cell>
          <table:table-cell table:style-name="Táblázat39.E2" office:value-type="string">
            <text:p text:style-name="P170">Gyakorlott vagy a lóhátról való íjászatban, ennek hatására kisebbek negatív módosítóid, ha mozgó hátasodról lősz.</text:p>
            <text:p text:style-name="P170"/>
            <text:p text:style-name="_5b_RPG_5d__20_Táblázat_20_-_20_Fortély_20_hatás"><text:span text:style-name="T6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Lövés futás közben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Önuralom +1 Hajítás/Íjászat/Lövészet - 5.szint</text:p>
          </table:table-cell>
          <table:table-cell table:style-name="Táblázat39.E2" office:value-type="string">
            <text:p text:style-name="P170">Futás közben is biztos marad a kezed, nem kell megállnod, hogy ellenfeledet eltaláld.</text:p>
            <text:p text:style-name="_5b_RPG_5d__20_Táblázat_20_-_20_Fortély_20_hatás"><text:span text:style-name="T6">Alapeset</text:span>: Lassú futás közben +5x Szorzó büntetés jár a célpont VÉ kiszámításánál.</text:p>
            <text:p text:style-name="_5b_RPG_5d__20_Táblázat_20_-_20_Fortély_20_hatás"><text:span text:style-name="T6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Lövés reflexből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6">Alapeset</text:span>: Ha hirtelen kell lőni, a Célzó Értéket -30 levonás sújtja.</text:p>
            <text:p text:style-name="_5b_RPG_5d__20_Táblázat_20_-_20_Fortély_20_hatás"><text:span text:style-name="T6">Hatás:</text:span> Téged nem érint a Hirtelen lövés okozta büntetés, változatlan CÉ-vel támadhatod a váratlanul felbukkanó célpontot.</text:p>
          </table:table-cell>
        </table:table-row>
        <table:table-row table:style-name="Táblázat39.1">
          <table:table-cell table:style-name="Táblázat39.A2" office:value-type="string">
            <text:p text:style-name="P119"/>
          </table:table-cell>
          <table:table-cell table:style-name="Táblázat39.A2" office:value-type="string">
            <text:p text:style-name="P106">Pontos Lövé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9">- 5</text:span><text:span text:style-name="T52">.szint</text:span></text:p>
          </table:table-cell>
          <table:table-cell table:style-name="Táblázat39.E2" office:value-type="string">
            <text:p text:style-name="P170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145">11x</text:p>
                </table:table-cell>
              </table:table-row>
              <table:table-row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145">16x</text:p>
                </table:table-cell>
              </table:table-row>
            </table:table>
            <text:p text:style-name="P21"/>
          </table:table-cell>
        </table:table-row>
        <table:table-row table:style-name="Táblázat39.1">
          <table:table-cell table:style-name="Táblázat39.A10" office:value-type="string">
            <text:p text:style-name="P119"/>
          </table:table-cell>
          <table:table-cell table:style-name="Táblázat39.A2" office:value-type="string">
            <text:p text:style-name="P106">Távoli lövés</text:p>
          </table:table-cell>
          <table:table-cell table:style-name="Táblázat39.A2" office:value-type="string">
            <text:p text:style-name="P122">1 fok</text:p>
          </table:table-cell>
          <table:table-cell table:style-name="Táblázat39.A2" office:value-type="string">
            <text:p text:style-name="P122"><text:s/>Önuralom +1 Hajítás/Íjászat/Lövészet - 5.szint</text:p>
          </table:table-cell>
          <table:table-cell table:style-name="Táblázat39.E2" office:value-type="string">
            <text:p text:style-name="P170">A szokásosnál nagyobb távolságra tudsz támadni távolsági fegyverekkel.</text:p>
            <text:p text:style-name="P184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h text:style-name="Heading_20_2" text:outline-level="2"><text:soft-page-break/>Általános fortélyok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0">Hatás, megjegyzés</text:p>
          </table:table-cell>
        </table:table-row>
        <table:table-row>
          <table:table-cell table:style-name="Táblázat41.A2" office:value-type="string">
            <text:p text:style-name="P119"/>
          </table:table-cell>
          <table:table-cell table:style-name="Táblázat41.B2" office:value-type="string">
            <text:p text:style-name="P121">Éber alvó</text:p>
          </table:table-cell>
          <table:table-cell table:style-name="Táblázat41.B2" office:value-type="string">
            <text:p text:style-name="P121">1 fok</text:p>
          </table:table-cell>
          <table:table-cell table:style-name="Táblázat41.B2" office:value-type="string">
            <text:p text:style-name="P121">-</text:p>
          </table:table-cell>
          <table:table-cell table:style-name="Táblázat41.E2" office:value-type="string">
            <text:p text:style-name="P137">Alvás közben dobott Észlelés próbádra +2 bónusz jár.</text:p>
          </table:table-cell>
        </table:table-row>
        <table:table-row>
          <table:table-cell table:style-name="Táblázat41.A2" office:value-type="string">
            <text:p text:style-name="P141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21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105"><text:span text:style-name="T8">Úszás, futás, vagy egyéb tartós</text:span> igénybevételnél <text:span text:style-name="T8">Edzettség</text:span> próbára +2 bónusz</text:p>
          </table:table-cell>
        </table:table-row>
        <table:table-row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21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42">Futás esetén <text:span text:style-name="T49">rövid</text:span> távú igénybevételnél <text:s/>Gyorsaság próbára +2 bónusz jár (futás)</text:p>
          </table:table-cell>
        </table:table-row>
        <table:table-row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P60">Gyöngyhalász</text:p>
          </table:table-cell>
          <table:table-cell table:style-name="Táblázat41.B2" office:value-type="string">
            <text:p text:style-name="P58">1 fok</text:p>
          </table:table-cell>
          <table:table-cell table:style-name="Táblázat41.B2" office:value-type="string">
            <text:p text:style-name="P60">Úszás: 2.fok<text:line-break/>Edzettség: +2</text:p>
          </table:table-cell>
          <table:table-cell table:style-name="Táblázat41.E5" office:value-type="string">
            <text:p text:style-name="P105">Tovább bírja a víz alatt. <text:span text:style-name="T9">Kifejteni.</text:span></text:p>
          </table:table-cell>
        </table:table-row>
        <table:table-row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P60">Fakír </text:p>
          </table:table-cell>
          <table:table-cell table:style-name="Táblázat41.B2" office:value-type="string">
            <text:p text:style-name="P61">2 fok</text:p>
          </table:table-cell>
          <table:table-cell table:style-name="Táblázat41.B2" office:value-type="string">
            <text:p text:style-name="P60"><text:span text:style-name="T4">1.fok</text:span>: Önuralom : +1<text:line-break/><text:span text:style-name="T4">2.fok</text:span>: Önuralom : +3</text:p>
          </table:table-cell>
          <table:table-cell table:style-name="Táblázat41.E2" office:value-type="string">
            <text:p text:style-name="P63">Kínzás esetén pluszt kap<text:line-break/>a Fájdalomtűrés próbára.<text:line-break/><text:span text:style-name="T4">1.fok</text:span>: +3<text:line-break/><text:span text:style-name="T4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Táblázat41.A"/>
              <table:table-column table:style-name="Táblázat41.B"/>
              <table:table-column table:style-name="Táblázat41.C"/>
              <table:table-column table:style-name="Táblázat41.D"/>
              <table:table-row>
                <table:table-cell table:style-name="Táblázat41.A2" office:value-type="string">
                  <text:p text:style-name="P145"/>
                </table:table-cell>
                <table:table-cell table:style-name="Táblázat41.B2" office:value-type="string">
                  <text:p text:style-name="_5b_RPG_5d__20_Táblázattartalom_20_1">Csomózás</text:p>
                </table:table-cell>
                <table:table-cell table:style-name="Táblázat41.B2" office:value-type="string">
                  <text:p text:style-name="P61">2 fok</text:p>
                </table:table-cell>
                <table:table-cell table:style-name="Táblázat41.B2" office:value-type="string">
                  <text:p text:style-name="P141"><text:span text:style-name="T4">1.fok</text:span>: Ügyesség: 0<text:line-break/><text:span text:style-name="T4">2.fok</text:span>: Ügyesség: +1</text:p>
                </table:table-cell>
              </table:table-row>
              <table:table-row>
                <table:table-cell table:style-name="Táblázat41.A2" office:value-type="string">
                  <text:p text:style-name="P145"/>
                </table:table-cell>
                <table:table-cell table:style-name="Táblázat41.B2" office:value-type="string">
                  <text:p text:style-name="_5b_RPG_5d__20_Táblázattartalom_20_1">Kötelékből szabadulás</text:p>
                </table:table-cell>
                <table:table-cell table:style-name="Táblázat41.B2" office:value-type="string">
                  <text:p text:style-name="P62">2 fok</text:p>
                </table:table-cell>
                <table:table-cell table:style-name="Táblázat41.B2" office:value-type="string">
                  <text:p text:style-name="P141"><text:span text:style-name="T4">1.fok</text:span>: Ügyesség: +1<text:line-break/><text:span text:style-name="T4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áblázat41.E2" office:value-type="string">
            <text:p text:style-name="P142">Csomózás: csomók ismerete.</text:p>
            <text:p text:style-name="P142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Táblázat41.A8" office:value-type="string">
            <text:p text:style-name="P145"/>
          </table:table-cell>
          <table:table-cell table:style-name="Táblázat41.B2" office:value-type="string">
            <text:p text:style-name="_5b_RPG_5d__20_Táblázattartalom_20_1">Kocsihajtás</text:p>
            <text:p text:style-name="P145">Legyen inkább képzettség?</text:p>
          </table:table-cell>
          <table:table-cell table:style-name="Táblázat41.B2" office:value-type="string">
            <text:p text:style-name="P61">2 fok</text:p>
          </table:table-cell>
          <table:table-cell table:style-name="Táblázat41.B2" office:value-type="string">
            <text:p text:style-name="P141"><text:span text:style-name="T4">1.fok</text:span>: -<text:line-break/><text:span text:style-name="T4">2.fok</text:span>: Ügyesség: +1</text:p>
          </table:table-cell>
          <table:table-cell table:style-name="Táblázat41.E2" office:value-type="string">
            <text:p text:style-name="P142"><text:span text:style-name="T4">1.fok</text:span>: Postakocsi, ökrösszekér<text:line-break/><text:span text:style-name="T4">2.fok</text:span>: Harci szekerekre, nagy fogatokra</text:p>
          </table:table-cell>
        </table:table-row>
        <table:table-row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62">2 fok</text:p>
          </table:table-cell>
          <table:table-cell table:style-name="Táblázat41.B2" office:value-type="string">
            <text:p text:style-name="P141"><text:span text:style-name="T4">1.fok</text:span>: -<text:line-break/><text:span text:style-name="T4">2.fok</text:span>: Fogékonyság: +2</text:p>
          </table:table-cell>
          <table:table-cell table:style-name="Táblázat41.E2" office:value-type="string">
            <text:p text:style-name="P142"><text:span text:style-name="T4">1.fok</text:span>: komikusok előadására, állatok hangjának utánzására<text:line-break/><text:span text:style-name="T4">2.fok</text:span>: Teljesen megtévesztő emberi hang utánzás<text:line-break/><text:span text:style-name="T6">Megjegyzés:</text:span> Nyelvi ismeretek, faji különbségek nehezítenek!!</text:p>
          </table:table-cell>
        </table:table-row>
        <table:table-row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62">1 fok</text:p>
          </table:table-cell>
          <table:table-cell table:style-name="Táblázat41.B2" office:value-type="string">
            <text:p text:style-name="P141">- Nyelvismeret: 3-6 <text:line-break/><text:span text:style-name="T10">(szituációtól függ)</text:span><text:line-break/>- Intelligencia: +1</text:p>
            <text:p text:style-name="P141">- Jól látható legyen a célszemély szája.</text:p>
          </table:table-cell>
          <table:table-cell table:style-name="Táblázat41.E2" office:value-type="string">
            <text:p text:style-name="P146">Beírni</text:p>
          </table:table-cell>
        </table:table-row>
      </table:table>
      <text:h text:style-name="Heading_20_2" text:outline-level="2">Alvilági és fizikai fortélyok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19"/>
          </table:table-cell>
          <table:table-cell table:style-name="Táblázat42.B2" office:value-type="string">
            <text:p text:style-name="P121">Biztos kezű mászó</text:p>
          </table:table-cell>
          <table:table-cell table:style-name="Táblázat42.B2" office:value-type="string">
            <text:p text:style-name="P121">1 fok</text:p>
          </table:table-cell>
          <table:table-cell table:style-name="Táblázat42.B2" office:value-type="string">
            <text:p text:style-name="P121">-</text:p>
          </table:table-cell>
          <table:table-cell table:style-name="Táblázat42.E2" office:value-type="string">
            <text:p text:style-name="P157">Leírni</text:p>
            <text:p text:style-name="P157">A rontások leeséstől véd. Bár az Erő és Edzettség bevetése ezt megoldja, szóval talán nem kell.</text:p>
          </table:table-cell>
        </table:table-row>
        <text:soft-page-break/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Úszás</text:p>
          </table:table-cell>
          <table:table-cell table:style-name="Táblázat42.B2" office:value-type="string">
            <text:p text:style-name="P121">2 fok</text:p>
          </table:table-cell>
          <table:table-cell table:style-name="Táblázat42.B2" office:value-type="string">
            <text:p text:style-name="P121">1.fok: -</text:p>
            <text:p text:style-name="P121">2.fok: Edzettség: +2</text:p>
          </table:table-cell>
          <table:table-cell table:style-name="Táblázat42.E2" office:value-type="string">
            <text:p text:style-name="P155"><text:span text:style-name="T6">Alapeset</text:span>: Az illető elmerül, fuldoklik</text:p>
            <text:p text:style-name="P155"><text:span text:style-name="T4">1.fok</text:span>: Tud úszni, hosszú távú úszás esetén Edzettség próbára +2</text:p>
            <text:p text:style-name="P155"><text:span text:style-name="T4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Futás</text:p>
          </table:table-cell>
          <table:table-cell table:style-name="Táblázat42.B2" office:value-type="string">
            <text:p text:style-name="P121">2 fok</text:p>
          </table:table-cell>
          <table:table-cell table:style-name="Táblázat42.B2" office:value-type="string">
            <text:p text:style-name="P121">1.fok: Edzettség: +1</text:p>
            <text:p text:style-name="P121">2.fok: Edzettség: +2</text:p>
          </table:table-cell>
          <table:table-cell table:style-name="Táblázat42.E2" office:value-type="string">
            <text:p text:style-name="P155"><text:span text:style-name="T6">Alapeset</text:span>: Hosszútáv futásnál Edzettség próba</text:p>
            <text:p text:style-name="P156"><text:span text:style-name="T4">1.fok</text:span>: Hosszút áv futáskor Edzettség próbára +1<text:line-break/><text:tab/>Rövidtávra: Gyorsaság +1</text:p>
            <text:p text:style-name="P156"><text:span text:style-name="T4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19"/>
          </table:table-cell>
          <table:table-cell table:style-name="Táblázat42.B2" office:value-type="string">
            <text:p text:style-name="P121">Kaméleon</text:p>
          </table:table-cell>
          <table:table-cell table:style-name="Táblázat42.B2" office:value-type="string">
            <text:p text:style-name="P121">1 fok</text:p>
          </table:table-cell>
          <table:table-cell table:style-name="Táblázat42.B2" office:value-type="string">
            <text:p text:style-name="P121">Álcázás/Álruha - <text:span text:style-name="T9">6</text:span>.szint</text:p>
          </table:table-cell>
          <table:table-cell table:style-name="Táblázat42.E2" office:value-type="string">
            <text:p text:style-name="P155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19"/>
          </table:table-cell>
          <table:table-cell table:style-name="Táblázat42.B2" office:value-type="string">
            <text:p text:style-name="P121">Kötéltánc</text:p>
            <text:p text:style-name="P129">Nem lesz, aki ezt felvenné..</text:p>
            <text:p text:style-name="P129">(legyen 1 fokú?)</text:p>
          </table:table-cell>
          <table:table-cell table:style-name="Táblázat42.B2" office:value-type="string">
            <text:p text:style-name="P121">2 fok</text:p>
          </table:table-cell>
          <table:table-cell table:style-name="Táblázat42.B2" office:value-type="string">
            <text:p text:style-name="P121">Akrobatika: <text:span text:style-name="T9">???</text:span></text:p>
          </table:table-cell>
          <table:table-cell table:style-name="Táblázat42.E2" office:value-type="string">
            <text:p text:style-name="_5b_RPG_5d__20_Táblázat_20_-_20_Fortély_20_hatás"><text:span text:style-name="T6">Alapeset</text:span>: Akrobatikára dobhatsz kötéltáncos szituációban <text:span text:style-name="T9">(-6)-al</text:span></text:p>
            <text:p text:style-name="_5b_RPG_5d__20_Táblázat_20_-_20_Fortély_20_hatás"><text:span text:style-name="T5">1.fok</text:span>: Akrobatikára dobhatsz kötéltáncos szituációban (-2)-vel</text:p>
            <text:p text:style-name="_5b_RPG_5d__20_Táblázat_20_-_20_Fortély_20_hatás"><text:span text:style-name="T5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Pók</text:p>
          </table:table-cell>
          <table:table-cell table:style-name="Táblázat42.B2" office:value-type="string">
            <text:p text:style-name="P121">1 fok</text:p>
          </table:table-cell>
          <table:table-cell table:style-name="Táblázat42.B2" office:value-type="string">
            <text:p text:style-name="P121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Suhanó árnyék </text:p>
          </table:table-cell>
          <table:table-cell table:style-name="Táblázat42.B2" office:value-type="string">
            <text:p text:style-name="P121">1 fok</text:p>
          </table:table-cell>
          <table:table-cell table:style-name="Táblázat42.B2" office:value-type="string">
            <text:p text:style-name="P121">Lopózás/Rejtőzés: +6</text:p>
            <text:p text:style-name="P121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Szabotőr</text:p>
          </table:table-cell>
          <table:table-cell table:style-name="Táblázat42.B2" office:value-type="string">
            <text:p text:style-name="P121">1 fok</text:p>
          </table:table-cell>
          <table:table-cell table:style-name="Táblázat42.B2" office:value-type="string">
            <text:p text:style-name="P121">Mechanika: <text:span text:style-name="T8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19"/>
          </table:table-cell>
          <table:table-cell table:style-name="Táblázat42.B2" office:value-type="string">
            <text:p text:style-name="P121">Százarcú</text:p>
          </table:table-cell>
          <table:table-cell table:style-name="Táblázat42.B2" office:value-type="string">
            <text:p text:style-name="P121">2 fok</text:p>
          </table:table-cell>
          <table:table-cell table:style-name="Táblázat42.B2" office:value-type="string">
            <text:p text:style-name="P121">1.fok:</text:p>
            <text:p text:style-name="P121">Álcázás/Álruha: 4.szint</text:p>
            <text:p text:style-name="P121">2.fok:</text:p>
            <text:p text:style-name="P12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28">Alapeset</text:span><text:span text:style-name="T27">::</text:span><text:span text:style-name="T12"> </text:span><text:span text:style-name="T27">Gyors átöltözéskor <text:s/>körülménytől függően + [1-6]-al nőhet a képzettségpróba nehézsége.</text:span><text:line-break/><text:span text:style-name="T5">1.fok:</text:span><text:span text:style-name="T8"> A gyors átöltözés büntetését 3-al csökkentheted képzettségpróbánál. </text:span></text:p>
            <text:p text:style-name="_5b_RPG_5d__20_Táblázat_20_-_20_Fortély_20_hatás"><text:span text:style-name="T5">2.fok</text:span><text:span text:style-name="T6">:</text:span> <text:span text:style-name="T8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Villámgyors keresés</text:p>
          </table:table-cell>
          <table:table-cell table:style-name="Táblázat42.B2" office:value-type="string">
            <text:p text:style-name="P122">1 fok</text:p>
          </table:table-cell>
          <table:table-cell table:style-name="Táblázat42.B2" office:value-type="string">
            <text:p text:style-name="P121">Keresé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19"/>
          </table:table-cell>
          <table:table-cell table:style-name="Táblázat42.B2" office:value-type="string">
            <text:p text:style-name="P121">Zártörő</text:p>
          </table:table-cell>
          <table:table-cell table:style-name="Táblázat42.B2" office:value-type="string">
            <text:p text:style-name="P122">1 fok</text:p>
          </table:table-cell>
          <table:table-cell table:style-name="Táblázat42.B2" office:value-type="string">
            <text:p text:style-name="P121">Zárnyitá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<text:soft-page-break/>Szociális fortélyok</text:h>
      <text:p text:style-name="P2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41"><text:line-break/><text:span text:style-name="T10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41">1.fok: Intelligencia: +1</text:p>
            <text:p text:style-name="P141">Emberismeret: <text:line-break/><text:span text:style-name="T11">6. szint</text:span></text:p>
            <text:p text:style-name="P141"/>
            <text:p text:style-name="P141">2.fok: Intelligencia: +1</text:p>
            <text:p text:style-name="P141">Emberismeret: <text:line-break/><text:span text:style-name="T11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6">1.fokon</text:span> <text:span text:style-name="T1">egy</text:span> fokozattal (<text:span text:style-name="T16">+3), </text:span><text:span text:style-name="T18">2.fokon</text:span><text:span text:style-name="T16"> két fokozattal (+6) </text:span>nehezebb <text:span text:style-name="T16"><text:s/>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<text:span text:style-name="T21">1.fok</text:span><text:span text:style-name="T24"> esetén </text:span>egy fokozattal (-3), <text:span text:style-name="T6">2.fokon</text:span> <text:span text:style-name="T16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41">1 fok</text:p>
          </table:table-cell>
          <table:table-cell table:style-name="Táblázat43.B2" office:value-type="string">
            <text:p text:style-name="P141">Intelligencia: +1</text:p>
            <text:p text:style-name="P141">Emberismeret:<text:line-break/><text:span text:style-name="T11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16">+3) 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41">1 fok</text:p>
          </table:table-cell>
          <table:table-cell table:style-name="Táblázat43.B2" office:value-type="string">
            <text:p text:style-name="P141">Intelligencia: +1</text:p>
            <text:p text:style-name="P141">Emberismeret:<text:line-break/><text:span text:style-name="T11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6">+3) </text:span>Emberismeret próbát dob</text:p>
            <text:p text:style-name="P145"><text:span text:style-name="_5b_RPG_5d__20_Kiemelt_20_kifejezés"><text:span text:style-name="T21">Passzív alkalmazá</text:span></text:span><text:span text:style-name="_5b_RPG_5d__20_Kiemelt_20_kifejezés"><text:span text:style-name="T23">s</text:span></text:span><text:span text:style-name="T25">: téged próbálnak átverni. Ekkor </text:span><text:span text:style-name="T8">egy fokozattal könnyebb (-3) Emberismeret próbát dobsz</text:span></text:p>
          </table:table-cell>
        </table:table-row>
        <text:soft-page-break/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41">1 fok</text:p>
          </table:table-cell>
          <table:table-cell table:style-name="Táblázat43.B2" office:value-type="string">
            <text:p text:style-name="P141">Önuralom: +2</text:p>
            <text:p text:style-name="P141">Emberismeret: <text:line-break/><text:span text:style-name="T11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16">+1) Önuralom</text:span>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41">1 fok</text:p>
          </table:table-cell>
          <table:table-cell table:style-name="Táblázat43.B2" office:value-type="string">
            <text:p text:style-name="P141">Önuralom: <text:span text:style-name="T9">+2</text:span></text:p>
            <text:p text:style-name="P145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6">Passzívan</text:span></text:span><text:span text:style-name="_5b_RPG_5d__20_Kiemelt_20_kifejezés"> alkalmazható.</text:span> Nehezebb kibillenteni a nyugalmadból:</text:p>
            <text:p text:style-name="P141">- Nem mágikus befolyást célzó, önuralmat érintő Önuralom próbákra: <text:span text:style-name="T15">+</text:span>1</text:p>
            <text:p text:style-name="P141">- Asztrális ellenállás nő: <text:span text:style-name="T29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41">1 fok</text:p>
          </table:table-cell>
          <table:table-cell table:style-name="Táblázat43.B2" office:value-type="string">
            <text:p text:style-name="P147">Intelligencia: +2</text:p>
            <text:p text:style-name="P147">Önuralom: +1</text:p>
            <text:p text:style-name="P145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41">- Nem mágikus gondolati befolyást célzó Intelligencia próbákra: <text:span text:style-name="T15">+</text:span>1 bónusz</text:p>
            <text:p text:style-name="P141">- Mentális ellenállás nő: <text:span text:style-name="T29">+1 MME</text:span></text:p>
          </table:table-cell>
        </table:table-row>
      </table:table>
      <text:h text:style-name="Heading_20_2" text:outline-level="2">Világi Fortélyok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>
          <table:table-cell table:style-name="Táblázat70.A2" office:value-type="string">
            <text:p text:style-name="P122"/>
          </table:table-cell>
          <table:table-cell table:style-name="Táblázat70.B2" office:value-type="string">
            <text:p text:style-name="P121">Baráti állatok</text:p>
          </table:table-cell>
          <table:table-cell table:style-name="Táblázat70.B2" office:value-type="string">
            <text:p text:style-name="P122">1 fok</text:p>
          </table:table-cell>
          <table:table-cell table:style-name="Táblázat70.B2" office:value-type="string">
            <text:p text:style-name="P121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52"/>
      <text:p text:style-name="Text_20_body"/>
      <text:h text:style-name="Heading_20_2" text:outline-level="2">Tudományos Fortélyok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>
          <table:table-cell table:style-name="Táblázat64.A2" office:value-type="string">
            <text:p text:style-name="P122"/>
          </table:table-cell>
          <table:table-cell table:style-name="Táblázat64.B2" office:value-type="string">
            <text:p text:style-name="P121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22">Nyelvismeret: 4.szint</text:p>
          </table:table-cell>
          <table:table-cell table:style-name="Táblázat64.E2" office:value-type="string">
            <text:p text:style-name="P155">Ismered a betűvésés tudományát.</text:p>
            <text:p text:style-name="P155">Minden nyelvet, amit legalább 4. szinten beszélsz, képes vagy írásban is megérteni, továbbá írni is tudsz vele.</text:p>
            <text:p text:style-name="P155"/>
            <text:p text:style-name="P155">Speciális: Ha Tradíciót veszel fel, automatikusan megkapod az Írástudó fortélyt. </text:p>
          </table:table-cell>
        </table:table-row>
        <table:table-row>
          <table:table-cell table:style-name="Táblázat64.A2" office:value-type="string">
            <text:p text:style-name="P122"/>
          </table:table-cell>
          <table:table-cell table:style-name="Táblázat64.B2" office:value-type="string">
            <text:p text:style-name="P121">Különleges faj</text:p>
          </table:table-cell>
          <table:table-cell table:style-name="Táblázat64.B2" office:value-type="string">
            <text:p text:style-name="P121">1 fok</text:p>
            <text:p text:style-name="P138">(sokszor felvehető)</text:p>
          </table:table-cell>
          <table:table-cell table:style-name="Táblázat64.B2" office:value-type="string">
            <text:p text:style-name="P122">Változó Élettan szint<text:line-break/>(KM dönt)</text:p>
            <text:p text:style-name="P122"/>
            <text:p text:style-name="P122">Történet, előtörténet</text:p>
          </table:table-cell>
          <table:table-cell table:style-name="Táblázat64.E2" office:value-type="string">
            <text:p text:style-name="P155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55">Például: aun, amund, sárkány, </text:p>
            <text:p text:style-name="P157">Nyilvánvaló, hogy egy sárkány esetén az Élettan követelmény magasabb lesz, mint egy aun esetén.</text:p>
          </table:table-cell>
        </table:table-row>
        <table:table-row>
          <table:table-cell table:style-name="Táblázat64.A4" office:value-type="string">
            <text:p text:style-name="P122"/>
          </table:table-cell>
          <table:table-cell table:style-name="Táblázat64.B2" office:value-type="string">
            <text:p text:style-name="P121">Nyelvtehetség</text:p>
          </table:table-cell>
          <table:table-cell table:style-name="Táblázat64.B2" office:value-type="string">
            <text:p text:style-name="P121">???</text:p>
          </table:table-cell>
          <table:table-cell table:style-name="Táblázat64.B2" office:value-type="string">
            <text:p text:style-name="P130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<text:soft-page-break/>Művészeti Fortélyok</text:h>
      <text:p text:style-name="P102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Mágikus, misztikus fortélyok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>
          <table:table-cell table:style-name="Táblázat65.A2" office:value-type="string">
            <text:p text:style-name="P122"/>
          </table:table-cell>
          <table:table-cell table:style-name="Táblázat65.B2" office:value-type="string">
            <text:p text:style-name="P121">Elemi sík nyelve</text:p>
          </table:table-cell>
          <table:table-cell table:style-name="Táblázat65.B2" office:value-type="string">
            <text:p text:style-name="P121">1</text:p>
          </table:table-cell>
          <table:table-cell table:style-name="Táblázat65.B2" office:value-type="string">
            <text:p text:style-name="P122">Elemi mágia – 9.szint</text:p>
            <text:p text:style-name="P135">???</text:p>
          </table:table-cell>
          <table:table-cell table:style-name="Táblázat65.E2" office:value-type="string">
            <text:p text:style-name="P155">Képes vagy kommunikálni egy általad választott őselemi sík lakóival.</text:p>
          </table:table-cell>
        </table:table-row>
        <table:table-row>
          <table:table-cell table:style-name="Táblázat65.A2" office:value-type="string">
            <text:p text:style-name="P122"/>
          </table:table-cell>
          <table:table-cell table:style-name="Táblázat65.B2" office:value-type="string">
            <text:p text:style-name="P121">Jóslás</text:p>
          </table:table-cell>
          <table:table-cell table:style-name="Táblázat65.B2" office:value-type="string">
            <text:p text:style-name="P121">2</text:p>
          </table:table-cell>
          <table:table-cell table:style-name="Táblázat65.B2" office:value-type="string">
            <text:p text:style-name="P122">1.fok:<text:line-break/>Fogékonyság: <text:span text:style-name="T9">x</text:span></text:p>
            <text:p text:style-name="P122"/>
            <text:p text:style-name="P122">2.fok:<text:line-break/>Fogékonyság: <text:span text:style-name="T9">y</text:span></text:p>
          </table:table-cell>
          <table:table-cell table:style-name="Táblázat65.E2" office:value-type="string">
            <text:p text:style-name="P157">TODO</text:p>
          </table:table-cell>
        </table:table-row>
        <table:table-row>
          <table:table-cell table:style-name="Táblázat65.A2" office:value-type="string">
            <text:p text:style-name="P122"/>
          </table:table-cell>
          <table:table-cell table:style-name="Táblázat65.B2" office:value-type="string">
            <text:p text:style-name="P121">Antissjárás</text:p>
          </table:table-cell>
          <table:table-cell table:style-name="Táblázat65.B2" office:value-type="string">
            <text:p text:style-name="P121"/>
          </table:table-cell>
          <table:table-cell table:style-name="Táblázat65.B2" office:value-type="string">
            <text:p text:style-name="P122"/>
          </table:table-cell>
          <table:table-cell table:style-name="Táblázat65.E2" office:value-type="string">
            <text:p text:style-name="P157"/>
          </table:table-cell>
        </table:table-row>
      </table:table>
      <text:p text:style-name="Standard"/>
      <text:h text:style-name="Heading_20_2" text:outline-level="2"><text:soft-page-break/>Pszí fortélyok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>
          <table:table-cell table:style-name="Táblázat72.A2" office:value-type="string">
            <text:p text:style-name="P117"/>
          </table:table-cell>
          <table:table-cell table:style-name="Táblázat72.A2" office:value-type="string">
            <text:p text:style-name="P117">Pszí alkalmazás</text:p>
          </table:table-cell>
          <table:table-cell table:style-name="Táblázat72.A2" office:value-type="string">
            <text:p text:style-name="P117">4 </text:p>
            <text:p text:style-name="P118">(5?)</text:p>
          </table:table-cell>
          <table:table-cell table:style-name="Táblázat72.A2" office:value-type="string">
            <text:p text:style-name="P117">1.fok: </text:p>
            <text:p text:style-name="P117">Intelligencia: 0, Önuralom: +1</text:p>
            <text:p text:style-name="P117"><text:line-break/>2.fok: <text:line-break/>Intelligencia: 0, Önuralom: 0, Összpontosítás: 3. szint,<text:line-break/>legalább egy pszí-iskola 3.szinten</text:p>
            <text:p text:style-name="P117"><text:line-break/>3.fok: </text:p>
            <text:p text:style-name="P117">Intelligencia: +1, Önuralom: +2, Összpontosítás: 6.szint, <text:line-break/>legalább egy pszí-iskola 6.szinten</text:p>
            <text:p text:style-name="P117"><text:line-break/>4.fok: </text:p>
            <text:p text:style-name="P117">Intelligencia: +2, Önuralom: +3, Összpontosítás: 9.szint, <text:line-break/>legalább egy pszí-iskola <text:span text:style-name="T9">12.szinten</text:span></text:p>
            <text:p text:style-name="P117"/>
            <text:p text:style-name="P117">5.fok:</text:p>
            <text:p text:style-name="P117">ki tudja...?</text:p>
          </table:table-cell>
          <table:table-cell table:style-name="Táblázat72.E2" office:value-type="string">
            <text:p text:style-name="P182">1.fok:</text:p>
            <text:p text:style-name="P182">Ha valaki felveszi 1.fokon a Pszí alkalmazás fortélyt, akkor választania kell egy pszí tradíciót is, amit kötelezően azonnal növelnie is kell legalább 1.képzettség-szintre.</text:p>
            <text:list xml:id="list34377455" text:style-name="L24">
              <text:list-item>
                <text:p text:style-name="P217">Szintenként 4Ψp vehető fel</text:p>
              </text:list-item>
              <text:list-item>
                <text:p text:style-name="P217">Passzív: az alkalmazó csak magára képes a diszciplínákat alkalmazni</text:p>
              </text:list-item>
              <text:list-item>
                <text:p text:style-name="P217">Pszí pontok visszatérése meditációban: 1 óra alatt</text:p>
              </text:list-item>
            </text:list>
            <text:p text:style-name="P182"/>
            <text:p text:style-name="P183">TODO: beírni a többit is!!</text:p>
            <text:p text:style-name="P182"/>
            <text:p text:style-name="P182"/>
          </table:table-cell>
        </table:table-row>
      </table:table>
      <text:p text:style-name="P47"/>
      <text:p text:style-name="Standard"/>
      <text:h text:style-name="Heading_20_1" text:outline-level="1">Karmák</text:h>
      <text:p text:style-name="P40">A Karmák speciális jellemvonások, melyeket a fortély rendszeren belül kezelünk, de <text:span text:style-name="T6">nem kerülnek KP-ba</text:span>. Követelményeik nem számszerűek, hanem valamely esemény, különleges cselekedet. <text:s/>Így nem kerülnek KP-ba sem, <text:span text:style-name="T6">kaland során lehet „megszerezni” őket</text:span>. Hatásuk a karakter Auráján is megjelenik. Minden esetben a <text:span text:style-name="T6">KM adja őket</text:span>, a játékos nem veheti fel önként, valamint nem követelheti azt a KM-en. </text:p>
      <text:p text:style-name="P39"/>
      <text:p text:style-name="P39"/>
      <text:h text:style-name="P222" text:outline-level="1">Harcértékek</text:h>
      <text:p text:style-name="Standard">KÉ = 10 + (2 x Gyorsaság) + Tapasztalati szint + <text:span text:style-name="T108">Harcmodor bónusza</text:span><text:span text:style-name="T30"> + Fegyver KÉ</text:span></text:p>
      <text:list xml:id="list34378733" text:style-name="L25">
        <text:list-item>
          <text:p text:style-name="P230">Mesterfegyver fortély: fokonként +2 KÉ</text:p>
        </text:list-item>
        <text:list-item>
          <text:p text:style-name="P230">Gyors kezdeményezés: +4</text:p>
        </text:list-item>
      </text:list>
      <text:p text:style-name="P25">TÉ = 20 + 2 x (Erő + Ügyesség + Gyorsaság) + HM + <text:span text:style-name="T108">Harcmodor bónusza</text:span><text:span text:style-name="T30"> + Fegyver TÉ</text:span></text:p>
      <text:list xml:id="list34370298" text:style-name="L26">
        <text:list-item text:start-value="1">
          <text:p text:style-name="P232">Mesterfegyver fortély: fokonként +3 TÉ</text:p>
        </text:list-item>
      </text:list>
      <text:p text:style-name="Standard">VÉ = 100 + 2 x (Ügyesség + Gyorsaság) + Pajzs VÉ + HM + <text:span text:style-name="T108">Harcmodor bónusza</text:span><text:span text:style-name="T30"> + Fegyver VÉ</text:span></text:p>
      <text:list xml:id="list34690003" text:continue-numbering="true" text:style-name="L26">
        <text:list-item>
          <text:p text:style-name="P231">Mesterfegyver fortély: fokonként +3 VÉ</text:p>
        </text:list-item>
        <text:list-item>
          <text:p text:style-name="P233">Nehézvértviselet – 3.fok: teljes vért SFÉ-je hozzáadható a VÉ-hez</text:p>
        </text:list-item>
        <text:list-item>
          <text:p text:style-name="P233">Vért MGT büntetés: lásd a „Vértviselet” fortély leírását.</text:p>
        </text:list-item>
      </text:list>
      <text:p text:style-name="P28">CÉ = (-30) + (2 x Önuralom) + CM + <text:span text:style-name="T108">Harcmodor bónusza</text:span><text:span text:style-name="T30"> + Fegyver CÉ</text:span></text:p>
      <text:list xml:id="list34695584" text:continue-list="list34690003" text:style-name="L26">
        <text:list-item text:start-value="1">
          <text:p text:style-name="P232">Mesterfegyver fortély: fokonként +3 CÉ</text:p>
        </text:list-item>
      </text:list>
      <text:p text:style-name="P29"><text:s/></text:p>
      <text:p text:style-name="P30">Harcérték módosítók</text:p>
      <text:p text:style-name="P31">Szintenként <text:span text:style-name="T6">maximum 8 HM</text:span> osztható el a TÉ és VÉ között és <text:span text:style-name="T49">külön</text:span> <text:span text:style-name="T6">max 4</text:span> tehető a CÉ-re (CM). A HM-eket KP-ból lehet (nem kötelező) felvenni: <text:s/><text:span text:style-name="T6">1 HM = 4 KP</text:span></text:p>
      <text:p text:style-name="P33"/>
      <table:table table:name="Tábla20" table:style-name="Tábla20">
        <table:table-column table:style-name="Tábla20.A"/>
        <table:table-row>
          <table:table-cell table:style-name="Tábla20.A1" office:value-type="string">
            <text:p text:style-name="P32">Szintenként TÉ-re vagy VÉ-re legfeljebb 3-al több HM-et lehet költeni, mint a másikra!</text:p>
          </table:table-cell>
        </table:table-row>
      </table:table>
      <text:p text:style-name="P29"><text:s/></text:p>
      <text:p text:style-name="P34"/>
      <text:section text:style-name="Sect5" text:name="Szakasz4">
        <text:p text:style-name="P11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office:value-type="string">
                <text:p text:style-name="P93">Szint</text:p>
              </table:table-cell>
              <table:table-cell table:style-name="Táblázat15.B1" office:value-type="string">
                <text:p text:style-name="P94">Harcmodor bónusza</text:p>
              </table:table-cell>
            </table:table-row>
          </table:table-header-rows>
          <table:table-row>
            <table:table-cell table:style-name="Táblázat15.A2" office:value-type="string">
              <text:p text:style-name="P187">Képzetlen</text:p>
            </table:table-cell>
            <table:table-cell table:style-name="Táblázat15.B2" office:value-type="string">
              <text:p text:style-name="P189">KÉ: -20, TÉ: -30, VÉ:-30, CÉ: -30</text:p>
            </table:table-cell>
          </table:table-row>
          <table:table-row>
            <table:table-cell table:style-name="Táblázat15.A2" office:value-type="string">
              <text:p text:style-name="P187">1</text:p>
            </table:table-cell>
            <table:table-cell table:style-name="Táblázat15.B2" office:value-type="string">
              <text:p text:style-name="P187">csak -10KÉ, -20 TÉ,VÉ,CÉ</text:p>
            </table:table-cell>
          </table:table-row>
          <table:table-row>
            <table:table-cell table:style-name="Táblázat15.A2" office:value-type="string">
              <text:p text:style-name="P187">2</text:p>
            </table:table-cell>
            <table:table-cell table:style-name="Táblázat15.B2" office:value-type="string">
              <text:p text:style-name="P187">csak -5KÉ, -10 TÉ,VÉ,CÉ</text:p>
            </table:table-cell>
          </table:table-row>
          <table:table-row>
            <table:table-cell table:style-name="Táblázat15.A2" office:value-type="string">
              <text:p text:style-name="P187">3</text:p>
            </table:table-cell>
            <table:table-cell table:style-name="Táblázat15.B2" office:value-type="string">
              <text:p text:style-name="P187">0</text:p>
            </table:table-cell>
          </table:table-row>
          <table:table-row>
            <table:table-cell table:style-name="Táblázat15.A2" office:value-type="string">
              <text:p text:style-name="P187">4</text:p>
            </table:table-cell>
            <table:table-cell table:style-name="Táblázat15.B2" office:value-type="string">
              <text:p text:style-name="P188">+1 KÉ ; +3 TÉ,VÉ,CÉ</text:p>
            </table:table-cell>
          </table:table-row>
          <table:table-row>
            <table:table-cell table:style-name="Táblázat15.A2" office:value-type="string">
              <text:p text:style-name="P187">5</text:p>
            </table:table-cell>
            <table:table-cell table:style-name="Táblázat15.B2" office:value-type="string">
              <text:p text:style-name="P188">+2 KÉ ; +6TÉ,VÉ,CÉ</text:p>
            </table:table-cell>
          </table:table-row>
          <table:table-row>
            <table:table-cell table:style-name="Táblázat15.A2" office:value-type="string">
              <text:p text:style-name="P187">6</text:p>
            </table:table-cell>
            <table:table-cell table:style-name="Táblázat15.B2" office:value-type="string">
              <text:p text:style-name="P188">+3 KÉ ; +9 TÉ,VÉ,CÉ</text:p>
            </table:table-cell>
          </table:table-row>
          <table:table-row>
            <table:table-cell table:style-name="Táblázat15.A2" office:value-type="string">
              <text:p text:style-name="P187">7</text:p>
            </table:table-cell>
            <table:table-cell table:style-name="Táblázat15.B2" office:value-type="string">
              <text:p text:style-name="P188">+4 KÉ ; +12 TÉ,VÉ,CÉ</text:p>
            </table:table-cell>
          </table:table-row>
          <table:table-row>
            <table:table-cell table:style-name="Táblázat15.A2" office:value-type="string">
              <text:p text:style-name="P187">8</text:p>
            </table:table-cell>
            <table:table-cell table:style-name="Táblázat15.B2" office:value-type="string">
              <text:p text:style-name="P188">+5 KÉ ; +15 TÉ,VÉ,CÉ</text:p>
            </table:table-cell>
          </table:table-row>
          <table:table-row>
            <table:table-cell table:style-name="Táblázat15.A2" office:value-type="string">
              <text:p text:style-name="P187">9</text:p>
            </table:table-cell>
            <table:table-cell table:style-name="Táblázat15.B2" office:value-type="string">
              <text:p text:style-name="P188">+6 KÉ ; +18 TÉ,VÉ,CÉ</text:p>
            </table:table-cell>
          </table:table-row>
          <table:table-row>
            <table:table-cell table:style-name="Táblázat15.A2" office:value-type="string">
              <text:p text:style-name="P187">10</text:p>
            </table:table-cell>
            <table:table-cell table:style-name="Táblázat15.B2" office:value-type="string">
              <text:p text:style-name="P188">+7 KÉ ; +21 TÉ,VÉ,CÉ</text:p>
            </table:table-cell>
          </table:table-row>
          <table:table-row>
            <table:table-cell table:style-name="Táblázat15.A2" office:value-type="string">
              <text:p text:style-name="P187">11</text:p>
            </table:table-cell>
            <table:table-cell table:style-name="Táblázat15.B2" office:value-type="string">
              <text:p text:style-name="P188">+8 KÉ ; +24 TÉ,VÉ,CÉ</text:p>
            </table:table-cell>
          </table:table-row>
          <table:table-row>
            <table:table-cell table:style-name="Táblázat15.A2" office:value-type="string">
              <text:p text:style-name="P187">12</text:p>
            </table:table-cell>
            <table:table-cell table:style-name="Táblázat15.B2" office:value-type="string">
              <text:p text:style-name="P188">+9 KÉ ; +27 TÉ,VÉ,CÉ</text:p>
            </table:table-cell>
          </table:table-row>
          <table:table-row>
            <table:table-cell table:style-name="Táblázat15.A2" office:value-type="string">
              <text:p text:style-name="P187">13</text:p>
            </table:table-cell>
            <table:table-cell table:style-name="Táblázat15.B2" office:value-type="string">
              <text:p text:style-name="P188">+10 KÉ ; +30 TÉ,VÉ,CÉ</text:p>
            </table:table-cell>
          </table:table-row>
          <table:table-row>
            <table:table-cell table:style-name="Táblázat15.A2" office:value-type="string">
              <text:p text:style-name="P187">14</text:p>
            </table:table-cell>
            <table:table-cell table:style-name="Táblázat15.B2" office:value-type="string">
              <text:p text:style-name="P188">+11 KÉ ; +33 TÉ,VÉ,CÉ</text:p>
            </table:table-cell>
          </table:table-row>
          <table:table-row>
            <table:table-cell table:style-name="Táblázat15.A2" office:value-type="string">
              <text:p text:style-name="P187">15</text:p>
            </table:table-cell>
            <table:table-cell table:style-name="Táblázat15.B2" office:value-type="string">
              <text:p text:style-name="P188">+12 KÉ ; +36 TÉ,VÉ,CÉ</text:p>
            </table:table-cell>
          </table:table-row>
        </table:table>
        <text:p text:style-name="P48"/>
        <text:p text:style-name="P36">Támadások száma</text:p>
        <text:p text:style-name="P55">Harcmodor Sebesség = aktuális harcmodor + Gyorsaság tulajdonság</text:p>
        <text:p text:style-name="P27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>
            <table:table-cell table:style-name="Táblázat13.A1" office:value-type="string">
              <text:p text:style-name="P35">Plusz támadások (db) = (Harcmodor-Sebesség) / (Fegyver-Sebesség)</text:p>
            </table:table-cell>
          </table:table-row>
        </table:table>
        <text:p text:style-name="P13">Példa:</text:p>
        <text:list xml:id="list34369399" text:style-name="L27">
          <text:list-item>
            <text:p text:style-name="P271">Fegyver: Hosszú kard (Fegyver-Sebesség: 6)</text:p>
          </text:list-item>
          <text:list-item>
            <text:p text:style-name="P271">Harcmodor: Kardvívás – 4.szint</text:p>
          </text:list-item>
          <text:list-item>
            <text:p text:style-name="P271">Gyorsaság tulajdonság: +3</text:p>
          </text:list-item>
        </text:list>
        <text:p text:style-name="P56">Ekkor az aktuális Harcmodor-Sebesség érték: 4+3=7<text:span text:style-name="T6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5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>
              <table:table-cell table:style-name="Táblázat22.A1" office:value-type="string">
                <text:p text:style-name="P92">Fok</text:p>
              </table:table-cell>
              <table:table-cell table:style-name="Táblázat22.A1" office:value-type="string">
                <text:p text:style-name="P92">Követelmény</text:p>
              </table:table-cell>
              <table:table-cell table:style-name="Táblázat22.A1" office:value-type="string">
                <text:p text:style-name="P92">KÉ</text:p>
              </table:table-cell>
              <table:table-cell table:style-name="Táblázat22.A1" office:value-type="string">
                <text:p text:style-name="P92">TÉ</text:p>
              </table:table-cell>
              <table:table-cell table:style-name="Táblázat22.A1" office:value-type="string">
                <text:p text:style-name="P92">VÉ</text:p>
              </table:table-cell>
              <table:table-cell table:style-name="Táblázat22.F1" office:value-type="string">
                <text:p text:style-name="P92">Sebzés</text:p>
              </table:table-cell>
            </table:table-row>
          </table:table-header-rows>
          <table:table-row>
            <table:table-cell table:style-name="Táblázat22.A2" office:value-type="string">
              <text:p text:style-name="P189">1</text:p>
            </table:table-cell>
            <table:table-cell table:style-name="Táblázat22.A2" office:value-type="string">
              <text:p text:style-name="P189">4.szint a harcmodorban</text:p>
            </table:table-cell>
            <table:table-cell table:style-name="Táblázat22.A2" office:value-type="string">
              <text:p text:style-name="P189">+2</text:p>
            </table:table-cell>
            <table:table-cell table:style-name="Táblázat22.A2" office:value-type="string">
              <text:p text:style-name="P189">+3</text:p>
            </table:table-cell>
            <table:table-cell table:style-name="Táblázat22.A2" office:value-type="string">
              <text:p text:style-name="P189">+3</text:p>
            </table:table-cell>
            <table:table-cell table:style-name="Táblázat22.F2" office:value-type="string">
              <text:p text:style-name="P189">+1 SP</text:p>
            </table:table-cell>
          </table:table-row>
          <table:table-row>
            <table:table-cell table:style-name="Táblázat22.A2" office:value-type="string">
              <text:p text:style-name="P189">2</text:p>
            </table:table-cell>
            <table:table-cell table:style-name="Táblázat22.A2" office:value-type="string">
              <text:p text:style-name="P189">8.szint a harcmodorban</text:p>
            </table:table-cell>
            <table:table-cell table:style-name="Táblázat22.A2" office:value-type="string">
              <text:p text:style-name="P189">+4</text:p>
            </table:table-cell>
            <table:table-cell table:style-name="Táblázat22.A2" office:value-type="string">
              <text:p text:style-name="P189">+6</text:p>
            </table:table-cell>
            <table:table-cell table:style-name="Táblázat22.A2" office:value-type="string">
              <text:p text:style-name="P189">+6</text:p>
            </table:table-cell>
            <table:table-cell table:style-name="Táblázat22.F2" office:value-type="string">
              <text:p text:style-name="P189">+2 SP</text:p>
            </table:table-cell>
          </table:table-row>
          <table:table-row>
            <table:table-cell table:style-name="Táblázat22.A2" office:value-type="string">
              <text:p text:style-name="P189">3</text:p>
            </table:table-cell>
            <table:table-cell table:style-name="Táblázat22.A2" office:value-type="string">
              <text:p text:style-name="P189">12.szint a harcmodorban</text:p>
            </table:table-cell>
            <table:table-cell table:style-name="Táblázat22.A2" office:value-type="string">
              <text:p text:style-name="P189">+6</text:p>
            </table:table-cell>
            <table:table-cell table:style-name="Táblázat22.A2" office:value-type="string">
              <text:p text:style-name="P189">+9</text:p>
            </table:table-cell>
            <table:table-cell table:style-name="Táblázat22.A2" office:value-type="string">
              <text:p text:style-name="P189">+9</text:p>
            </table:table-cell>
            <table:table-cell table:style-name="Táblázat22.F2" office:value-type="string">
              <text:p text:style-name="P189">+3 SP</text:p>
            </table:table-cell>
          </table:table-row>
        </table:table>
        <text:p text:style-name="Standard"/>
        <text:p text:style-name="P5">Puszta kéz harcértékei</text:p>
        <text:p text:style-name="P9">KÉ: -10, TÉ: -10, VÉ: -10 </text:p>
        <text:p text:style-name="P5">Érintő támadás</text:p>
        <text:p text:style-name="P9">KÉ: -10, TÉ: 0, VÉ: -10 </text:p>
      </text:section>
      <text:h text:style-name="Heading_20_1" text:outline-level="1">MGT</text:h>
      <text:list xml:id="list34390549" text:style-name="L28">
        <text:list-item>
          <text:p text:style-name="P246">1 MGT → -0,5 KÉ, -1 TÉ,VÉ</text:p>
        </text:list-item>
        <text:list-item>
          <text:p text:style-name="P246">1 MGT → - 1/5 mozgást igénylő képzettségpróbákra</text:p>
        </text:list-item>
        <text:list-item>
          <text:p text:style-name="P255">1 MGT → - 1/5 mozgást igénylő tulajdonságpróbákra<text:line-break/><text:span text:style-name="T73">(KM dönt, de például kézügyességet érintő Ügyességpróbára nyilván nem jár levonás, ha nincs páncélkesztyűben a játékos)</text:span></text:p>
        </text:list-item>
      </text:list>
      <text:p text:style-name="P39"/>
      <text:h text:style-name="P222" text:outline-level="1">Páncélok, vértek</text:h>
      <text:p text:style-name="Text_20_body">A páncélok értékeit az alábbi tényezők befolyásolják:</text:p>
      <text:list xml:id="list34370367" text:style-name="L29">
        <text:list-item>
          <text:p text:style-name="P272">választott struktúra (bőr, sodrony, stb)<text:tab/><text:span text:style-name="T109">→</text:span> SFÉ-re, Alap-MGT-re hat</text:p>
        </text:list-item>
        <text:list-item>
          <text:p text:style-name="P272">anyagminőség (fém vérteknél)<text:tab/><text:span text:style-name="T109">→ </text:span>SFÉ-re hat</text:p>
        </text:list-item>
        <text:list-item>
          <text:p text:style-name="P272">alapanyag típus (acél, abbit, mithrill)<text:tab/><text:span text:style-name="T109">→</text:span> SFÉ-re, Alap-MGT-re hat</text:p>
        </text:list-item>
        <text:list-item>
          <text:p text:style-name="P272">kidolgozottság minősége (illesztések)<text:tab/><text:span text:style-name="T109">→ </text:span>MGT-re hat</text:p>
        </text:list-item>
        <text:list-item>
          <text:p text:style-name="P272">mennyire passzol a vértviselő testére<text:tab/><text:span text:style-name="T109">→ </text:span>MGT-re hat</text:p>
        </text:list-item>
        <text:list-item>
          <text:p text:style-name="P272">csatolt elemek száma <text:tab/><text:span text:style-name="T109">→ </text:span>MGT-re és védett területre hat</text:p>
        </text:list-item>
      </text:list>
      <text:h text:style-name="Heading_20_2" text:outline-level="2">Sebzésfelfogó Érték (SFÉ)</text:h>
      <text:p text:style-name="P15"><text:span text:style-name="T6">Három</text:span> <text:span text:style-name="T6">SFÉ</text:span><text:span text:style-name="T1"> érték van: </text:span>szúró/vágó/zúzófegyverek ellen. Az SFÉ értéke sebzéskor levonódik a támadás SP értékéből (nem a sebzésből!).</text:p>
      <text:h text:style-name="Heading_20_2" text:outline-level="2"><text:s/>Páncél struktúrák, alapanyag minősége</text:h>
      <text:p text:style-name="Text_20_body">Az eltérések a fém vértek anyagminőségéből adódhatnak.</text:p>
      <table:table table:name="Táblázat61" table:style-name="Táblázat61">
        <table:table-column table:style-name="Táblázat61.A"/>
        <table:table-column table:style-name="Táblázat61.B" table:number-columns-repeated="3"/>
        <table:table-column table:style-name="Táblázat61.E"/>
        <table:table-row>
          <table:table-cell table:style-name="Táblázat61.A1" office:value-type="string">
            <text:p text:style-name="P69">Páncél anyag</text:p>
          </table:table-cell>
          <table:table-cell table:style-name="Táblázat61.A1" office:value-type="string">
            <text:p text:style-name="P73">Szúró SFÉ</text:p>
          </table:table-cell>
          <table:table-cell table:style-name="Táblázat61.A1" office:value-type="string">
            <text:p text:style-name="P73">Vágó SFÉ</text:p>
          </table:table-cell>
          <table:table-cell table:style-name="Táblázat61.A1" office:value-type="string">
            <text:p text:style-name="P73">Zúzó SFÉ</text:p>
          </table:table-cell>
          <table:table-cell table:style-name="Táblázat61.E1" office:value-type="string">
            <text:p text:style-name="P69">Ár</text:p>
          </table:table-cell>
        </table:table-row>
        <table:table-row>
          <table:table-cell table:style-name="Táblázat61.A2" office:value-type="string">
            <text:p text:style-name="P64">Posztó/Bunda</text:p>
          </table:table-cell>
          <table:table-cell table:style-name="Táblázat61.A2" office:value-type="string">
            <text:p text:style-name="P77">0</text:p>
          </table:table-cell>
          <table:table-cell table:style-name="Táblázat61.A2" office:value-type="string">
            <text:p text:style-name="P77">2</text:p>
          </table:table-cell>
          <table:table-cell table:style-name="Táblázat61.A2" office:value-type="string">
            <text:p text:style-name="P77">2</text:p>
          </table:table-cell>
          <table:table-cell table:style-name="Táblázat61.E2" office:value-type="string">
            <text:p text:style-name="P77">?%</text:p>
          </table:table-cell>
        </table:table-row>
        <table:table-row>
          <table:table-cell table:style-name="Táblázat61.A2" office:value-type="string">
            <text:p text:style-name="P76">Bőr</text:p>
          </table:table-cell>
          <table:table-cell table:style-name="Táblázat61.B3" office:value-type="string">
            <text:p text:style-name="P78">2</text:p>
          </table:table-cell>
          <table:table-cell table:style-name="Táblázat61.B3" office:value-type="string">
            <text:p text:style-name="P78">4</text:p>
          </table:table-cell>
          <table:table-cell table:style-name="Táblázat61.B3" office:value-type="string">
            <text:p text:style-name="P78">2</text:p>
          </table:table-cell>
          <table:table-cell table:style-name="Táblázat61.E2" office:value-type="string">
            <text:p text:style-name="P77">?%</text:p>
          </table:table-cell>
        </table:table-row>
        <table:table-row>
          <table:table-cell table:style-name="Táblázat61.A2" office:value-type="string">
            <text:p text:style-name="P76">Keményített bőr</text:p>
          </table:table-cell>
          <table:table-cell table:style-name="Táblázat61.A2" office:value-type="string">
            <text:p text:style-name="P77">3</text:p>
          </table:table-cell>
          <table:table-cell table:style-name="Táblázat61.A2" office:value-type="string">
            <text:p text:style-name="P77">5</text:p>
          </table:table-cell>
          <table:table-cell table:style-name="Táblázat61.A2" office:value-type="string">
            <text:p text:style-name="P77">3</text:p>
          </table:table-cell>
          <table:table-cell table:style-name="Táblázat61.E2" office:value-type="string">
            <text:p text:style-name="P77">?%</text:p>
          </table:table-cell>
        </table:table-row>
        <table:table-row>
          <table:table-cell table:style-name="Táblázat61.A2" office:value-type="string">
            <text:p text:style-name="P76">Brigantin</text:p>
          </table:table-cell>
          <table:table-cell table:style-name="Táblázat61.B5" office:value-type="string">
            <text:p text:style-name="P77"/>
          </table:table-cell>
          <table:table-cell table:style-name="Táblázat61.B5" office:value-type="string">
            <text:p text:style-name="P77"/>
          </table:table-cell>
          <table:table-cell table:style-name="Táblázat61.B5" office:value-type="string">
            <text:p text:style-name="P77"/>
          </table:table-cell>
          <table:table-cell table:style-name="Táblázat61.E2" office:value-type="string">
            <text:p text:style-name="P77">?%</text:p>
          </table:table-cell>
        </table:table-row>
        <table:table-row>
          <table:table-cell table:style-name="Táblázat61.A2" office:value-type="string">
            <text:p text:style-name="P76">Lánc</text:p>
          </table:table-cell>
          <table:table-cell table:style-name="Táblázat61.A2" office:value-type="string">
            <text:p text:style-name="P77">8-10-12</text:p>
          </table:table-cell>
          <table:table-cell table:style-name="Táblázat61.A2" office:value-type="string">
            <text:p text:style-name="P77">5-7-9</text:p>
          </table:table-cell>
          <table:table-cell table:style-name="Táblázat61.A2" office:value-type="string">
            <text:p text:style-name="P77">2-3-4</text:p>
          </table:table-cell>
          <table:table-cell table:style-name="Táblázat61.E6" office:value-type="string">
            <text:p text:style-name="P77"><text:span text:style-name="T111">?</text:span>% - 60% - <text:span text:style-name="T111">?</text:span>%</text:p>
          </table:table-cell>
        </table:table-row>
        <table:table-row>
          <table:table-cell table:style-name="Táblázat61.A2" office:value-type="string">
            <text:p text:style-name="P76">Sodrony</text:p>
          </table:table-cell>
          <table:table-cell table:style-name="Táblázat61.B5" office:value-type="string">
            <text:p text:style-name="P77">10-12-14</text:p>
          </table:table-cell>
          <table:table-cell table:style-name="Táblázat61.A2" office:value-type="string">
            <text:p text:style-name="P77">7-9-11</text:p>
          </table:table-cell>
          <table:table-cell table:style-name="Táblázat61.A2" office:value-type="string">
            <text:p text:style-name="P77">3-4-5</text:p>
          </table:table-cell>
          <table:table-cell table:style-name="Táblázat61.E6" office:value-type="string">
            <text:p text:style-name="P77"><text:span text:style-name="T111">?</text:span>% - 100% - <text:span text:style-name="T111">?</text:span>%</text:p>
          </table:table-cell>
        </table:table-row>
        <table:table-row>
          <table:table-cell table:style-name="Táblázat61.A2" office:value-type="string">
            <text:p text:style-name="P64">Pikkelypáncél</text:p>
          </table:table-cell>
          <table:table-cell table:style-name="Táblázat61.B5" office:value-type="string">
            <text:p text:style-name="P77">10-12-14</text:p>
          </table:table-cell>
          <table:table-cell table:style-name="Táblázat61.A2" office:value-type="string">
            <text:p text:style-name="P77">11-13-15</text:p>
          </table:table-cell>
          <table:table-cell table:style-name="Táblázat61.A2" office:value-type="string">
            <text:p text:style-name="P77">4-6-8</text:p>
          </table:table-cell>
          <table:table-cell table:style-name="Táblázat61.E6" office:value-type="string">
            <text:p text:style-name="P77"><text:span text:style-name="T111">?</text:span>% - ?% - <text:span text:style-name="T111">?</text:span>%</text:p>
          </table:table-cell>
        </table:table-row>
        <table:table-row>
          <table:table-cell table:style-name="Táblázat61.A2" office:value-type="string">
            <text:p text:style-name="P76">Lemezpáncél</text:p>
          </table:table-cell>
          <table:table-cell table:style-name="Táblázat61.B5" office:value-type="string">
            <text:p text:style-name="P77">10-12-14</text:p>
          </table:table-cell>
          <table:table-cell table:style-name="Táblázat61.A2" office:value-type="string">
            <text:p text:style-name="P77">12-14-16</text:p>
          </table:table-cell>
          <table:table-cell table:style-name="Táblázat61.A2" office:value-type="string">
            <text:p text:style-name="P77">7-9-11</text:p>
          </table:table-cell>
          <table:table-cell table:style-name="Táblázat61.E6" office:value-type="string">
            <text:p text:style-name="P77">70% - 160% - 250%</text:p>
          </table:table-cell>
        </table:table-row>
      </table:table>
      <text:h text:style-name="Heading_20_2" text:outline-level="2">Páncél tagok és a védett terület</text:h>
      <table:table table:name="Táblázat62" table:style-name="Táblázat62">
        <table:table-column table:style-name="Táblázat62.A"/>
        <table:table-column table:style-name="Táblázat62.B"/>
        <table:table-column table:style-name="Táblázat62.C"/>
        <table:table-row>
          <table:table-cell table:style-name="Táblázat62.A1" office:value-type="string">
            <text:p text:style-name="P69">Páncél tag</text:p>
          </table:table-cell>
          <table:table-cell table:style-name="Táblázat62.A1" office:value-type="string">
            <text:p text:style-name="P73">Véd</text:p>
          </table:table-cell>
          <table:table-cell table:style-name="Táblázat62.C1" office:value-type="string">
            <text:p text:style-name="P73">Tulajdonságok, védett helyek</text:p>
          </table:table-cell>
        </table:table-row>
        <table:table-row>
          <table:table-cell table:style-name="Táblázat62.A2" office:value-type="string">
            <text:p text:style-name="P65">Mellvért</text:p>
          </table:table-cell>
          <table:table-cell table:style-name="Táblázat62.A2" office:value-type="string">
            <text:p text:style-name="P70">50%</text:p>
          </table:table-cell>
          <table:table-cell table:style-name="Táblázat62.C2" office:value-type="string">
            <text:p text:style-name="P71">Csak a torzót védi elöl, hátul, oldalt.</text:p>
          </table:table-cell>
        </table:table-row>
        <table:table-row>
          <table:table-cell table:style-name="Táblázat62.A2" office:value-type="string">
            <text:p text:style-name="P65"><text:s text:c="2"/>+ Sisak</text:p>
          </table:table-cell>
          <table:table-cell table:style-name="Táblázat62.A2" office:value-type="string">
            <text:p text:style-name="P70">+10%</text:p>
          </table:table-cell>
          <table:table-cell table:style-name="Táblázat62.C2" office:value-type="string">
            <text:p text:style-name="P71">A fejet védi</text:p>
          </table:table-cell>
        </table:table-row>
        <table:table-row>
          <table:table-cell table:style-name="Táblázat62.A2" office:value-type="string">
            <text:p text:style-name="P72">Felkarok / alkarok /</text:p>
            <text:p text:style-name="P72">combok / lábszárak</text:p>
          </table:table-cell>
          <table:table-cell table:style-name="Táblázat62.A2" office:value-type="string">
            <text:p text:style-name="P70">+10%*</text:p>
          </table:table-cell>
          <table:table-cell table:style-name="Táblázat62.C2" office:value-type="string">
            <text:p text:style-name="P71">Tagonként értendő a +10%.</text:p>
          </table:table-cell>
        </table:table-row>
      </table:table>
      <text:p text:style-name="Standard"/>
      <text:h text:style-name="Heading_20_2" text:outline-level="2">Páncéldobás 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2" text:outline-level="2">Mozgásgátló Tényező (MGT)</text:h>
      <text:p text:style-name="Text_20_body"><text:span text:style-name="_5b_RPG_5d__20_Kiemelt_20_kifejezés"><text:span text:style-name="T32"><text:s/>Alapesetben a páncél struktúráknál leírt MGT alapértékekhez hozzáadjuk a kategória- és minőségfüggő értékeket kapcsolt darabonként, beleértve a torzót védő mellvértet is.</text:span></text:span></text:p>
      <text:list xml:id="list34382120" text:style-name="L30">
        <text:list-item>
          <text:p text:style-name="P247">1 MGT → -0,5 KÉ, -1 TÉ,VÉ; <text:s text:c="5"/>1 MGT → -1/5 mozgást igénylő képzettségpróbákra (lefele kerekítve)</text:p>
        </text:list-item>
      </text:list>
      <text:p text:style-name="P13">(KM dönt, de például kézügyességet érintő Ügyességpróbára nyilván nem jár levonás, ha nincs páncélkesztyűben a játékos)</text:p>
      <text:h text:style-name="Heading_20_3" text:outline-level="3"><text:soft-page-break/>Alap (mellvért) MGT</text:h>
      <text:p text:style-name="Text_20_body">Az alábbi alapértékeket akkor kell beleszámítani az MGT-be, ha a karakter visel mellvért-darabot.</text:p>
      <table:table table:name="Táblázat71" table:style-name="Táblázat71">
        <table:table-column table:style-name="Táblázat71.A"/>
        <table:table-column table:style-name="Táblázat71.B"/>
        <table:table-row>
          <table:table-cell table:style-name="Táblázat71.A1" office:value-type="string">
            <text:p text:style-name="P69">Struktúra</text:p>
          </table:table-cell>
          <table:table-cell table:style-name="Táblázat71.B1" office:value-type="string">
            <text:p text:style-name="P69">Mellvért MGT alap</text:p>
          </table:table-cell>
        </table:table-row>
        <table:table-row>
          <table:table-cell table:style-name="Táblázat71.A2" office:value-type="string">
            <text:p text:style-name="P70">Posztó</text:p>
          </table:table-cell>
          <table:table-cell table:style-name="Táblázat71.B2" office:value-type="string">
            <text:p text:style-name="P70">3</text:p>
          </table:table-cell>
        </table:table-row>
        <table:table-row>
          <table:table-cell table:style-name="Táblázat71.A2" office:value-type="string">
            <text:p text:style-name="P70">Bőr</text:p>
          </table:table-cell>
          <table:table-cell table:style-name="Táblázat71.B2" office:value-type="string">
            <text:p text:style-name="P70">6</text:p>
          </table:table-cell>
        </table:table-row>
        <table:table-row>
          <table:table-cell table:style-name="Táblázat71.A2" office:value-type="string">
            <text:p text:style-name="P70">Keményített bőr</text:p>
          </table:table-cell>
          <table:table-cell table:style-name="Táblázat71.B2" office:value-type="string">
            <text:p text:style-name="P70">9</text:p>
          </table:table-cell>
        </table:table-row>
        <table:table-row>
          <table:table-cell table:style-name="Táblázat71.A2" office:value-type="string">
            <text:p text:style-name="P70">Brigantin</text:p>
          </table:table-cell>
          <table:table-cell table:style-name="Táblázat71.B2" office:value-type="string">
            <text:p text:style-name="P80">?</text:p>
          </table:table-cell>
        </table:table-row>
        <table:table-row>
          <table:table-cell table:style-name="Táblázat71.A2" office:value-type="string">
            <text:p text:style-name="P70">Lánc</text:p>
          </table:table-cell>
          <table:table-cell table:style-name="Táblázat71.B2" office:value-type="string">
            <text:p text:style-name="P70">12</text:p>
          </table:table-cell>
        </table:table-row>
        <table:table-row>
          <table:table-cell table:style-name="Táblázat71.A2" office:value-type="string">
            <text:p text:style-name="P70">Sodrony</text:p>
          </table:table-cell>
          <table:table-cell table:style-name="Táblázat71.B2" office:value-type="string">
            <text:p text:style-name="P70">15</text:p>
          </table:table-cell>
        </table:table-row>
        <table:table-row>
          <table:table-cell table:style-name="Táblázat71.A2" office:value-type="string">
            <text:p text:style-name="P70">Pikkely</text:p>
          </table:table-cell>
          <table:table-cell table:style-name="Táblázat71.B2" office:value-type="string">
            <text:p text:style-name="P80">?</text:p>
          </table:table-cell>
        </table:table-row>
        <table:table-row>
          <table:table-cell table:style-name="Táblázat71.A2" office:value-type="string">
            <text:p text:style-name="P70">Lemez</text:p>
          </table:table-cell>
          <table:table-cell table:style-name="Táblázat71.B2" office:value-type="string">
            <text:p text:style-name="P70">18</text:p>
          </table:table-cell>
        </table:table-row>
      </table:table>
      <text:p text:style-name="P4"/>
      <table:table table:name="Táblázat74" table:style-name="Táblázat74">
        <table:table-column table:style-name="Táblázat74.A"/>
        <table:table-column table:style-name="Táblázat74.B"/>
        <table:table-row>
          <table:table-cell table:style-name="Táblázat74.A1" office:value-type="string">
            <text:p text:style-name="P71">+ egy érzékeny pont jobb védelme</text:p>
          </table:table-cell>
          <table:table-cell table:style-name="Táblázat74.B1" office:value-type="string">
            <text:p text:style-name="P71">Egy tenyérnyi pontra erősített extra védelem. Anyagfüggő +SFÉ. <text:s/>+MGT: <text:span text:style-name="T9">3-6</text:span></text:p>
          </table:table-cell>
        </table:table-row>
      </table:table>
      <text:h text:style-name="Heading_20_3" text:outline-level="3">Vért kidolgozottsága, csatolt elemek száma</text:h>
      <text:p text:style-name="Text_20_body">Minden csatolt elem után a táblázatból kinézett MGT érték adódik hozzá az MGT alaphoz. Ezt a számértéket a <text:span text:style-name="T14">Kidolgozottság</text:span> elnevezéssel illetjük.</text:p>
      <text:p text:style-name="Text_20_body"><text:span text:style-name="T6">Figyelem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6">nem</text:span><text:span text:style-name="T1"> kell beszámítani, csak a lenti kikeresett számot kell a kapcsolt tagok számával szorozni.</text:span></text:p>
      <text:p text:style-name="Text_20_body"><text:span text:style-name="T6">Csatolható tagok</text:span><text:span text:style-name="T1">: mellvért, <text:s/>felkar-tagok, alkar-tagok, comb-tagok, lábszár-tagok, </text:span><text:span text:style-name="T3">sisak</text:span> (6 db)</text:p>
      <text:p text:style-name="P12"><text:span text:style-name="T6">Megjegyzés</text:span>: A páros tagok pl, „felkar-tagok” a számolásban <text:span text:style-name="T49">egynek</text:span> számítanak, aki csak fél párat visel, az is ennyit „fizet” érte, ilyen szinten már felesleges bonyolítás lenne a túlzott differenciálás.</text:p>
      <table:table table:name="Táblázat78" table:style-name="Táblázat78">
        <table:table-column table:style-name="Táblázat78.A"/>
        <table:table-column table:style-name="Táblázat78.B"/>
        <table:table-column table:style-name="Táblázat78.C" table:number-columns-repeated="4"/>
        <table:table-column table:style-name="Táblázat78.G"/>
        <table:table-row>
          <table:table-cell table:style-name="Táblázat78.A1" table:number-columns-spanned="7" office:value-type="string">
            <text:p text:style-name="P191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áblázat78.A2" office:value-type="string">
            <text:p text:style-name="P192">Kat</text:p>
          </table:table-cell>
          <table:table-cell table:style-name="Táblázat78.B2" office:value-type="string">
            <text:p text:style-name="P190">Struktúra</text:p>
          </table:table-cell>
          <table:table-cell table:style-name="Táblázat78.A2" office:value-type="string">
            <text:p text:style-name="P194">Pocsék</text:p>
          </table:table-cell>
          <table:table-cell table:style-name="Táblázat78.A2" office:value-type="string">
            <text:p text:style-name="P193">Gyenge munka</text:p>
          </table:table-cell>
          <table:table-cell table:style-name="Táblázat78.A2" office:value-type="string">
            <text:p text:style-name="P194">Átlagos</text:p>
          </table:table-cell>
          <table:table-cell table:style-name="Táblázat78.A2" office:value-type="string">
            <text:p text:style-name="P194">Jó munka</text:p>
          </table:table-cell>
          <table:table-cell table:style-name="Táblázat78.G2" office:value-type="string">
            <text:p text:style-name="P194">Mestermunka</text:p>
          </table:table-cell>
        </table:table-row>
        <table:table-row>
          <table:table-cell table:style-name="Táblázat78.A2" office:value-type="string">
            <text:p text:style-name="P190">I.</text:p>
          </table:table-cell>
          <table:table-cell table:style-name="Táblázat78.B3" office:value-type="string">
            <text:p text:style-name="P190">Nem merev, nem fém</text:p>
          </table:table-cell>
          <table:table-cell table:style-name="Táblázat78.A2" office:value-type="string">
            <text:p text:style-name="P196">3</text:p>
          </table:table-cell>
          <table:table-cell table:style-name="Táblázat78.A2" office:value-type="string">
            <text:p text:style-name="P196">2</text:p>
          </table:table-cell>
          <table:table-cell table:style-name="Táblázat78.A2" office:value-type="string">
            <text:p text:style-name="P196">1</text:p>
          </table:table-cell>
          <table:table-cell table:style-name="Táblázat78.A2" office:value-type="string">
            <text:p text:style-name="P196">0,5</text:p>
          </table:table-cell>
          <table:table-cell table:style-name="Táblázat78.G2" office:value-type="string">
            <text:p text:style-name="P196">-</text:p>
          </table:table-cell>
        </table:table-row>
        <table:table-row>
          <table:table-cell table:style-name="Táblázat78.A2" office:value-type="string">
            <text:p text:style-name="P190">II.</text:p>
          </table:table-cell>
          <table:table-cell table:style-name="Táblázat78.B3" office:value-type="string">
            <text:p text:style-name="P190">Nem merev, fém</text:p>
          </table:table-cell>
          <table:table-cell table:style-name="Táblázat78.A2" office:value-type="string">
            <text:p text:style-name="P196">4</text:p>
          </table:table-cell>
          <table:table-cell table:style-name="Táblázat78.A2" office:value-type="string">
            <text:p text:style-name="P196">3</text:p>
          </table:table-cell>
          <table:table-cell table:style-name="Táblázat78.A2" office:value-type="string">
            <text:p text:style-name="P196">2</text:p>
          </table:table-cell>
          <table:table-cell table:style-name="Táblázat78.A2" office:value-type="string">
            <text:p text:style-name="P196">1</text:p>
          </table:table-cell>
          <table:table-cell table:style-name="Táblázat78.G2" office:value-type="string">
            <text:p text:style-name="P196">0,5</text:p>
          </table:table-cell>
        </table:table-row>
        <table:table-row>
          <table:table-cell table:style-name="Táblázat78.A2" office:value-type="string">
            <text:p text:style-name="P190">III.</text:p>
          </table:table-cell>
          <table:table-cell table:style-name="Táblázat78.B3" office:value-type="string">
            <text:p text:style-name="P190">Merev, fém</text:p>
          </table:table-cell>
          <table:table-cell table:style-name="Táblázat78.A2" office:value-type="string">
            <text:p text:style-name="P196">5</text:p>
          </table:table-cell>
          <table:table-cell table:style-name="Táblázat78.A2" office:value-type="string">
            <text:p text:style-name="P196">4</text:p>
          </table:table-cell>
          <table:table-cell table:style-name="Táblázat78.A2" office:value-type="string">
            <text:p text:style-name="P196">3</text:p>
          </table:table-cell>
          <table:table-cell table:style-name="Táblázat78.A2" office:value-type="string">
            <text:p text:style-name="P196">2</text:p>
          </table:table-cell>
          <table:table-cell table:style-name="Táblázat78.G2" office:value-type="string">
            <text:p text:style-name="P196">1</text:p>
          </table:table-cell>
        </table:table-row>
      </table:table>
      <text:p text:style-name="P66"/>
      <table:table table:name="Táblázat80" table:style-name="Táblázat80">
        <table:table-column table:style-name="Táblázat80.A"/>
        <table:table-column table:style-name="Táblázat80.B"/>
        <table:table-column table:style-name="Táblázat80.C" table:number-columns-repeated="4"/>
        <table:table-column table:style-name="Táblázat80.G"/>
        <table:table-row>
          <table:table-cell table:style-name="Táblázat80.A1" office:value-type="string">
            <text:p text:style-name="P190"/>
          </table:table-cell>
          <table:table-cell table:style-name="Táblázat80.B1" office:value-type="string">
            <text:p text:style-name="P195">Ár szorzó (kidolgozottság)</text:p>
          </table:table-cell>
          <table:table-cell table:style-name="Táblázat80.A1" office:value-type="string">
            <text:p text:style-name="P194">x 0,1</text:p>
          </table:table-cell>
          <table:table-cell table:style-name="Táblázat80.A1" office:value-type="string">
            <text:p text:style-name="P194">X 0,5</text:p>
          </table:table-cell>
          <table:table-cell table:style-name="Táblázat80.A1" office:value-type="string">
            <text:p text:style-name="P194">-</text:p>
          </table:table-cell>
          <table:table-cell table:style-name="Táblázat80.A1" office:value-type="string">
            <text:p text:style-name="P194">x 10</text:p>
          </table:table-cell>
          <table:table-cell table:style-name="Táblázat80.G1" office:value-type="string">
            <text:p text:style-name="P194">x 100</text:p>
          </table:table-cell>
        </table:table-row>
      </table:table>
      <text:p text:style-name="Text_20_body"/>
      <text:h text:style-name="Heading_20_2" text:outline-level="2">Fém vértek alapanyagai</text:h>
      <text:p text:style-name="Text_20_body">A különböző fém ötvözetek alapanyagai változtathatnak az SFÉ és MGT értékeken. Amihez viszonyítunk az alaphelyzetben az acél.</text:p>
      <table:table table:name="Táblázat81" table:style-name="Táblázat81">
        <table:table-column table:style-name="Táblázat81.A"/>
        <table:table-column table:style-name="Táblázat81.B"/>
        <table:table-column table:style-name="Táblázat81.C"/>
        <table:table-column table:style-name="Táblázat81.D"/>
        <table:table-row>
          <table:table-cell table:style-name="Táblázat81.A1" office:value-type="string">
            <text:p text:style-name="P74"/>
          </table:table-cell>
          <table:table-cell table:style-name="Táblázat81.A1" office:value-type="string">
            <text:p text:style-name="P75">SFÉ</text:p>
          </table:table-cell>
          <table:table-cell table:style-name="Táblázat81.A1" office:value-type="string">
            <text:p text:style-name="P75">Alap MGT</text:p>
          </table:table-cell>
          <table:table-cell table:style-name="Táblázat81.D1" office:value-type="string">
            <text:p text:style-name="P75">Ár </text:p>
            <text:p text:style-name="P75">(anyag-szorzó)</text:p>
          </table:table-cell>
        </table:table-row>
        <table:table-row>
          <table:table-cell table:style-name="Táblázat81.A2" office:value-type="string">
            <text:p text:style-name="P74">Acél</text:p>
          </table:table-cell>
          <table:table-cell table:style-name="Táblázat81.A2" office:value-type="string">
            <text:p text:style-name="P75">+0</text:p>
          </table:table-cell>
          <table:table-cell table:style-name="Táblázat81.A2" office:value-type="string">
            <text:p text:style-name="P75">+0</text:p>
          </table:table-cell>
          <table:table-cell table:style-name="Táblázat81.D2" office:value-type="string">
            <text:p text:style-name="P75">1x</text:p>
          </table:table-cell>
        </table:table-row>
        <table:table-row>
          <table:table-cell table:style-name="Táblázat81.A2" office:value-type="string">
            <text:p text:style-name="P74">Bronz</text:p>
          </table:table-cell>
          <table:table-cell table:style-name="Táblázat81.B3" office:value-type="string">
            <text:p text:style-name="P75">-3</text:p>
          </table:table-cell>
          <table:table-cell table:style-name="Táblázat81.B3" office:value-type="string">
            <text:p text:style-name="P75">+6</text:p>
          </table:table-cell>
          <table:table-cell table:style-name="Táblázat81.D3" office:value-type="string">
            <text:p text:style-name="P75">0,5x</text:p>
          </table:table-cell>
        </table:table-row>
        <table:table-row>
          <table:table-cell table:style-name="Táblázat81.A2" office:value-type="string">
            <text:p text:style-name="P74">Abbitacél</text:p>
          </table:table-cell>
          <table:table-cell table:style-name="Táblázat81.A2" office:value-type="string">
            <text:p text:style-name="P75">+2</text:p>
          </table:table-cell>
          <table:table-cell table:style-name="Táblázat81.B3" office:value-type="string">
            <text:p text:style-name="P75">- ?</text:p>
          </table:table-cell>
          <table:table-cell table:style-name="Táblázat81.D2" office:value-type="string">
            <text:p text:style-name="P75">10x</text:p>
          </table:table-cell>
        </table:table-row>
        <table:table-row>
          <table:table-cell table:style-name="Táblázat81.A2" office:value-type="string">
            <text:p text:style-name="P74">Mithrill</text:p>
          </table:table-cell>
          <table:table-cell table:style-name="Táblázat81.A2" office:value-type="string">
            <text:p text:style-name="P75">+5</text:p>
          </table:table-cell>
          <table:table-cell table:style-name="Táblázat81.B3" office:value-type="string">
            <text:p text:style-name="P75">-?</text:p>
          </table:table-cell>
          <table:table-cell table:style-name="Táblázat81.D2" office:value-type="string">
            <text:p text:style-name="P75">100x</text:p>
          </table:table-cell>
        </table:table-row>
        <table:table-row>
          <table:table-cell table:style-name="Táblázat81.A2" office:value-type="string">
            <text:p text:style-name="P74">Lunír</text:p>
          </table:table-cell>
          <table:table-cell table:style-name="Táblázat81.A2" office:value-type="string">
            <text:p text:style-name="P75">+ ?</text:p>
          </table:table-cell>
          <table:table-cell table:style-name="Táblázat81.B3" office:value-type="string">
            <text:p text:style-name="P75">- ?</text:p>
          </table:table-cell>
          <table:table-cell table:style-name="Táblázat81.D2" office:value-type="string">
            <text:p text:style-name="P75">?</text:p>
          </table:table-cell>
        </table:table-row>
      </table:table>
      <text:h text:style-name="Heading_20_2" text:outline-level="2">Páncél Ára</text:h>
      <text:p text:style-name="Text_20_body">A páncél teljes árát a következőképpen kaphatjuk meg: </text:p>
      <text:p text:style-name="P5">Teljes ár = (Mellvért ár) + (Csatolt tagok ára)</text:p>
      <text:p text:style-name="Text_20_body"><text:soft-page-break/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34397693" text:style-name="L31">
        <text:list-item>
          <text:p text:style-name="P248">a mellvért-darab árát az SFÉ táblázatban találjuk (%). Anyagminőségtől is függ.</text:p>
        </text:list-item>
        <text:list-item>
          <text:p text:style-name="P248">a kidolgozottságból adódó szorzót az előző táblázat tartalmazza. Ha jobb a kidolgozottság, drágább a páncél – ez érthető.</text:p>
        </text:list-item>
        <text:list-item>
          <text:p text:style-name="P248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5">Csatolt tagok ára</text:p>
      <text:p text:style-name="Text_20_body">A plusz csatolt tagok egyenként a mellvért-darab 1/5-ét érik, azaz egy teljes vért a mellvért-darab árának pont a kétszerese.</text:p>
      <text:p text:style-name="P5">Csatolt tagok ára = 1/5 <text:s/>x (Mellvért ár) x (Csatolt tagok db)</text:p>
      <text:p text:style-name="P14">(a „Csatolt tagok db”-ba itt nem számít bele a Mellvért-darab!)</text:p>
      <text:h text:style-name="Heading_20_2" text:outline-level="2">Példa egy páncél leírására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2" text:outline-level="2">Erő bónusz MGT-re</text:h>
      <text:p text:style-name="P9">Aki erősebb, azt kevésbé korlátozza egy nehezebb páncél.</text:p>
      <table:table table:name="Táblázat82" table:style-name="Táblázat82">
        <table:table-column table:style-name="Táblázat82.A"/>
        <table:table-row>
          <table:table-cell table:style-name="Táblázat82.A1" office:value-type="string">
            <text:p text:style-name="P67">A hordott páncél MGT-je a karakter Erő tulajdonságának kétszeresével csökken</text:p>
            <text:p text:style-name="P68">(ha az Erő 0 alatti, akkor értelemszerűen nő az MGT)</text:p>
          </table:table-cell>
        </table:table-row>
      </table:table>
      <text:h text:style-name="Heading_20_2" text:outline-level="2">Erő követelmény MGT-re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>
          <table:table-cell table:style-name="Erő_5f_követelmény.A1" office:value-type="string">
            <text:p text:style-name="P79">Full MGT</text:p>
          </table:table-cell>
          <table:table-cell table:style-name="Erő_5f_követelmény.B1" office:value-type="string">
            <text:p text:style-name="P79">Erő követelmény</text:p>
          </table:table-cell>
        </table:table-row>
        <table:table-row>
          <table:table-cell table:style-name="Erő_5f_követelmény.A2" office:value-type="string">
            <text:p text:style-name="P79">10-20</text:p>
          </table:table-cell>
          <table:table-cell table:style-name="Erő_5f_követelmény.B2" office:value-type="string">
            <text:p text:style-name="P79">+1</text:p>
          </table:table-cell>
        </table:table-row>
        <table:table-row>
          <table:table-cell table:style-name="Erő_5f_követelmény.A2" office:value-type="string">
            <text:p text:style-name="P79">21-30</text:p>
          </table:table-cell>
          <table:table-cell table:style-name="Erő_5f_követelmény.B2" office:value-type="string">
            <text:p text:style-name="P79">+2</text:p>
          </table:table-cell>
        </table:table-row>
        <table:table-row>
          <table:table-cell table:style-name="Erő_5f_követelmény.A2" office:value-type="string">
            <text:p text:style-name="P79">31-40</text:p>
          </table:table-cell>
          <table:table-cell table:style-name="Erő_5f_követelmény.B2" office:value-type="string">
            <text:p text:style-name="P79">+3</text:p>
          </table:table-cell>
        </table:table-row>
        <table:table-row>
          <table:table-cell table:style-name="Erő_5f_követelmény.A2" office:value-type="string">
            <text:p text:style-name="P79">41-50</text:p>
          </table:table-cell>
          <table:table-cell table:style-name="Erő_5f_követelmény.B2" office:value-type="string">
            <text:p text:style-name="P79">+4</text:p>
          </table:table-cell>
        </table:table-row>
      </table:table>
      <text:h text:style-name="Heading_20_2" text:outline-level="2">Rossz méretű vért viselése</text:h>
      <text:p text:style-name="Text_20_body">Ha nem passzol a vért, a KM az adott karakter számára a „Vért megmunkálásának” <text:s/>értékét tetszés szerint leronthatja. </text:p>
      <text:h text:style-name="Heading_20_2" text:outline-level="2">Egydarabos tag viselése</text:h>
      <text:p text:style-name="Text_20_body">Jellemzően az alkarvédőkre gondolunk itt, melyek nem kapcsolódnak más tagokhoz.</text:p>
      <text:p text:style-name="P57">Vértviselet fortély nem mérsékli MGT hatásukat!</text:p>
      <text:p text:style-name="P54">Használatukról a „Hárítófegyver használat” fortély ad útmutatást.</text:p>
      <text:h text:style-name="Heading_20_2" text:outline-level="2">Sérült vért javítása és MGT módosító hatása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Text_20_body">Ha megsérül a vért, az bizony előbb-utóbb akadályozni fog a mozgásban.</text:p>
      <text:h text:style-name="Heading_20_2" text:outline-level="2">Példa átlagos páncélra</text:h>
      <text:p text:style-name="P99">MGT</text:p>
      <text:p text:style-name="P100"><text:soft-page-break/><text:span text:style-name="T109">→ </text:span>Sodronying, gyenge kidolgozottságú (nem az alapanyag, az elkészítés gyenge!)</text:p>
      <text:p text:style-name="P100"><text:span text:style-name="T109">→ </text:span>Védett terület: mellkas, felkar, alkarok, combok (összesen: 4 tag).</text:p>
      <text:p text:style-name="P100"><text:span text:style-name="T109">→ </text:span>Alap MGT: 15 (Sodrony)</text:p>
      <text:p text:style-name="P100"><text:span text:style-name="T109">→ </text:span>Nem merev, fém (II.kat) / Gyenge munka <text:s/><text:bookmark-start text:name="DDE_LINK1"/><text:span text:style-name="T109">→</text:span><text:bookmark-end text:name="DDE_LINK1"/><text:span text:style-name="T112"> </text:span><text:s/>+3 MGT / tag <text:s text:c="2"/>(<text:span text:style-name="T13">Kidolgozottság</text:span>)</text:p>
      <text:p text:style-name="P100"><text:span text:style-name="T109">→ </text:span>Karakter Erő tulajdonsága legyen: +2 <text:s/><text:span text:style-name="T109">→ </text:span>(2 x 2 = 4 jön le)</text:p>
      <text:p text:style-name="P100">Összesen tehát: 15 + (4 x 3) <text:s/>- (2 x 2) = 23 MGT</text:p>
      <text:p text:style-name="P99">SFÉ</text:p>
      <text:p text:style-name="P100"><text:span text:style-name="T109">→ </text:span>Alapanyag minősége átlagos (nincs SFÉ módosulás)</text:p>
      <text:p text:style-name="P101"><text:span text:style-name="T109">→</text:span> Acélból van: (nincs SFÉ módosulás)</text:p>
      <text:p text:style-name="P100"><text:span text:style-name="T110">→ </text:span><text:span text:style-name="T72">Alap SFÉ: 12 / 9 / 4</text:span></text:p>
      <text:p text:style-name="P100"><text:span text:style-name="T109">→</text:span> Összesen: 12 / 9 / 4 SFÉ</text:p>
      <text:p text:style-name="P99">Ár</text:p>
      <text:p text:style-name="P100"><text:span text:style-name="T109">→ </text:span>Alap: 100% (sodrony, átlagos anyag), de a kidolgozottság „gyenge” (0,5x) <text:s/><text:span text:style-name="T109">→</text:span> Mellvért ár : 50% <text:s/></text:p>
      <text:p text:style-name="P100"><text:span text:style-name="T109">→ </text:span>Így 1db tag ára: (50/ 5) = 10%</text:p>
      <text:p text:style-name="P100"><text:span text:style-name="T109">→ </text:span>Végleges ár: <text:s/>50% + (3 x 10%) = 80 % <text:s text:c="2"/></text:p>
      <text:p text:style-name="P100">(csak 3 taggal szoroztunk, mert a mellvért-darabot már beleszámoltuk!)</text:p>
      <text:h text:style-name="Heading_20_2" text:outline-level="2">Vértviselet fortély</text:h>
      <text:p text:style-name="Text_20_body">Ennek a fortélynak az ismerete csökkenti az MGT okozta levonások hatását.</text:p>
      <text:p text:style-name="Text_20_body"><text:span text:style-name="T6">1.fok:</text:span> -15 MGT</text:p>
      <text:p text:style-name="Text_20_body"><text:span text:style-name="T6">2.fok:</text:span> -30 MGT</text:p>
      <text:p text:style-name="Text_20_body"><text:span text:style-name="T6">3.fok:</text:span> -45 MGT</text:p>
      <text:list xml:id="list34370532" text:style-name="L32">
        <text:list-item>
          <text:p text:style-name="P249">Mellvértnél: +5 VÉ</text:p>
        </text:list-item>
        <text:list-item>
          <text:p text:style-name="P249">Full vértnél: +10 VÉ</text:p>
        </text:list-item>
      </text:list>
      <text:p text:style-name="P41">A Tulajdonság- és Képzettségpróbáknál is csökkenjen a büntetés? </text:p>
      <text:p text:style-name="P39"/>
      <text:p text:style-name="P39"/>
      <text:p text:style-name="P22"/>
      <text:p text:style-name="P17">--</text:p>
      <text:p text:style-name="P18">Creative Commons License</text:p>
      <text:p text:style-name="P16"><text:span text:style-name="T66">Ezen dokumentum maga, továbbá részletei, vagy másolatai kizárólag a Creative Commons <text:s/>„Nevezd meg!-Ne add el!-Így add tovább! 2.5 Magyarország” </text:span><text:span text:style-name="_5b_RPG_5d__20_Áthúzott"><text:span text:style-name="T65">Licenc feltételeinek megfelelően használható fel</text:span></text:span><text:span text:style-name="_5b_RPG_5d__20_Áthúzott"><text:span text:style-name="T61">. </text:span></text:span></text:p>
      <text:p text:style-name="P16"><text:span text:style-name="_5b_RPG_5d__20_Áthúzott"><text:span text:style-name="T62">Ailtas, 2008 </text:span></text:span></text:p>
      <text:p text:style-name="P16"><text:span text:style-name="_5b_RPG_5d__20_Áthúzott"><text:span text:style-name="T63">(</text:span></text:span><text:span text:style-name="_5b_RPG_5d__20_Áthúzott"><text:span text:style-name="T64">CC</text:span></text:span><text:span text:style-name="_5b_RPG_5d__20_Áthúzott"><text:span text:style-name="T63">(BY-NC-SA))</text:span></text:span><text:span text:style-name="_5b_RPG_5d__20_Áthúzott"><text:span text:style-name="T62"> Fekete Bálint, 2008</text:span></text:span></text:p>
      <text:p text:style-name="P16"><text:span text:style-name="_5b_RPG_5d__20_Áthúzott"><text:span text:style-name="T62">--</text:span></text:span></text:p>
      <text:p text:style-name="P16"><text:span text:style-name="_5b_RPG_5d__20_Áthúzott"><text:span text:style-name="T6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1" svg:font-family="FreeSerif" style:font-adornments="Dőlt" style:font-pitch="variable"/>
    <style:font-face style:name="FreeSerif4" svg:font-family="FreeSerif" style:font-adornments="Félkövér" style:font-pitch="variable"/>
    <style:font-face style:name="FreeSerif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 cursiva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Dőlt" style:font-family-generic="swiss" style:font-pitch="variable"/>
    <style:font-face style:name="DejaVu Sans2" svg:font-family="'DejaVu Sans'" style:font-adornments="Általános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Nimbus Roman No9 L1" fo:font-size="11pt" fo:font-style="normal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99cm" fo:margin-bottom="0.499cm" style:page-number="auto" fo:break-before="auto" fo:break-after="auto" fo:background-color="transparent" style:shadow="#808080 0.049cm 0.049cm">
        <style:tab-stops/>
        <style:drop-cap/>
        <style:background-image/>
      </style:paragraph-properties>
      <style:text-properties fo:font-variant="normal" fo:text-transform="none" fo:color="#000000" style:font-name="Arial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319cm" fo:margin-bottom="0.21cm" style:page-number="auto" fo:break-before="auto" fo:break-after="auto" fo:background-color="transparent" style:shadow="#c0c0c0 0.049cm 0.049cm">
        <style:tab-stops/>
        <style:background-image/>
      </style:paragraph-properties>
      <style:text-properties style:font-name="Berylium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1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1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2" style:display-name="RTF_Num 2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3" style:display-name="RTF_Num 2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4" style:display-name="RTF_Num 2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5" style:display-name="RTF_Num 2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6" style:display-name="RTF_Num 2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7" style:display-name="RTF_Num 2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8" style:display-name="RTF_Num 2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9" style:display-name="RTF_Num 2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10" style:display-name="RTF_Num 2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>
        <style:list-level-properties/>
      </text:outline-level-style>
      <text:outline-level-style text:level="7" style:num-suffix=". " style:num-format="1" text:display-levels="7">
        <style:list-level-properties/>
      </text:outline-level-style>
      <text:outline-level-style text:level="8" style:num-suffix=". " style:num-format="1" text:display-levels="8">
        <style:list-level-properties/>
      </text:outline-level-style>
      <text:outline-level-style text:level="9" style:num-suffix=". " style:num-format="1" text:display-levels="9">
        <style:list-level-properties/>
      </text:outline-level-style>
      <text:outline-level-style text:level="10" style:num-suffix=".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min-label-width="0.139cm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6.35cm" text:min-label-width="0.635cm"/>
        <style:text-properties style:font-name="StarSymbol1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15cm" fo:margin-bottom="0.758cm" fo:margin-left="2cm" fo:margin-right="1.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M100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km100 szabályrendszer</dc:title>
    <dc:subject>karakteralkotás táblázatok</dc:subject>
    <dc:creator>Bálint Fekete</dc:creator>
    <dc:date>2009-03-09T14:57:29.62</dc:date>
    <meta:editing-cycles>14</meta:editing-cycles>
    <meta:editing-duration>PT02H13M56S</meta:editing-duration>
    <meta:document-statistic meta:table-count="33" meta:image-count="0" meta:object-count="0" meta:page-count="32" meta:paragraph-count="1427" meta:word-count="7750" meta:character-count="52321"/>
    <meta:user-defined meta:name="Info 1"/>
    <meta:user-defined meta:name="Info 2"/>
    <meta:user-defined meta:name="Info 3"/>
    <meta:user-defined meta:name="Info 4"/>
  </office:meta>
</office:document-meta>
</file>